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360">
            <text:p>360</text:p>
          </table:table-cell>
          <table:table-cell office:value-type="float" office:value="0.0001299">
            <text:p>0,0001299</text:p>
          </table:table-cell>
          <table:table-cell office:value-type="float" office:value="0.000003917">
            <text:p>0,000003917</text:p>
          </table:table-cell>
          <table:table-cell office:value-type="float" office:value="0.0006061">
            <text:p>0,0006061</text:p>
          </table:table-cell>
          <table:table-cell table:number-columns-repeated="2"/>
          <table:table-cell office:value-type="float" office:value="360">
            <text:p>360</text:p>
          </table:table-cell>
          <table:table-cell office:value-type="float" office:value="0.0006061">
            <text:p>0,0006061</text:p>
          </table:table-cell>
          <table:table-cell table:number-columns-repeated="3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000145847">
            <text:p>0,000145847</text:p>
          </table:table-cell>
          <table:table-cell office:value-type="float" office:value="0.000004393581">
            <text:p>0,000004393581</text:p>
          </table:table-cell>
          <table:table-cell office:value-type="float" office:value="0.0006808792">
            <text:p>0,0006808792</text:p>
          </table:table-cell>
          <table:table-cell table:number-columns-repeated="2"/>
          <table:table-cell office:value-type="float" office:value="361">
            <text:p>361</text:p>
          </table:table-cell>
          <table:table-cell office:value-type="float" office:value="0.0006808792">
            <text:p>0,0006808792</text:p>
          </table:table-cell>
          <table:table-cell table:number-columns-repeated="3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0001638021">
            <text:p>0,0001638021</text:p>
          </table:table-cell>
          <table:table-cell office:value-type="float" office:value="0.000004929604">
            <text:p>0,000004929604</text:p>
          </table:table-cell>
          <table:table-cell office:value-type="float" office:value="0.0007651456">
            <text:p>0,0007651456</text:p>
          </table:table-cell>
          <table:table-cell table:number-columns-repeated="2"/>
          <table:table-cell office:value-type="float" office:value="362">
            <text:p>362</text:p>
          </table:table-cell>
          <table:table-cell office:value-type="float" office:value="0.0007651456">
            <text:p>0,0007651456</text:p>
          </table:table-cell>
          <table:table-cell table:number-columns-repeated="3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001840037">
            <text:p>0,0001840037</text:p>
          </table:table-cell>
          <table:table-cell office:value-type="float" office:value="0.000005532136">
            <text:p>0,000005532136</text:p>
          </table:table-cell>
          <table:table-cell office:value-type="float" office:value="0.0008600124">
            <text:p>0,0008600124</text:p>
          </table:table-cell>
          <table:table-cell table:number-columns-repeated="2"/>
          <table:table-cell office:value-type="float" office:value="363">
            <text:p>363</text:p>
          </table:table-cell>
          <table:table-cell office:value-type="float" office:value="0.0008600124">
            <text:p>0,0008600124</text:p>
          </table:table-cell>
          <table:table-cell table:number-columns-repeated="3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002066902">
            <text:p>0,0002066902</text:p>
          </table:table-cell>
          <table:table-cell office:value-type="float" office:value="0.000006208245">
            <text:p>0,000006208245</text:p>
          </table:table-cell>
          <table:table-cell office:value-type="float" office:value="0.0009665928">
            <text:p>0,0009665928</text:p>
          </table:table-cell>
          <table:table-cell table:number-columns-repeated="2"/>
          <table:table-cell office:value-type="float" office:value="364">
            <text:p>364</text:p>
          </table:table-cell>
          <table:table-cell office:value-type="float" office:value="0.0009665928">
            <text:p>0,0009665928</text:p>
          </table:table-cell>
          <table:table-cell table:number-columns-repeated="3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002321">
            <text:p>0,0002321</text:p>
          </table:table-cell>
          <table:table-cell office:value-type="float" office:value="0.000006965">
            <text:p>0,000006965</text:p>
          </table:table-cell>
          <table:table-cell office:value-type="float" office:value="0.001086">
            <text:p>0,001086</text:p>
          </table:table-cell>
          <table:table-cell table:number-columns-repeated="2"/>
          <table:table-cell office:value-type="float" office:value="365">
            <text:p>365</text:p>
          </table:table-cell>
          <table:table-cell office:value-type="float" office:value="0.001086">
            <text:p>0,001086</text:p>
          </table:table-cell>
          <table:table-cell table:number-columns-repeated="2"/>
          <table:table-cell>
            <draw:frame table:end-cell-address="Sheet1.T39" table:end-x="1.368cm" table:end-y="0.106cm" draw:z-index="0" draw:style-name="gr1" svg:width="19.688cm" svg:height="14.693cm" svg:x="2.003cm" svg:y="0.259cm">
              <draw:object draw:notify-on-update-of-ranges="Sheet1.A1:Sheet1.A471 Sheet1.B1:Sheet1.B471 Sheet1.A1:Sheet1.A471 Sheet1.C1:Sheet1.C471 Sheet1.A1:Sheet1.A471 Sheet1.D1:Sheet1.D47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00260728">
            <text:p>0,000260728</text:p>
          </table:table-cell>
          <table:table-cell office:value-type="float" office:value="0.000007813219">
            <text:p>0,000007813219</text:p>
          </table:table-cell>
          <table:table-cell office:value-type="float" office:value="0.001220586">
            <text:p>0,001220586</text:p>
          </table:table-cell>
          <table:table-cell table:number-columns-repeated="2"/>
          <table:table-cell office:value-type="float" office:value="366">
            <text:p>366</text:p>
          </table:table-cell>
          <table:table-cell office:value-type="float" office:value="0.001220586">
            <text:p>0,001220586</text:p>
          </table:table-cell>
          <table:table-cell table:number-columns-repeated="3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00293075">
            <text:p>0,000293075</text:p>
          </table:table-cell>
          <table:table-cell office:value-type="float" office:value="0.000008767336">
            <text:p>0,000008767336</text:p>
          </table:table-cell>
          <table:table-cell office:value-type="float" office:value="0.001372729">
            <text:p>0,001372729</text:p>
          </table:table-cell>
          <table:table-cell table:number-columns-repeated="2"/>
          <table:table-cell office:value-type="float" office:value="367">
            <text:p>367</text:p>
          </table:table-cell>
          <table:table-cell office:value-type="float" office:value="0.001372729">
            <text:p>0,001372729</text:p>
          </table:table-cell>
          <table:table-cell table:number-columns-repeated="3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00329388">
            <text:p>0,000329388</text:p>
          </table:table-cell>
          <table:table-cell office:value-type="float" office:value="0.000009839844">
            <text:p>0,000009839844</text:p>
          </table:table-cell>
          <table:table-cell office:value-type="float" office:value="0.001543579">
            <text:p>0,001543579</text:p>
          </table:table-cell>
          <table:table-cell table:number-columns-repeated="2"/>
          <table:table-cell office:value-type="float" office:value="368">
            <text:p>368</text:p>
          </table:table-cell>
          <table:table-cell office:value-type="float" office:value="0.001543579">
            <text:p>0,001543579</text:p>
          </table:table-cell>
          <table:table-cell table:number-columns-repeated="3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00369914">
            <text:p>0,000369914</text:p>
          </table:table-cell>
          <table:table-cell office:value-type="float" office:value="0.00001104323">
            <text:p>0,00001104323</text:p>
          </table:table-cell>
          <table:table-cell office:value-type="float" office:value="0.001734286">
            <text:p>0,001734286</text:p>
          </table:table-cell>
          <table:table-cell table:number-columns-repeated="2"/>
          <table:table-cell office:value-type="float" office:value="369">
            <text:p>369</text:p>
          </table:table-cell>
          <table:table-cell office:value-type="float" office:value="0.001734286">
            <text:p>0,001734286</text:p>
          </table:table-cell>
          <table:table-cell table:number-columns-repeated="3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004149">
            <text:p>0,0004149</text:p>
          </table:table-cell>
          <table:table-cell office:value-type="float" office:value="0.00001239">
            <text:p>0,00001239</text:p>
          </table:table-cell>
          <table:table-cell office:value-type="float" office:value="0.001946">
            <text:p>0,001946</text:p>
          </table:table-cell>
          <table:table-cell table:number-columns-repeated="2"/>
          <table:table-cell office:value-type="float" office:value="370">
            <text:p>370</text:p>
          </table:table-cell>
          <table:table-cell office:value-type="float" office:value="0.001946">
            <text:p>0,001946</text:p>
          </table:table-cell>
          <table:table-cell table:number-columns-repeated="3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004641587">
            <text:p>0,0004641587</text:p>
          </table:table-cell>
          <table:table-cell office:value-type="float" office:value="0.00001388641">
            <text:p>0,00001388641</text:p>
          </table:table-cell>
          <table:table-cell office:value-type="float" office:value="0.002177777">
            <text:p>0,002177777</text:p>
          </table:table-cell>
          <table:table-cell table:number-columns-repeated="2"/>
          <table:table-cell office:value-type="float" office:value="371">
            <text:p>371</text:p>
          </table:table-cell>
          <table:table-cell office:value-type="float" office:value="0.002177777">
            <text:p>0,002177777</text:p>
          </table:table-cell>
          <table:table-cell table:number-columns-repeated="3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00518986">
            <text:p>0,000518986</text:p>
          </table:table-cell>
          <table:table-cell office:value-type="float" office:value="0.00001555728">
            <text:p>0,00001555728</text:p>
          </table:table-cell>
          <table:table-cell office:value-type="float" office:value="0.002435809">
            <text:p>0,002435809</text:p>
          </table:table-cell>
          <table:table-cell table:number-columns-repeated="2"/>
          <table:table-cell office:value-type="float" office:value="372">
            <text:p>372</text:p>
          </table:table-cell>
          <table:table-cell office:value-type="float" office:value="0.002435809">
            <text:p>0,002435809</text:p>
          </table:table-cell>
          <table:table-cell table:number-columns-repeated="3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00581854">
            <text:p>0,000581854</text:p>
          </table:table-cell>
          <table:table-cell office:value-type="float" office:value="0.00001744296">
            <text:p>0,00001744296</text:p>
          </table:table-cell>
          <table:table-cell office:value-type="float" office:value="0.002731953">
            <text:p>0,002731953</text:p>
          </table:table-cell>
          <table:table-cell table:number-columns-repeated="2"/>
          <table:table-cell office:value-type="float" office:value="373">
            <text:p>373</text:p>
          </table:table-cell>
          <table:table-cell office:value-type="float" office:value="0.002731953">
            <text:p>0,002731953</text:p>
          </table:table-cell>
          <table:table-cell table:number-columns-repeated="3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006552347">
            <text:p>0,0006552347</text:p>
          </table:table-cell>
          <table:table-cell office:value-type="float" office:value="0.00001958375">
            <text:p>0,00001958375</text:p>
          </table:table-cell>
          <table:table-cell office:value-type="float" office:value="0.003078064">
            <text:p>0,003078064</text:p>
          </table:table-cell>
          <table:table-cell table:number-columns-repeated="2"/>
          <table:table-cell office:value-type="float" office:value="374">
            <text:p>374</text:p>
          </table:table-cell>
          <table:table-cell office:value-type="float" office:value="0.003078064">
            <text:p>0,003078064</text:p>
          </table:table-cell>
          <table:table-cell table:number-columns-repeated="3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007416">
            <text:p>0,0007416</text:p>
          </table:table-cell>
          <table:table-cell office:value-type="float" office:value="0.00002202">
            <text:p>0,00002202</text:p>
          </table:table-cell>
          <table:table-cell office:value-type="float" office:value="0.003486">
            <text:p>0,003486</text:p>
          </table:table-cell>
          <table:table-cell table:number-columns-repeated="2"/>
          <table:table-cell office:value-type="float" office:value="375">
            <text:p>375</text:p>
          </table:table-cell>
          <table:table-cell office:value-type="float" office:value="0.003486">
            <text:p>0,003486</text:p>
          </table:table-cell>
          <table:table-cell table:number-columns-repeated="3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008450296">
            <text:p>0,0008450296</text:p>
          </table:table-cell>
          <table:table-cell office:value-type="float" office:value="0.00002483965">
            <text:p>0,00002483965</text:p>
          </table:table-cell>
          <table:table-cell office:value-type="float" office:value="0.003975227">
            <text:p>0,003975227</text:p>
          </table:table-cell>
          <table:table-cell table:number-columns-repeated="2"/>
          <table:table-cell office:value-type="float" office:value="376">
            <text:p>376</text:p>
          </table:table-cell>
          <table:table-cell office:value-type="float" office:value="0.003975227">
            <text:p>0,003975227</text:p>
          </table:table-cell>
          <table:table-cell table:number-columns-repeated="3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009645268">
            <text:p>0,0009645268</text:p>
          </table:table-cell>
          <table:table-cell office:value-type="float" office:value="0.00002804126">
            <text:p>0,00002804126</text:p>
          </table:table-cell>
          <table:table-cell office:value-type="float" office:value="0.00454088">
            <text:p>0,00454088</text:p>
          </table:table-cell>
          <table:table-cell table:number-columns-repeated="2"/>
          <table:table-cell office:value-type="float" office:value="377">
            <text:p>377</text:p>
          </table:table-cell>
          <table:table-cell office:value-type="float" office:value="0.00454088">
            <text:p>0,00454088</text:p>
          </table:table-cell>
          <table:table-cell table:number-columns-repeated="3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01094949">
            <text:p>0,001094949</text:p>
          </table:table-cell>
          <table:table-cell office:value-type="float" office:value="0.00003153104">
            <text:p>0,00003153104</text:p>
          </table:table-cell>
          <table:table-cell office:value-type="float" office:value="0.00515832">
            <text:p>0,00515832</text:p>
          </table:table-cell>
          <table:table-cell table:number-columns-repeated="2"/>
          <table:table-cell office:value-type="float" office:value="378">
            <text:p>378</text:p>
          </table:table-cell>
          <table:table-cell office:value-type="float" office:value="0.00515832">
            <text:p>0,00515832</text:p>
          </table:table-cell>
          <table:table-cell table:number-columns-repeated="3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01231154">
            <text:p>0,001231154</text:p>
          </table:table-cell>
          <table:table-cell office:value-type="float" office:value="0.00003521521">
            <text:p>0,00003521521</text:p>
          </table:table-cell>
          <table:table-cell office:value-type="float" office:value="0.005802907">
            <text:p>0,005802907</text:p>
          </table:table-cell>
          <table:table-cell table:number-columns-repeated="2"/>
          <table:table-cell office:value-type="float" office:value="379">
            <text:p>379</text:p>
          </table:table-cell>
          <table:table-cell office:value-type="float" office:value="0.005802907">
            <text:p>0,005802907</text:p>
          </table:table-cell>
          <table:table-cell table:number-columns-repeated="3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01368">
            <text:p>0,001368</text:p>
          </table:table-cell>
          <table:table-cell office:value-type="float" office:value="0.000039">
            <text:p>0,000039</text:p>
          </table:table-cell>
          <table:table-cell office:value-type="float" office:value="0.006450001">
            <text:p>0,006450001</text:p>
          </table:table-cell>
          <table:table-cell table:number-columns-repeated="2"/>
          <table:table-cell office:value-type="float" office:value="380">
            <text:p>380</text:p>
          </table:table-cell>
          <table:table-cell office:value-type="float" office:value="0.006450001">
            <text:p>0,006450001</text:p>
          </table:table-cell>
          <table:table-cell table:number-columns-repeated="3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0150205">
            <text:p>0,00150205</text:p>
          </table:table-cell>
          <table:table-cell office:value-type="float" office:value="0.0000428264">
            <text:p>0,0000428264</text:p>
          </table:table-cell>
          <table:table-cell office:value-type="float" office:value="0.007083216">
            <text:p>0,007083216</text:p>
          </table:table-cell>
          <table:table-cell table:number-columns-repeated="2"/>
          <table:table-cell office:value-type="float" office:value="381">
            <text:p>381</text:p>
          </table:table-cell>
          <table:table-cell office:value-type="float" office:value="0.007083216">
            <text:p>0,007083216</text:p>
          </table:table-cell>
          <table:table-cell table:number-columns-repeated="3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01642328">
            <text:p>0,001642328</text:p>
          </table:table-cell>
          <table:table-cell office:value-type="float" office:value="0.0000469146">
            <text:p>0,0000469146</text:p>
          </table:table-cell>
          <table:table-cell office:value-type="float" office:value="0.007745488">
            <text:p>0,007745488</text:p>
          </table:table-cell>
          <table:table-cell table:number-columns-repeated="2"/>
          <table:table-cell office:value-type="float" office:value="382">
            <text:p>382</text:p>
          </table:table-cell>
          <table:table-cell office:value-type="float" office:value="0.007745488">
            <text:p>0,007745488</text:p>
          </table:table-cell>
          <table:table-cell table:number-columns-repeated="3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01802382">
            <text:p>0,001802382</text:p>
          </table:table-cell>
          <table:table-cell office:value-type="float" office:value="0.0000515896">
            <text:p>0,0000515896</text:p>
          </table:table-cell>
          <table:table-cell office:value-type="float" office:value="0.008501152">
            <text:p>0,008501152</text:p>
          </table:table-cell>
          <table:table-cell table:number-columns-repeated="2"/>
          <table:table-cell office:value-type="float" office:value="383">
            <text:p>383</text:p>
          </table:table-cell>
          <table:table-cell office:value-type="float" office:value="0.008501152">
            <text:p>0,008501152</text:p>
          </table:table-cell>
          <table:table-cell table:number-columns-repeated="3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01995757">
            <text:p>0,001995757</text:p>
          </table:table-cell>
          <table:table-cell office:value-type="float" office:value="0.0000571764">
            <text:p>0,0000571764</text:p>
          </table:table-cell>
          <table:table-cell office:value-type="float" office:value="0.009414544">
            <text:p>0,009414544</text:p>
          </table:table-cell>
          <table:table-cell table:number-columns-repeated="2"/>
          <table:table-cell office:value-type="float" office:value="384">
            <text:p>384</text:p>
          </table:table-cell>
          <table:table-cell office:value-type="float" office:value="0.009414544">
            <text:p>0,009414544</text:p>
          </table:table-cell>
          <table:table-cell table:number-columns-repeated="3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02236">
            <text:p>0,002236</text:p>
          </table:table-cell>
          <table:table-cell office:value-type="float" office:value="0.000064">
            <text:p>0,000064</text:p>
          </table:table-cell>
          <table:table-cell office:value-type="float" office:value="0.01054999">
            <text:p>0,01054999</text:p>
          </table:table-cell>
          <table:table-cell table:number-columns-repeated="2"/>
          <table:table-cell office:value-type="float" office:value="385">
            <text:p>385</text:p>
          </table:table-cell>
          <table:table-cell office:value-type="float" office:value="0.01054999">
            <text:p>0,01054999</text:p>
          </table:table-cell>
          <table:table-cell table:number-columns-repeated="3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02535385">
            <text:p>0,002535385</text:p>
          </table:table-cell>
          <table:table-cell office:value-type="float" office:value="0.00007234421">
            <text:p>0,00007234421</text:p>
          </table:table-cell>
          <table:table-cell office:value-type="float" office:value="0.0119658">
            <text:p>0,0119658</text:p>
          </table:table-cell>
          <table:table-cell table:number-columns-repeated="2"/>
          <table:table-cell office:value-type="float" office:value="386">
            <text:p>386</text:p>
          </table:table-cell>
          <table:table-cell office:value-type="float" office:value="0.0119658">
            <text:p>0,0119658</text:p>
          </table:table-cell>
          <table:table-cell table:number-columns-repeated="3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02892603">
            <text:p>0,002892603</text:p>
          </table:table-cell>
          <table:table-cell office:value-type="float" office:value="0.00008221224">
            <text:p>0,00008221224</text:p>
          </table:table-cell>
          <table:table-cell office:value-type="float" office:value="0.01365587">
            <text:p>0,01365587</text:p>
          </table:table-cell>
          <table:table-cell table:number-columns-repeated="2"/>
          <table:table-cell office:value-type="float" office:value="387">
            <text:p>387</text:p>
          </table:table-cell>
          <table:table-cell office:value-type="float" office:value="0.01365587">
            <text:p>0,01365587</text:p>
          </table:table-cell>
          <table:table-cell table:number-columns-repeated="3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03300829">
            <text:p>0,003300829</text:p>
          </table:table-cell>
          <table:table-cell office:value-type="float" office:value="0.00009350816">
            <text:p>0,00009350816</text:p>
          </table:table-cell>
          <table:table-cell office:value-type="float" office:value="0.01558805">
            <text:p>0,01558805</text:p>
          </table:table-cell>
          <table:table-cell table:number-columns-repeated="2"/>
          <table:table-cell office:value-type="float" office:value="388">
            <text:p>388</text:p>
          </table:table-cell>
          <table:table-cell office:value-type="float" office:value="0.01558805">
            <text:p>0,01558805</text:p>
          </table:table-cell>
          <table:table-cell table:number-columns-repeated="3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03753236">
            <text:p>0,003753236</text:p>
          </table:table-cell>
          <table:table-cell office:value-type="float" office:value="0.0001061361">
            <text:p>0,0001061361</text:p>
          </table:table-cell>
          <table:table-cell office:value-type="float" office:value="0.01773015">
            <text:p>0,01773015</text:p>
          </table:table-cell>
          <table:table-cell table:number-columns-repeated="2"/>
          <table:table-cell office:value-type="float" office:value="389">
            <text:p>389</text:p>
          </table:table-cell>
          <table:table-cell office:value-type="float" office:value="0.01773015">
            <text:p>0,01773015</text:p>
          </table:table-cell>
          <table:table-cell table:number-columns-repeated="3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04243">
            <text:p>0,004243</text:p>
          </table:table-cell>
          <table:table-cell office:value-type="float" office:value="0.00012">
            <text:p>0,00012</text:p>
          </table:table-cell>
          <table:table-cell office:value-type="float" office:value="0.02005001">
            <text:p>0,02005001</text:p>
          </table:table-cell>
          <table:table-cell table:number-columns-repeated="2"/>
          <table:table-cell office:value-type="float" office:value="390">
            <text:p>390</text:p>
          </table:table-cell>
          <table:table-cell office:value-type="float" office:value="0.02005001">
            <text:p>0,02005001</text:p>
          </table:table-cell>
          <table:table-cell table:number-columns-repeated="3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04762389">
            <text:p>0,004762389</text:p>
          </table:table-cell>
          <table:table-cell office:value-type="float" office:value="0.000134984">
            <text:p>0,000134984</text:p>
          </table:table-cell>
          <table:table-cell office:value-type="float" office:value="0.02251136">
            <text:p>0,02251136</text:p>
          </table:table-cell>
          <table:table-cell table:number-columns-repeated="2"/>
          <table:table-cell office:value-type="float" office:value="391">
            <text:p>391</text:p>
          </table:table-cell>
          <table:table-cell office:value-type="float" office:value="0.02251136">
            <text:p>0,02251136</text:p>
          </table:table-cell>
          <table:table-cell table:number-columns-repeated="3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05330048">
            <text:p>0,005330048</text:p>
          </table:table-cell>
          <table:table-cell office:value-type="float" office:value="0.000151492">
            <text:p>0,000151492</text:p>
          </table:table-cell>
          <table:table-cell office:value-type="float" office:value="0.02520288">
            <text:p>0,02520288</text:p>
          </table:table-cell>
          <table:table-cell table:number-columns-repeated="2"/>
          <table:table-cell office:value-type="float" office:value="392">
            <text:p>392</text:p>
          </table:table-cell>
          <table:table-cell office:value-type="float" office:value="0.02520288">
            <text:p>0,02520288</text:p>
          </table:table-cell>
          <table:table-cell table:number-columns-repeated="3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05978712">
            <text:p>0,005978712</text:p>
          </table:table-cell>
          <table:table-cell office:value-type="float" office:value="0.000170208">
            <text:p>0,000170208</text:p>
          </table:table-cell>
          <table:table-cell office:value-type="float" office:value="0.02827972">
            <text:p>0,02827972</text:p>
          </table:table-cell>
          <table:table-cell table:number-columns-repeated="2"/>
          <table:table-cell office:value-type="float" office:value="393">
            <text:p>393</text:p>
          </table:table-cell>
          <table:table-cell office:value-type="float" office:value="0.02827972">
            <text:p>0,02827972</text:p>
          </table:table-cell>
          <table:table-cell table:number-columns-repeated="3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06741117">
            <text:p>0,006741117</text:p>
          </table:table-cell>
          <table:table-cell office:value-type="float" office:value="0.000191816">
            <text:p>0,000191816</text:p>
          </table:table-cell>
          <table:table-cell office:value-type="float" office:value="0.03189704">
            <text:p>0,03189704</text:p>
          </table:table-cell>
          <table:table-cell table:number-columns-repeated="2"/>
          <table:table-cell office:value-type="float" office:value="394">
            <text:p>394</text:p>
          </table:table-cell>
          <table:table-cell office:value-type="float" office:value="0.03189704">
            <text:p>0,03189704</text:p>
          </table:table-cell>
          <table:table-cell table:number-columns-repeated="3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0765">
            <text:p>0,00765</text:p>
          </table:table-cell>
          <table:table-cell office:value-type="float" office:value="0.000217">
            <text:p>0,000217</text:p>
          </table:table-cell>
          <table:table-cell office:value-type="float" office:value="0.03621">
            <text:p>0,03621</text:p>
          </table:table-cell>
          <table:table-cell table:number-columns-repeated="2"/>
          <table:table-cell office:value-type="float" office:value="395">
            <text:p>395</text:p>
          </table:table-cell>
          <table:table-cell office:value-type="float" office:value="0.03621">
            <text:p>0,03621</text:p>
          </table:table-cell>
          <table:table-cell table:number-columns-repeated="3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08751373">
            <text:p>0,008751373</text:p>
          </table:table-cell>
          <table:table-cell office:value-type="float" office:value="0.0002469067">
            <text:p>0,0002469067</text:p>
          </table:table-cell>
          <table:table-cell office:value-type="float" office:value="0.04143771">
            <text:p>0,04143771</text:p>
          </table:table-cell>
          <table:table-cell table:number-columns-repeated="2"/>
          <table:table-cell office:value-type="float" office:value="396">
            <text:p>396</text:p>
          </table:table-cell>
          <table:table-cell office:value-type="float" office:value="0.04143771">
            <text:p>0,04143771</text:p>
          </table:table-cell>
          <table:table-cell table:number-columns-repeated="3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1002888">
            <text:p>0,01002888</text:p>
          </table:table-cell>
          <table:table-cell office:value-type="float" office:value="0.00028124">
            <text:p>0,00028124</text:p>
          </table:table-cell>
          <table:table-cell office:value-type="float" office:value="0.04750372">
            <text:p>0,04750372</text:p>
          </table:table-cell>
          <table:table-cell table:number-columns-repeated="2"/>
          <table:table-cell office:value-type="float" office:value="397">
            <text:p>397</text:p>
          </table:table-cell>
          <table:table-cell office:value-type="float" office:value="0.04750372">
            <text:p>0,04750372</text:p>
          </table:table-cell>
          <table:table-cell table:number-columns-repeated="3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114217">
            <text:p>0,0114217</text:p>
          </table:table-cell>
          <table:table-cell office:value-type="float" office:value="0.00031852">
            <text:p>0,00031852</text:p>
          </table:table-cell>
          <table:table-cell office:value-type="float" office:value="0.05411988">
            <text:p>0,05411988</text:p>
          </table:table-cell>
          <table:table-cell table:number-columns-repeated="2"/>
          <table:table-cell office:value-type="float" office:value="398">
            <text:p>398</text:p>
          </table:table-cell>
          <table:table-cell office:value-type="float" office:value="0.05411988">
            <text:p>0,05411988</text:p>
          </table:table-cell>
          <table:table-cell table:number-columns-repeated="3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1286901">
            <text:p>0,01286901</text:p>
          </table:table-cell>
          <table:table-cell office:value-type="float" office:value="0.0003572667">
            <text:p>0,0003572667</text:p>
          </table:table-cell>
          <table:table-cell office:value-type="float" office:value="0.06099803">
            <text:p>0,06099803</text:p>
          </table:table-cell>
          <table:table-cell table:number-columns-repeated="2"/>
          <table:table-cell office:value-type="float" office:value="399">
            <text:p>399</text:p>
          </table:table-cell>
          <table:table-cell office:value-type="float" office:value="0.06099803">
            <text:p>0,06099803</text:p>
          </table:table-cell>
          <table:table-cell table:number-columns-repeated="3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1431">
            <text:p>0,01431</text:p>
          </table:table-cell>
          <table:table-cell office:value-type="float" office:value="0.000396">
            <text:p>0,000396</text:p>
          </table:table-cell>
          <table:table-cell office:value-type="float" office:value="0.06785001">
            <text:p>0,06785001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float" office:value="0.06785001">
            <text:p>0,06785001</text:p>
          </table:table-cell>
          <table:table-cell table:number-columns-repeated="3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1570443">
            <text:p>0,01570443</text:p>
          </table:table-cell>
          <table:table-cell office:value-type="float" office:value="0.0004337147">
            <text:p>0,0004337147</text:p>
          </table:table-cell>
          <table:table-cell office:value-type="float" office:value="0.07448632">
            <text:p>0,07448632</text:p>
          </table:table-cell>
          <table:table-cell table:number-columns-repeated="2"/>
          <table:table-cell office:value-type="float" office:value="401">
            <text:p>401</text:p>
          </table:table-cell>
          <table:table-cell office:value-type="float" office:value="0.07448632">
            <text:p>0,07448632</text:p>
          </table:table-cell>
          <table:table-cell table:number-columns-repeated="3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1714744">
            <text:p>0,01714744</text:p>
          </table:table-cell>
          <table:table-cell office:value-type="float" office:value="0.000473024">
            <text:p>0,000473024</text:p>
          </table:table-cell>
          <table:table-cell office:value-type="float" office:value="0.08136156">
            <text:p>0,08136156</text:p>
          </table:table-cell>
          <table:table-cell table:number-columns-repeated="2"/>
          <table:table-cell office:value-type="float" office:value="402">
            <text:p>402</text:p>
          </table:table-cell>
          <table:table-cell office:value-type="float" office:value="0.08136156">
            <text:p>0,08136156</text:p>
          </table:table-cell>
          <table:table-cell table:number-columns-repeated="3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1878122">
            <text:p>0,01878122</text:p>
          </table:table-cell>
          <table:table-cell office:value-type="float" office:value="0.000517876">
            <text:p>0,000517876</text:p>
          </table:table-cell>
          <table:table-cell office:value-type="float" office:value="0.08915364">
            <text:p>0,08915364</text:p>
          </table:table-cell>
          <table:table-cell table:number-columns-repeated="2"/>
          <table:table-cell office:value-type="float" office:value="403">
            <text:p>403</text:p>
          </table:table-cell>
          <table:table-cell office:value-type="float" office:value="0.08915364">
            <text:p>0,08915364</text:p>
          </table:table-cell>
          <table:table-cell table:number-columns-repeated="3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2074801">
            <text:p>0,02074801</text:p>
          </table:table-cell>
          <table:table-cell office:value-type="float" office:value="0.0005722187">
            <text:p>0,0005722187</text:p>
          </table:table-cell>
          <table:table-cell office:value-type="float" office:value="0.09854048">
            <text:p>0,09854048</text:p>
          </table:table-cell>
          <table:table-cell table:number-columns-repeated="2"/>
          <table:table-cell office:value-type="float" office:value="404">
            <text:p>404</text:p>
          </table:table-cell>
          <table:table-cell office:value-type="float" office:value="0.09854048">
            <text:p>0,09854048</text:p>
          </table:table-cell>
          <table:table-cell table:number-columns-repeated="3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02319">
            <text:p>0,02319</text:p>
          </table:table-cell>
          <table:table-cell office:value-type="float" office:value="0.00064">
            <text:p>0,00064</text:p>
          </table:table-cell>
          <table:table-cell office:value-type="float" office:value="0.1102">
            <text:p>0,1102</text:p>
          </table:table-cell>
          <table:table-cell table:number-columns-repeated="2"/>
          <table:table-cell office:value-type="float" office:value="405">
            <text:p>405</text:p>
          </table:table-cell>
          <table:table-cell office:value-type="float" office:value="0.1102">
            <text:p>0,1102</text:p>
          </table:table-cell>
          <table:table-cell table:number-columns-repeated="3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02620736">
            <text:p>0,02620736</text:p>
          </table:table-cell>
          <table:table-cell office:value-type="float" office:value="0.00072456">
            <text:p>0,00072456</text:p>
          </table:table-cell>
          <table:table-cell office:value-type="float" office:value="0.1246133">
            <text:p>0,1246133</text:p>
          </table:table-cell>
          <table:table-cell table:number-columns-repeated="2"/>
          <table:table-cell office:value-type="float" office:value="406">
            <text:p>406</text:p>
          </table:table-cell>
          <table:table-cell office:value-type="float" office:value="0.1246133">
            <text:p>0,1246133</text:p>
          </table:table-cell>
          <table:table-cell table:number-columns-repeated="3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02978248">
            <text:p>0,02978248</text:p>
          </table:table-cell>
          <table:table-cell office:value-type="float" office:value="0.0008255">
            <text:p>0,0008255</text:p>
          </table:table-cell>
          <table:table-cell office:value-type="float" office:value="0.1417017">
            <text:p>0,1417017</text:p>
          </table:table-cell>
          <table:table-cell table:number-columns-repeated="2"/>
          <table:table-cell office:value-type="float" office:value="407">
            <text:p>407</text:p>
          </table:table-cell>
          <table:table-cell office:value-type="float" office:value="0.1417017">
            <text:p>0,1417017</text:p>
          </table:table-cell>
          <table:table-cell table:number-columns-repeated="3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3388092">
            <text:p>0,03388092</text:p>
          </table:table-cell>
          <table:table-cell office:value-type="float" office:value="0.00094116">
            <text:p>0,00094116</text:p>
          </table:table-cell>
          <table:table-cell office:value-type="float" office:value="0.1613035">
            <text:p>0,1613035</text:p>
          </table:table-cell>
          <table:table-cell table:number-columns-repeated="2"/>
          <table:table-cell office:value-type="float" office:value="408">
            <text:p>408</text:p>
          </table:table-cell>
          <table:table-cell office:value-type="float" office:value="0.1613035">
            <text:p>0,1613035</text:p>
          </table:table-cell>
          <table:table-cell table:number-columns-repeated="3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3846824">
            <text:p>0,03846824</text:p>
          </table:table-cell>
          <table:table-cell office:value-type="float" office:value="0.00106988">
            <text:p>0,00106988</text:p>
          </table:table-cell>
          <table:table-cell office:value-type="float" office:value="0.1832568">
            <text:p>0,1832568</text:p>
          </table:table-cell>
          <table:table-cell table:number-columns-repeated="2"/>
          <table:table-cell office:value-type="float" office:value="409">
            <text:p>409</text:p>
          </table:table-cell>
          <table:table-cell office:value-type="float" office:value="0.1832568">
            <text:p>0,1832568</text:p>
          </table:table-cell>
          <table:table-cell table:number-columns-repeated="3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4351">
            <text:p>0,04351</text:p>
          </table:table-cell>
          <table:table-cell office:value-type="float" office:value="0.00121">
            <text:p>0,00121</text:p>
          </table:table-cell>
          <table:table-cell office:value-type="float" office:value="0.2074">
            <text:p>0,2074</text:p>
          </table:table-cell>
          <table:table-cell table:number-columns-repeated="2"/>
          <table:table-cell office:value-type="float" office:value="410">
            <text:p>410</text:p>
          </table:table-cell>
          <table:table-cell office:value-type="float" office:value="0.2074">
            <text:p>0,2074</text:p>
          </table:table-cell>
          <table:table-cell table:number-columns-repeated="3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489956">
            <text:p>0,0489956</text:p>
          </table:table-cell>
          <table:table-cell office:value-type="float" office:value="0.001362091">
            <text:p>0,001362091</text:p>
          </table:table-cell>
          <table:table-cell office:value-type="float" office:value="0.2336921">
            <text:p>0,2336921</text:p>
          </table:table-cell>
          <table:table-cell table:number-columns-repeated="2"/>
          <table:table-cell office:value-type="float" office:value="411">
            <text:p>411</text:p>
          </table:table-cell>
          <table:table-cell office:value-type="float" office:value="0.2336921">
            <text:p>0,2336921</text:p>
          </table:table-cell>
          <table:table-cell table:number-columns-repeated="3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0550226">
            <text:p>0,0550226</text:p>
          </table:table-cell>
          <table:table-cell office:value-type="float" office:value="0.001530752">
            <text:p>0,001530752</text:p>
          </table:table-cell>
          <table:table-cell office:value-type="float" office:value="0.2626114">
            <text:p>0,2626114</text:p>
          </table:table-cell>
          <table:table-cell table:number-columns-repeated="2"/>
          <table:table-cell office:value-type="float" office:value="412">
            <text:p>412</text:p>
          </table:table-cell>
          <table:table-cell office:value-type="float" office:value="0.2626114">
            <text:p>0,2626114</text:p>
          </table:table-cell>
          <table:table-cell table:number-columns-repeated="3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0617188">
            <text:p>0,0617188</text:p>
          </table:table-cell>
          <table:table-cell office:value-type="float" office:value="0.001720368">
            <text:p>0,001720368</text:p>
          </table:table-cell>
          <table:table-cell office:value-type="float" office:value="0.2947746">
            <text:p>0,2947746</text:p>
          </table:table-cell>
          <table:table-cell table:number-columns-repeated="2"/>
          <table:table-cell office:value-type="float" office:value="413">
            <text:p>413</text:p>
          </table:table-cell>
          <table:table-cell office:value-type="float" office:value="0.2947746">
            <text:p>0,2947746</text:p>
          </table:table-cell>
          <table:table-cell table:number-columns-repeated="3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069212">
            <text:p>0,069212</text:p>
          </table:table-cell>
          <table:table-cell office:value-type="float" office:value="0.001935323">
            <text:p>0,001935323</text:p>
          </table:table-cell>
          <table:table-cell office:value-type="float" office:value="0.3307985">
            <text:p>0,3307985</text:p>
          </table:table-cell>
          <table:table-cell table:number-columns-repeated="2"/>
          <table:table-cell office:value-type="float" office:value="414">
            <text:p>414</text:p>
          </table:table-cell>
          <table:table-cell office:value-type="float" office:value="0.3307985">
            <text:p>0,3307985</text:p>
          </table:table-cell>
          <table:table-cell table:number-columns-repeated="3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07763">
            <text:p>0,07763</text:p>
          </table:table-cell>
          <table:table-cell office:value-type="float" office:value="0.00218">
            <text:p>0,00218</text:p>
          </table:table-cell>
          <table:table-cell office:value-type="float" office:value="0.3713">
            <text:p>0,3713</text:p>
          </table:table-cell>
          <table:table-cell table:number-columns-repeated="2"/>
          <table:table-cell office:value-type="float" office:value="415">
            <text:p>415</text:p>
          </table:table-cell>
          <table:table-cell office:value-type="float" office:value="0.3713">
            <text:p>0,3713</text:p>
          </table:table-cell>
          <table:table-cell table:number-columns-repeated="3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08695811">
            <text:p>0,08695811</text:p>
          </table:table-cell>
          <table:table-cell office:value-type="float" office:value="0.0024548">
            <text:p>0,0024548</text:p>
          </table:table-cell>
          <table:table-cell office:value-type="float" office:value="0.4162091">
            <text:p>0,4162091</text:p>
          </table:table-cell>
          <table:table-cell table:number-columns-repeated="2"/>
          <table:table-cell office:value-type="float" office:value="416">
            <text:p>416</text:p>
          </table:table-cell>
          <table:table-cell office:value-type="float" office:value="0.4162091">
            <text:p>0,4162091</text:p>
          </table:table-cell>
          <table:table-cell table:number-columns-repeated="3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09717672">
            <text:p>0,09717672</text:p>
          </table:table-cell>
          <table:table-cell office:value-type="float" office:value="0.002764">
            <text:p>0,002764</text:p>
          </table:table-cell>
          <table:table-cell office:value-type="float" office:value="0.4654642">
            <text:p>0,4654642</text:p>
          </table:table-cell>
          <table:table-cell table:number-columns-repeated="2"/>
          <table:table-cell office:value-type="float" office:value="417">
            <text:p>417</text:p>
          </table:table-cell>
          <table:table-cell office:value-type="float" office:value="0.4654642">
            <text:p>0,4654642</text:p>
          </table:table-cell>
          <table:table-cell table:number-columns-repeated="3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084063">
            <text:p>0,1084063</text:p>
          </table:table-cell>
          <table:table-cell office:value-type="float" office:value="0.0031178">
            <text:p>0,0031178</text:p>
          </table:table-cell>
          <table:table-cell office:value-type="float" office:value="0.5196948">
            <text:p>0,5196948</text:p>
          </table:table-cell>
          <table:table-cell table:number-columns-repeated="2"/>
          <table:table-cell office:value-type="float" office:value="418">
            <text:p>418</text:p>
          </table:table-cell>
          <table:table-cell office:value-type="float" office:value="0.5196948">
            <text:p>0,5196948</text:p>
          </table:table-cell>
          <table:table-cell table:number-columns-repeated="3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1207672">
            <text:p>0,1207672</text:p>
          </table:table-cell>
          <table:table-cell office:value-type="float" office:value="0.0035264">
            <text:p>0,0035264</text:p>
          </table:table-cell>
          <table:table-cell office:value-type="float" office:value="0.5795303">
            <text:p>0,5795303</text:p>
          </table:table-cell>
          <table:table-cell table:number-columns-repeated="2"/>
          <table:table-cell office:value-type="float" office:value="419">
            <text:p>419</text:p>
          </table:table-cell>
          <table:table-cell office:value-type="float" office:value="0.5795303">
            <text:p>0,5795303</text:p>
          </table:table-cell>
          <table:table-cell table:number-columns-repeated="3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13438">
            <text:p>0,13438</text:p>
          </table:table-cell>
          <table:table-cell office:value-type="float" office:value="0.004">
            <text:p>0,004</text:p>
          </table:table-cell>
          <table:table-cell office:value-type="float" office:value="0.6456">
            <text:p>0,6456</text:p>
          </table:table-cell>
          <table:table-cell table:number-columns-repeated="2"/>
          <table:table-cell office:value-type="float" office:value="420">
            <text:p>420</text:p>
          </table:table-cell>
          <table:table-cell office:value-type="float" office:value="0.6456">
            <text:p>0,6456</text:p>
          </table:table-cell>
          <table:table-cell table:number-columns-repeated="3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1493582">
            <text:p>0,1493582</text:p>
          </table:table-cell>
          <table:table-cell office:value-type="float" office:value="0.00454624">
            <text:p>0,00454624</text:p>
          </table:table-cell>
          <table:table-cell office:value-type="float" office:value="0.7184838">
            <text:p>0,7184838</text:p>
          </table:table-cell>
          <table:table-cell table:number-columns-repeated="2"/>
          <table:table-cell office:value-type="float" office:value="421">
            <text:p>421</text:p>
          </table:table-cell>
          <table:table-cell office:value-type="float" office:value="0.7184838">
            <text:p>0,7184838</text:p>
          </table:table-cell>
          <table:table-cell table:number-columns-repeated="3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1653957">
            <text:p>0,1653957</text:p>
          </table:table-cell>
          <table:table-cell office:value-type="float" office:value="0.00515932">
            <text:p>0,00515932</text:p>
          </table:table-cell>
          <table:table-cell office:value-type="float" office:value="0.7967133">
            <text:p>0,7967133</text:p>
          </table:table-cell>
          <table:table-cell table:number-columns-repeated="2"/>
          <table:table-cell office:value-type="float" office:value="422">
            <text:p>422</text:p>
          </table:table-cell>
          <table:table-cell office:value-type="float" office:value="0.7967133">
            <text:p>0,7967133</text:p>
          </table:table-cell>
          <table:table-cell table:number-columns-repeated="3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1819831">
            <text:p>0,1819831</text:p>
          </table:table-cell>
          <table:table-cell office:value-type="float" office:value="0.00582928">
            <text:p>0,00582928</text:p>
          </table:table-cell>
          <table:table-cell office:value-type="float" office:value="0.8778459">
            <text:p>0,8778459</text:p>
          </table:table-cell>
          <table:table-cell table:number-columns-repeated="2"/>
          <table:table-cell office:value-type="float" office:value="423">
            <text:p>423</text:p>
          </table:table-cell>
          <table:table-cell office:value-type="float" office:value="0.8778459">
            <text:p>0,8778459</text:p>
          </table:table-cell>
          <table:table-cell table:number-columns-repeated="3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198611">
            <text:p>0,198611</text:p>
          </table:table-cell>
          <table:table-cell office:value-type="float" office:value="0.00654616">
            <text:p>0,00654616</text:p>
          </table:table-cell>
          <table:table-cell office:value-type="float" office:value="0.959439">
            <text:p>0,959439</text:p>
          </table:table-cell>
          <table:table-cell table:number-columns-repeated="2"/>
          <table:table-cell office:value-type="float" office:value="424">
            <text:p>424</text:p>
          </table:table-cell>
          <table:table-cell office:value-type="float" office:value="0.959439">
            <text:p>0,959439</text:p>
          </table:table-cell>
          <table:table-cell table:number-columns-repeated="3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21477">
            <text:p>0,21477</text:p>
          </table:table-cell>
          <table:table-cell office:value-type="float" office:value="0.0073">
            <text:p>0,0073</text:p>
          </table:table-cell>
          <table:table-cell office:value-type="float" office:value="1.0390501">
            <text:p>1,0390501</text:p>
          </table:table-cell>
          <table:table-cell table:number-columns-repeated="2"/>
          <table:table-cell office:value-type="float" office:value="425">
            <text:p>425</text:p>
          </table:table-cell>
          <table:table-cell office:value-type="float" office:value="1.0390501">
            <text:p>1,0390501</text:p>
          </table:table-cell>
          <table:table-cell table:number-columns-repeated="3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2301868">
            <text:p>0,2301868</text:p>
          </table:table-cell>
          <table:table-cell office:value-type="float" office:value="0.008086507">
            <text:p>0,008086507</text:p>
          </table:table-cell>
          <table:table-cell office:value-type="float" office:value="1.1153673">
            <text:p>1,1153673</text:p>
          </table:table-cell>
          <table:table-cell table:number-columns-repeated="2"/>
          <table:table-cell office:value-type="float" office:value="426">
            <text:p>426</text:p>
          </table:table-cell>
          <table:table-cell office:value-type="float" office:value="1.1153673">
            <text:p>1,1153673</text:p>
          </table:table-cell>
          <table:table-cell table:number-columns-repeated="3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2448797">
            <text:p>0,2448797</text:p>
          </table:table-cell>
          <table:table-cell office:value-type="float" office:value="0.00890872">
            <text:p>0,00890872</text:p>
          </table:table-cell>
          <table:table-cell office:value-type="float" office:value="1.1884971">
            <text:p>1,1884971</text:p>
          </table:table-cell>
          <table:table-cell table:number-columns-repeated="2"/>
          <table:table-cell office:value-type="float" office:value="427">
            <text:p>427</text:p>
          </table:table-cell>
          <table:table-cell office:value-type="float" office:value="1.1884971">
            <text:p>1,1884971</text:p>
          </table:table-cell>
          <table:table-cell table:number-columns-repeated="3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2587773">
            <text:p>0,2587773</text:p>
          </table:table-cell>
          <table:table-cell office:value-type="float" office:value="0.00976768">
            <text:p>0,00976768</text:p>
          </table:table-cell>
          <table:table-cell office:value-type="float" office:value="1.2581233">
            <text:p>1,2581233</text:p>
          </table:table-cell>
          <table:table-cell table:number-columns-repeated="2"/>
          <table:table-cell office:value-type="float" office:value="428">
            <text:p>428</text:p>
          </table:table-cell>
          <table:table-cell office:value-type="float" office:value="1.2581233">
            <text:p>1,2581233</text:p>
          </table:table-cell>
          <table:table-cell table:number-columns-repeated="3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2718079">
            <text:p>0,2718079</text:p>
          </table:table-cell>
          <table:table-cell office:value-type="float" office:value="0.01066443">
            <text:p>0,01066443</text:p>
          </table:table-cell>
          <table:table-cell office:value-type="float" office:value="1.3239296">
            <text:p>1,3239296</text:p>
          </table:table-cell>
          <table:table-cell table:number-columns-repeated="2"/>
          <table:table-cell office:value-type="float" office:value="429">
            <text:p>429</text:p>
          </table:table-cell>
          <table:table-cell office:value-type="float" office:value="1.3239296">
            <text:p>1,3239296</text:p>
          </table:table-cell>
          <table:table-cell table:number-columns-repeated="3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2839">
            <text:p>0,2839</text:p>
          </table:table-cell>
          <table:table-cell office:value-type="float" office:value="0.0116">
            <text:p>0,0116</text:p>
          </table:table-cell>
          <table:table-cell office:value-type="float" office:value="1.3856">
            <text:p>1,3856</text:p>
          </table:table-cell>
          <table:table-cell table:number-columns-repeated="2"/>
          <table:table-cell office:value-type="float" office:value="430">
            <text:p>430</text:p>
          </table:table-cell>
          <table:table-cell office:value-type="float" office:value="1.3856">
            <text:p>1,3856</text:p>
          </table:table-cell>
          <table:table-cell table:number-columns-repeated="3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2949438">
            <text:p>0,2949438</text:p>
          </table:table-cell>
          <table:table-cell office:value-type="float" office:value="0.01257317">
            <text:p>0,01257317</text:p>
          </table:table-cell>
          <table:table-cell office:value-type="float" office:value="1.4426352">
            <text:p>1,4426352</text:p>
          </table:table-cell>
          <table:table-cell table:number-columns-repeated="2"/>
          <table:table-cell office:value-type="float" office:value="431">
            <text:p>431</text:p>
          </table:table-cell>
          <table:table-cell office:value-type="float" office:value="1.4426352">
            <text:p>1,4426352</text:p>
          </table:table-cell>
          <table:table-cell table:number-columns-repeated="3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3048965">
            <text:p>0,3048965</text:p>
          </table:table-cell>
          <table:table-cell office:value-type="float" office:value="0.01358272">
            <text:p>0,01358272</text:p>
          </table:table-cell>
          <table:table-cell office:value-type="float" office:value="1.4948035">
            <text:p>1,4948035</text:p>
          </table:table-cell>
          <table:table-cell table:number-columns-repeated="2"/>
          <table:table-cell office:value-type="float" office:value="432">
            <text:p>432</text:p>
          </table:table-cell>
          <table:table-cell office:value-type="float" office:value="1.4948035">
            <text:p>1,4948035</text:p>
          </table:table-cell>
          <table:table-cell table:number-columns-repeated="3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3137873">
            <text:p>0,3137873</text:p>
          </table:table-cell>
          <table:table-cell office:value-type="float" office:value="0.01462968">
            <text:p>0,01462968</text:p>
          </table:table-cell>
          <table:table-cell office:value-type="float" office:value="1.5421903">
            <text:p>1,5421903</text:p>
          </table:table-cell>
          <table:table-cell table:number-columns-repeated="2"/>
          <table:table-cell office:value-type="float" office:value="433">
            <text:p>433</text:p>
          </table:table-cell>
          <table:table-cell office:value-type="float" office:value="1.5421903">
            <text:p>1,5421903</text:p>
          </table:table-cell>
          <table:table-cell table:number-columns-repeated="3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3216454">
            <text:p>0,3216454</text:p>
          </table:table-cell>
          <table:table-cell office:value-type="float" office:value="0.01571509">
            <text:p>0,01571509</text:p>
          </table:table-cell>
          <table:table-cell office:value-type="float" office:value="1.5848807">
            <text:p>1,5848807</text:p>
          </table:table-cell>
          <table:table-cell table:number-columns-repeated="2"/>
          <table:table-cell office:value-type="float" office:value="434">
            <text:p>434</text:p>
          </table:table-cell>
          <table:table-cell office:value-type="float" office:value="1.5848807">
            <text:p>1,5848807</text:p>
          </table:table-cell>
          <table:table-cell table:number-columns-repeated="3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3285">
            <text:p>0,3285</text:p>
          </table:table-cell>
          <table:table-cell office:value-type="float" office:value="0.01684">
            <text:p>0,01684</text:p>
          </table:table-cell>
          <table:table-cell office:value-type="float" office:value="1.62296">
            <text:p>1,62296</text:p>
          </table:table-cell>
          <table:table-cell table:number-columns-repeated="2"/>
          <table:table-cell office:value-type="float" office:value="435">
            <text:p>435</text:p>
          </table:table-cell>
          <table:table-cell office:value-type="float" office:value="1.62296">
            <text:p>1,62296</text:p>
          </table:table-cell>
          <table:table-cell table:number-columns-repeated="3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3343513">
            <text:p>0,3343513</text:p>
          </table:table-cell>
          <table:table-cell office:value-type="float" office:value="0.01800736">
            <text:p>0,01800736</text:p>
          </table:table-cell>
          <table:table-cell office:value-type="float" office:value="1.6564048">
            <text:p>1,6564048</text:p>
          </table:table-cell>
          <table:table-cell table:number-columns-repeated="2"/>
          <table:table-cell office:value-type="float" office:value="436">
            <text:p>436</text:p>
          </table:table-cell>
          <table:table-cell office:value-type="float" office:value="1.6564048">
            <text:p>1,6564048</text:p>
          </table:table-cell>
          <table:table-cell table:number-columns-repeated="3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3392101">
            <text:p>0,3392101</text:p>
          </table:table-cell>
          <table:table-cell office:value-type="float" office:value="0.01921448">
            <text:p>0,01921448</text:p>
          </table:table-cell>
          <table:table-cell office:value-type="float" office:value="1.6852959">
            <text:p>1,6852959</text:p>
          </table:table-cell>
          <table:table-cell table:number-columns-repeated="2"/>
          <table:table-cell office:value-type="float" office:value="437">
            <text:p>437</text:p>
          </table:table-cell>
          <table:table-cell office:value-type="float" office:value="1.6852959">
            <text:p>1,6852959</text:p>
          </table:table-cell>
          <table:table-cell table:number-columns-repeated="3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3431213">
            <text:p>0,3431213</text:p>
          </table:table-cell>
          <table:table-cell office:value-type="float" office:value="0.02045392">
            <text:p>0,02045392</text:p>
          </table:table-cell>
          <table:table-cell office:value-type="float" office:value="1.7098745">
            <text:p>1,7098745</text:p>
          </table:table-cell>
          <table:table-cell table:number-columns-repeated="2"/>
          <table:table-cell office:value-type="float" office:value="438">
            <text:p>438</text:p>
          </table:table-cell>
          <table:table-cell office:value-type="float" office:value="1.7098745">
            <text:p>1,7098745</text:p>
          </table:table-cell>
          <table:table-cell table:number-columns-repeated="3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3461296">
            <text:p>0,3461296</text:p>
          </table:table-cell>
          <table:table-cell office:value-type="float" office:value="0.02171824">
            <text:p>0,02171824</text:p>
          </table:table-cell>
          <table:table-cell office:value-type="float" office:value="1.7303821">
            <text:p>1,7303821</text:p>
          </table:table-cell>
          <table:table-cell table:number-columns-repeated="2"/>
          <table:table-cell office:value-type="float" office:value="439">
            <text:p>439</text:p>
          </table:table-cell>
          <table:table-cell office:value-type="float" office:value="1.7303821">
            <text:p>1,7303821</text:p>
          </table:table-cell>
          <table:table-cell table:number-columns-repeated="3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34828">
            <text:p>0,34828</text:p>
          </table:table-cell>
          <table:table-cell office:value-type="float" office:value="0.023">
            <text:p>0,023</text:p>
          </table:table-cell>
          <table:table-cell office:value-type="float" office:value="1.74706">
            <text:p>1,74706</text:p>
          </table:table-cell>
          <table:table-cell table:number-columns-repeated="2"/>
          <table:table-cell office:value-type="float" office:value="440">
            <text:p>440</text:p>
          </table:table-cell>
          <table:table-cell office:value-type="float" office:value="1.74706">
            <text:p>1,74706</text:p>
          </table:table-cell>
          <table:table-cell table:number-columns-repeated="3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3495999">
            <text:p>0,3495999</text:p>
          </table:table-cell>
          <table:table-cell office:value-type="float" office:value="0.02429461">
            <text:p>0,02429461</text:p>
          </table:table-cell>
          <table:table-cell office:value-type="float" office:value="1.7600446">
            <text:p>1,7600446</text:p>
          </table:table-cell>
          <table:table-cell table:number-columns-repeated="2"/>
          <table:table-cell office:value-type="float" office:value="441">
            <text:p>441</text:p>
          </table:table-cell>
          <table:table-cell office:value-type="float" office:value="1.7600446">
            <text:p>1,7600446</text:p>
          </table:table-cell>
          <table:table-cell table:number-columns-repeated="3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3501474">
            <text:p>0,3501474</text:p>
          </table:table-cell>
          <table:table-cell office:value-type="float" office:value="0.02561024">
            <text:p>0,02561024</text:p>
          </table:table-cell>
          <table:table-cell office:value-type="float" office:value="1.7696233">
            <text:p>1,7696233</text:p>
          </table:table-cell>
          <table:table-cell table:number-columns-repeated="2"/>
          <table:table-cell office:value-type="float" office:value="442">
            <text:p>442</text:p>
          </table:table-cell>
          <table:table-cell office:value-type="float" office:value="1.7696233">
            <text:p>1,7696233</text:p>
          </table:table-cell>
          <table:table-cell table:number-columns-repeated="3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50013">
            <text:p>0,350013</text:p>
          </table:table-cell>
          <table:table-cell office:value-type="float" office:value="0.02695857">
            <text:p>0,02695857</text:p>
          </table:table-cell>
          <table:table-cell office:value-type="float" office:value="1.7762637">
            <text:p>1,7762637</text:p>
          </table:table-cell>
          <table:table-cell table:number-columns-repeated="2"/>
          <table:table-cell office:value-type="float" office:value="443">
            <text:p>443</text:p>
          </table:table-cell>
          <table:table-cell office:value-type="float" office:value="1.7762637">
            <text:p>1,7762637</text:p>
          </table:table-cell>
          <table:table-cell table:number-columns-repeated="3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349287">
            <text:p>0,349287</text:p>
          </table:table-cell>
          <table:table-cell office:value-type="float" office:value="0.02835125">
            <text:p>0,02835125</text:p>
          </table:table-cell>
          <table:table-cell office:value-type="float" office:value="1.7804334">
            <text:p>1,7804334</text:p>
          </table:table-cell>
          <table:table-cell table:number-columns-repeated="2"/>
          <table:table-cell office:value-type="float" office:value="444">
            <text:p>444</text:p>
          </table:table-cell>
          <table:table-cell office:value-type="float" office:value="1.7804334">
            <text:p>1,7804334</text:p>
          </table:table-cell>
          <table:table-cell table:number-columns-repeated="3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34806">
            <text:p>0,34806</text:p>
          </table:table-cell>
          <table:table-cell office:value-type="float" office:value="0.0298">
            <text:p>0,0298</text:p>
          </table:table-cell>
          <table:table-cell office:value-type="float" office:value="1.7826">
            <text:p>1,7826</text:p>
          </table:table-cell>
          <table:table-cell table:number-columns-repeated="2"/>
          <table:table-cell office:value-type="float" office:value="445">
            <text:p>445</text:p>
          </table:table-cell>
          <table:table-cell office:value-type="float" office:value="1.7826">
            <text:p>1,7826</text:p>
          </table:table-cell>
          <table:table-cell table:number-columns-repeated="3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3463733">
            <text:p>0,3463733</text:p>
          </table:table-cell>
          <table:table-cell office:value-type="float" office:value="0.03131083">
            <text:p>0,03131083</text:p>
          </table:table-cell>
          <table:table-cell office:value-type="float" office:value="1.7829682">
            <text:p>1,7829682</text:p>
          </table:table-cell>
          <table:table-cell table:number-columns-repeated="2"/>
          <table:table-cell office:value-type="float" office:value="446">
            <text:p>446</text:p>
          </table:table-cell>
          <table:table-cell office:value-type="float" office:value="1.7829682">
            <text:p>1,7829682</text:p>
          </table:table-cell>
          <table:table-cell table:number-columns-repeated="3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3442624">
            <text:p>0,3442624</text:p>
          </table:table-cell>
          <table:table-cell office:value-type="float" office:value="0.03288368">
            <text:p>0,03288368</text:p>
          </table:table-cell>
          <table:table-cell office:value-type="float" office:value="1.7816998">
            <text:p>1,7816998</text:p>
          </table:table-cell>
          <table:table-cell table:number-columns-repeated="2"/>
          <table:table-cell office:value-type="float" office:value="447">
            <text:p>447</text:p>
          </table:table-cell>
          <table:table-cell office:value-type="float" office:value="1.7816998">
            <text:p>1,7816998</text:p>
          </table:table-cell>
          <table:table-cell table:number-columns-repeated="3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3418088">
            <text:p>0,3418088</text:p>
          </table:table-cell>
          <table:table-cell office:value-type="float" office:value="0.03452112">
            <text:p>0,03452112</text:p>
          </table:table-cell>
          <table:table-cell office:value-type="float" office:value="1.7791982">
            <text:p>1,7791982</text:p>
          </table:table-cell>
          <table:table-cell table:number-columns-repeated="2"/>
          <table:table-cell office:value-type="float" office:value="448">
            <text:p>448</text:p>
          </table:table-cell>
          <table:table-cell office:value-type="float" office:value="1.7791982">
            <text:p>1,7791982</text:p>
          </table:table-cell>
          <table:table-cell table:number-columns-repeated="3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3390941">
            <text:p>0,3390941</text:p>
          </table:table-cell>
          <table:table-cell office:value-type="float" office:value="0.03622571">
            <text:p>0,03622571</text:p>
          </table:table-cell>
          <table:table-cell office:value-type="float" office:value="1.7758671">
            <text:p>1,7758671</text:p>
          </table:table-cell>
          <table:table-cell table:number-columns-repeated="2"/>
          <table:table-cell office:value-type="float" office:value="449">
            <text:p>449</text:p>
          </table:table-cell>
          <table:table-cell office:value-type="float" office:value="1.7758671">
            <text:p>1,7758671</text:p>
          </table:table-cell>
          <table:table-cell table:number-columns-repeated="3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3362">
            <text:p>0,3362</text:p>
          </table:table-cell>
          <table:table-cell office:value-type="float" office:value="0.038">
            <text:p>0,038</text:p>
          </table:table-cell>
          <table:table-cell office:value-type="float" office:value="1.77211">
            <text:p>1,77211</text:p>
          </table:table-cell>
          <table:table-cell table:number-columns-repeated="2"/>
          <table:table-cell office:value-type="float" office:value="450">
            <text:p>450</text:p>
          </table:table-cell>
          <table:table-cell office:value-type="float" office:value="1.77211">
            <text:p>1,77211</text:p>
          </table:table-cell>
          <table:table-cell table:number-columns-repeated="3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3331977">
            <text:p>0,3331977</text:p>
          </table:table-cell>
          <table:table-cell office:value-type="float" office:value="0.03984667">
            <text:p>0,03984667</text:p>
          </table:table-cell>
          <table:table-cell office:value-type="float" office:value="1.7682589">
            <text:p>1,7682589</text:p>
          </table:table-cell>
          <table:table-cell table:number-columns-repeated="2"/>
          <table:table-cell office:value-type="float" office:value="451">
            <text:p>451</text:p>
          </table:table-cell>
          <table:table-cell office:value-type="float" office:value="1.7682589">
            <text:p>1,7682589</text:p>
          </table:table-cell>
          <table:table-cell table:number-columns-repeated="3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3300411">
            <text:p>0,3300411</text:p>
          </table:table-cell>
          <table:table-cell office:value-type="float" office:value="0.041768">
            <text:p>0,041768</text:p>
          </table:table-cell>
          <table:table-cell office:value-type="float" office:value="1.764039">
            <text:p>1,764039</text:p>
          </table:table-cell>
          <table:table-cell table:number-columns-repeated="2"/>
          <table:table-cell office:value-type="float" office:value="452">
            <text:p>452</text:p>
          </table:table-cell>
          <table:table-cell office:value-type="float" office:value="1.764039">
            <text:p>1,764039</text:p>
          </table:table-cell>
          <table:table-cell table:number-columns-repeated="3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266357">
            <text:p>0,3266357</text:p>
          </table:table-cell>
          <table:table-cell office:value-type="float" office:value="0.043766">
            <text:p>0,043766</text:p>
          </table:table-cell>
          <table:table-cell office:value-type="float" office:value="1.7589438">
            <text:p>1,7589438</text:p>
          </table:table-cell>
          <table:table-cell table:number-columns-repeated="2"/>
          <table:table-cell office:value-type="float" office:value="453">
            <text:p>453</text:p>
          </table:table-cell>
          <table:table-cell office:value-type="float" office:value="1.7589438">
            <text:p>1,7589438</text:p>
          </table:table-cell>
          <table:table-cell table:number-columns-repeated="3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3228868">
            <text:p>0,3228868</text:p>
          </table:table-cell>
          <table:table-cell office:value-type="float" office:value="0.04584267">
            <text:p>0,04584267</text:p>
          </table:table-cell>
          <table:table-cell office:value-type="float" office:value="1.7524663">
            <text:p>1,7524663</text:p>
          </table:table-cell>
          <table:table-cell table:number-columns-repeated="2"/>
          <table:table-cell office:value-type="float" office:value="454">
            <text:p>454</text:p>
          </table:table-cell>
          <table:table-cell office:value-type="float" office:value="1.7524663">
            <text:p>1,7524663</text:p>
          </table:table-cell>
          <table:table-cell table:number-columns-repeated="3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3187">
            <text:p>0,3187</text:p>
          </table:table-cell>
          <table:table-cell office:value-type="float" office:value="0.048">
            <text:p>0,048</text:p>
          </table:table-cell>
          <table:table-cell office:value-type="float" office:value="1.7441">
            <text:p>1,7441</text:p>
          </table:table-cell>
          <table:table-cell table:number-columns-repeated="2"/>
          <table:table-cell office:value-type="float" office:value="455">
            <text:p>455</text:p>
          </table:table-cell>
          <table:table-cell office:value-type="float" office:value="1.7441">
            <text:p>1,7441</text:p>
          </table:table-cell>
          <table:table-cell table:number-columns-repeated="3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3140251">
            <text:p>0,3140251</text:p>
          </table:table-cell>
          <table:table-cell office:value-type="float" office:value="0.05024368">
            <text:p>0,05024368</text:p>
          </table:table-cell>
          <table:table-cell office:value-type="float" office:value="1.7335595">
            <text:p>1,7335595</text:p>
          </table:table-cell>
          <table:table-cell table:number-columns-repeated="2"/>
          <table:table-cell office:value-type="float" office:value="456">
            <text:p>456</text:p>
          </table:table-cell>
          <table:table-cell office:value-type="float" office:value="1.7335595">
            <text:p>1,7335595</text:p>
          </table:table-cell>
          <table:table-cell table:number-columns-repeated="3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308884">
            <text:p>0,308884</text:p>
          </table:table-cell>
          <table:table-cell office:value-type="float" office:value="0.05257304">
            <text:p>0,05257304</text:p>
          </table:table-cell>
          <table:table-cell office:value-type="float" office:value="1.7208581">
            <text:p>1,7208581</text:p>
          </table:table-cell>
          <table:table-cell table:number-columns-repeated="2"/>
          <table:table-cell office:value-type="float" office:value="457">
            <text:p>457</text:p>
          </table:table-cell>
          <table:table-cell office:value-type="float" office:value="1.7208581">
            <text:p>1,7208581</text:p>
          </table:table-cell>
          <table:table-cell table:number-columns-repeated="3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3032904">
            <text:p>0,3032904</text:p>
          </table:table-cell>
          <table:table-cell office:value-type="float" office:value="0.05498056">
            <text:p>0,05498056</text:p>
          </table:table-cell>
          <table:table-cell office:value-type="float" office:value="1.7059369">
            <text:p>1,7059369</text:p>
          </table:table-cell>
          <table:table-cell table:number-columns-repeated="2"/>
          <table:table-cell office:value-type="float" office:value="458">
            <text:p>458</text:p>
          </table:table-cell>
          <table:table-cell office:value-type="float" office:value="1.7059369">
            <text:p>1,7059369</text:p>
          </table:table-cell>
          <table:table-cell table:number-columns-repeated="3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2972579">
            <text:p>0,2972579</text:p>
          </table:table-cell>
          <table:table-cell office:value-type="float" office:value="0.05745872">
            <text:p>0,05745872</text:p>
          </table:table-cell>
          <table:table-cell office:value-type="float" office:value="1.6887372">
            <text:p>1,6887372</text:p>
          </table:table-cell>
          <table:table-cell table:number-columns-repeated="2"/>
          <table:table-cell office:value-type="float" office:value="459">
            <text:p>459</text:p>
          </table:table-cell>
          <table:table-cell office:value-type="float" office:value="1.6887372">
            <text:p>1,6887372</text:p>
          </table:table-cell>
          <table:table-cell table:number-columns-repeated="3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2908">
            <text:p>0,2908</text:p>
          </table:table-cell>
          <table:table-cell office:value-type="float" office:value="0.06">
            <text:p>0,06</text:p>
          </table:table-cell>
          <table:table-cell office:value-type="float" office:value="1.6692">
            <text:p>1,6692</text:p>
          </table:table-cell>
          <table:table-cell table:number-columns-repeated="2"/>
          <table:table-cell office:value-type="float" office:value="460">
            <text:p>460</text:p>
          </table:table-cell>
          <table:table-cell office:value-type="float" office:value="1.6692">
            <text:p>1,6692</text:p>
          </table:table-cell>
          <table:table-cell table:number-columns-repeated="3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2839701">
            <text:p>0,2839701</text:p>
          </table:table-cell>
          <table:table-cell office:value-type="float" office:value="0.06260197">
            <text:p>0,06260197</text:p>
          </table:table-cell>
          <table:table-cell office:value-type="float" office:value="1.6475287">
            <text:p>1,6475287</text:p>
          </table:table-cell>
          <table:table-cell table:number-columns-repeated="2"/>
          <table:table-cell office:value-type="float" office:value="461">
            <text:p>461</text:p>
          </table:table-cell>
          <table:table-cell office:value-type="float" office:value="1.6475287">
            <text:p>1,6475287</text:p>
          </table:table-cell>
          <table:table-cell table:number-columns-repeated="3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2767214">
            <text:p>0,2767214</text:p>
          </table:table-cell>
          <table:table-cell office:value-type="float" office:value="0.06527752">
            <text:p>0,06527752</text:p>
          </table:table-cell>
          <table:table-cell office:value-type="float" office:value="1.6234127">
            <text:p>1,6234127</text:p>
          </table:table-cell>
          <table:table-cell table:number-columns-repeated="2"/>
          <table:table-cell office:value-type="float" office:value="462">
            <text:p>462</text:p>
          </table:table-cell>
          <table:table-cell office:value-type="float" office:value="1.6234127">
            <text:p>1,6234127</text:p>
          </table:table-cell>
          <table:table-cell table:number-columns-repeated="3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689178">
            <text:p>0,2689178</text:p>
          </table:table-cell>
          <table:table-cell office:value-type="float" office:value="0.06804208">
            <text:p>0,06804208</text:p>
          </table:table-cell>
          <table:table-cell office:value-type="float" office:value="1.5960223">
            <text:p>1,5960223</text:p>
          </table:table-cell>
          <table:table-cell table:number-columns-repeated="2"/>
          <table:table-cell office:value-type="float" office:value="463">
            <text:p>463</text:p>
          </table:table-cell>
          <table:table-cell office:value-type="float" office:value="1.5960223">
            <text:p>1,5960223</text:p>
          </table:table-cell>
          <table:table-cell table:number-columns-repeated="3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2604227">
            <text:p>0,2604227</text:p>
          </table:table-cell>
          <table:table-cell office:value-type="float" office:value="0.07091109">
            <text:p>0,07091109</text:p>
          </table:table-cell>
          <table:table-cell office:value-type="float" office:value="1.564528">
            <text:p>1,564528</text:p>
          </table:table-cell>
          <table:table-cell table:number-columns-repeated="2"/>
          <table:table-cell office:value-type="float" office:value="464">
            <text:p>464</text:p>
          </table:table-cell>
          <table:table-cell office:value-type="float" office:value="1.564528">
            <text:p>1,564528</text:p>
          </table:table-cell>
          <table:table-cell table:number-columns-repeated="3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2511">
            <text:p>0,2511</text:p>
          </table:table-cell>
          <table:table-cell office:value-type="float" office:value="0.0739">
            <text:p>0,0739</text:p>
          </table:table-cell>
          <table:table-cell office:value-type="float" office:value="1.5281">
            <text:p>1,5281</text:p>
          </table:table-cell>
          <table:table-cell table:number-columns-repeated="2"/>
          <table:table-cell office:value-type="float" office:value="465">
            <text:p>465</text:p>
          </table:table-cell>
          <table:table-cell office:value-type="float" office:value="1.5281">
            <text:p>1,5281</text:p>
          </table:table-cell>
          <table:table-cell table:number-columns-repeated="3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2408475">
            <text:p>0,2408475</text:p>
          </table:table-cell>
          <table:table-cell office:value-type="float" office:value="0.077016">
            <text:p>0,077016</text:p>
          </table:table-cell>
          <table:table-cell office:value-type="float" office:value="1.4861114">
            <text:p>1,4861114</text:p>
          </table:table-cell>
          <table:table-cell table:number-columns-repeated="2"/>
          <table:table-cell office:value-type="float" office:value="466">
            <text:p>466</text:p>
          </table:table-cell>
          <table:table-cell office:value-type="float" office:value="1.4861114">
            <text:p>1,4861114</text:p>
          </table:table-cell>
          <table:table-cell table:number-columns-repeated="3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2298512">
            <text:p>0,2298512</text:p>
          </table:table-cell>
          <table:table-cell office:value-type="float" office:value="0.0802664">
            <text:p>0,0802664</text:p>
          </table:table-cell>
          <table:table-cell office:value-type="float" office:value="1.4395215">
            <text:p>1,4395215</text:p>
          </table:table-cell>
          <table:table-cell table:number-columns-repeated="2"/>
          <table:table-cell office:value-type="float" office:value="467">
            <text:p>467</text:p>
          </table:table-cell>
          <table:table-cell office:value-type="float" office:value="1.4395215">
            <text:p>1,4395215</text:p>
          </table:table-cell>
          <table:table-cell table:number-columns-repeated="3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2184072">
            <text:p>0,2184072</text:p>
          </table:table-cell>
          <table:table-cell office:value-type="float" office:value="0.0836668">
            <text:p>0,0836668</text:p>
          </table:table-cell>
          <table:table-cell office:value-type="float" office:value="1.3898799">
            <text:p>1,3898799</text:p>
          </table:table-cell>
          <table:table-cell table:number-columns-repeated="2"/>
          <table:table-cell office:value-type="float" office:value="468">
            <text:p>468</text:p>
          </table:table-cell>
          <table:table-cell office:value-type="float" office:value="1.3898799">
            <text:p>1,3898799</text:p>
          </table:table-cell>
          <table:table-cell table:number-columns-repeated="3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2068115">
            <text:p>0,2068115</text:p>
          </table:table-cell>
          <table:table-cell office:value-type="float" office:value="0.0872328">
            <text:p>0,0872328</text:p>
          </table:table-cell>
          <table:table-cell office:value-type="float" office:value="1.3387362">
            <text:p>1,3387362</text:p>
          </table:table-cell>
          <table:table-cell table:number-columns-repeated="2"/>
          <table:table-cell office:value-type="float" office:value="469">
            <text:p>469</text:p>
          </table:table-cell>
          <table:table-cell office:value-type="float" office:value="1.3387362">
            <text:p>1,3387362</text:p>
          </table:table-cell>
          <table:table-cell table:number-columns-repeated="3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19536">
            <text:p>0,19536</text:p>
          </table:table-cell>
          <table:table-cell office:value-type="float" office:value="0.09098">
            <text:p>0,09098</text:p>
          </table:table-cell>
          <table:table-cell office:value-type="float" office:value="1.28764">
            <text:p>1,28764</text:p>
          </table:table-cell>
          <table:table-cell table:number-columns-repeated="2"/>
          <table:table-cell office:value-type="float" office:value="470">
            <text:p>470</text:p>
          </table:table-cell>
          <table:table-cell office:value-type="float" office:value="1.28764">
            <text:p>1,28764</text:p>
          </table:table-cell>
          <table:table-cell table:number-columns-repeated="3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1842136">
            <text:p>0,1842136</text:p>
          </table:table-cell>
          <table:table-cell office:value-type="float" office:value="0.09491755">
            <text:p>0,09491755</text:p>
          </table:table-cell>
          <table:table-cell office:value-type="float" office:value="1.2374223">
            <text:p>1,2374223</text:p>
          </table:table-cell>
          <table:table-cell table:number-columns-repeated="2"/>
          <table:table-cell office:value-type="float" office:value="471">
            <text:p>471</text:p>
          </table:table-cell>
          <table:table-cell office:value-type="float" office:value="1.2374223">
            <text:p>1,2374223</text:p>
          </table:table-cell>
          <table:table-cell table:number-columns-repeated="3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1733273">
            <text:p>0,1733273</text:p>
          </table:table-cell>
          <table:table-cell office:value-type="float" office:value="0.09904584">
            <text:p>0,09904584</text:p>
          </table:table-cell>
          <table:table-cell office:value-type="float" office:value="1.1878243">
            <text:p>1,1878243</text:p>
          </table:table-cell>
          <table:table-cell table:number-columns-repeated="2"/>
          <table:table-cell office:value-type="float" office:value="472">
            <text:p>472</text:p>
          </table:table-cell>
          <table:table-cell office:value-type="float" office:value="1.1878243">
            <text:p>1,1878243</text:p>
          </table:table-cell>
          <table:table-cell table:number-columns-repeated="3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1626881">
            <text:p>0,1626881</text:p>
          </table:table-cell>
          <table:table-cell office:value-type="float" office:value="0.1033674">
            <text:p>0,1033674</text:p>
          </table:table-cell>
          <table:table-cell office:value-type="float" office:value="1.1387611">
            <text:p>1,1387611</text:p>
          </table:table-cell>
          <table:table-cell table:number-columns-repeated="2"/>
          <table:table-cell office:value-type="float" office:value="473">
            <text:p>473</text:p>
          </table:table-cell>
          <table:table-cell office:value-type="float" office:value="1.1387611">
            <text:p>1,1387611</text:p>
          </table:table-cell>
          <table:table-cell table:number-columns-repeated="3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1522833">
            <text:p>0,1522833</text:p>
          </table:table-cell>
          <table:table-cell office:value-type="float" office:value="0.1078846">
            <text:p>0,1078846</text:p>
          </table:table-cell>
          <table:table-cell office:value-type="float" office:value="1.090148">
            <text:p>1,090148</text:p>
          </table:table-cell>
          <table:table-cell table:number-columns-repeated="2"/>
          <table:table-cell office:value-type="float" office:value="474">
            <text:p>474</text:p>
          </table:table-cell>
          <table:table-cell office:value-type="float" office:value="1.090148">
            <text:p>1,090148</text:p>
          </table:table-cell>
          <table:table-cell table:number-columns-repeated="3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1421">
            <text:p>0,1421</text:p>
          </table:table-cell>
          <table:table-cell office:value-type="float" office:value="0.1126">
            <text:p>0,1126</text:p>
          </table:table-cell>
          <table:table-cell office:value-type="float" office:value="1.0419">
            <text:p>1,0419</text:p>
          </table:table-cell>
          <table:table-cell table:number-columns-repeated="2"/>
          <table:table-cell office:value-type="float" office:value="475">
            <text:p>475</text:p>
          </table:table-cell>
          <table:table-cell office:value-type="float" office:value="1.0419">
            <text:p>1,0419</text:p>
          </table:table-cell>
          <table:table-cell table:number-columns-repeated="3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1321786">
            <text:p>0,1321786</text:p>
          </table:table-cell>
          <table:table-cell office:value-type="float" office:value="0.117532">
            <text:p>0,117532</text:p>
          </table:table-cell>
          <table:table-cell office:value-type="float" office:value="0.9941976">
            <text:p>0,9941976</text:p>
          </table:table-cell>
          <table:table-cell table:number-columns-repeated="2"/>
          <table:table-cell office:value-type="float" office:value="476">
            <text:p>476</text:p>
          </table:table-cell>
          <table:table-cell office:value-type="float" office:value="0.9941976">
            <text:p>0,9941976</text:p>
          </table:table-cell>
          <table:table-cell table:number-columns-repeated="3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1225696">
            <text:p>0,1225696</text:p>
          </table:table-cell>
          <table:table-cell office:value-type="float" office:value="0.1226744">
            <text:p>0,1226744</text:p>
          </table:table-cell>
          <table:table-cell office:value-type="float" office:value="0.9473473">
            <text:p>0,9473473</text:p>
          </table:table-cell>
          <table:table-cell table:number-columns-repeated="2"/>
          <table:table-cell office:value-type="float" office:value="477">
            <text:p>477</text:p>
          </table:table-cell>
          <table:table-cell office:value-type="float" office:value="0.9473473">
            <text:p>0,9473473</text:p>
          </table:table-cell>
          <table:table-cell table:number-columns-repeated="3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1132752">
            <text:p>0,1132752</text:p>
          </table:table-cell>
          <table:table-cell office:value-type="float" office:value="0.1279928">
            <text:p>0,1279928</text:p>
          </table:table-cell>
          <table:table-cell office:value-type="float" office:value="0.9014531">
            <text:p>0,9014531</text:p>
          </table:table-cell>
          <table:table-cell table:number-columns-repeated="2"/>
          <table:table-cell office:value-type="float" office:value="478">
            <text:p>478</text:p>
          </table:table-cell>
          <table:table-cell office:value-type="float" office:value="0.9014531">
            <text:p>0,9014531</text:p>
          </table:table-cell>
          <table:table-cell table:number-columns-repeated="3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1042979">
            <text:p>0,1042979</text:p>
          </table:table-cell>
          <table:table-cell office:value-type="float" office:value="0.1334528">
            <text:p>0,1334528</text:p>
          </table:table-cell>
          <table:table-cell office:value-type="float" office:value="0.8566193">
            <text:p>0,8566193</text:p>
          </table:table-cell>
          <table:table-cell table:number-columns-repeated="2"/>
          <table:table-cell office:value-type="float" office:value="479">
            <text:p>479</text:p>
          </table:table-cell>
          <table:table-cell office:value-type="float" office:value="0.8566193">
            <text:p>0,8566193</text:p>
          </table:table-cell>
          <table:table-cell table:number-columns-repeated="3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9564">
            <text:p>0,09564</text:p>
          </table:table-cell>
          <table:table-cell office:value-type="float" office:value="0.13902">
            <text:p>0,13902</text:p>
          </table:table-cell>
          <table:table-cell office:value-type="float" office:value="0.8129501">
            <text:p>0,8129501</text:p>
          </table:table-cell>
          <table:table-cell table:number-columns-repeated="2"/>
          <table:table-cell office:value-type="float" office:value="480">
            <text:p>480</text:p>
          </table:table-cell>
          <table:table-cell office:value-type="float" office:value="0.8129501">
            <text:p>0,8129501</text:p>
          </table:table-cell>
          <table:table-cell table:number-columns-repeated="3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08729955">
            <text:p>0,08729955</text:p>
          </table:table-cell>
          <table:table-cell office:value-type="float" office:value="0.1446764">
            <text:p>0,1446764</text:p>
          </table:table-cell>
          <table:table-cell office:value-type="float" office:value="0.7705173">
            <text:p>0,7705173</text:p>
          </table:table-cell>
          <table:table-cell table:number-columns-repeated="2"/>
          <table:table-cell office:value-type="float" office:value="481">
            <text:p>481</text:p>
          </table:table-cell>
          <table:table-cell office:value-type="float" office:value="0.7705173">
            <text:p>0,7705173</text:p>
          </table:table-cell>
          <table:table-cell table:number-columns-repeated="3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07930804">
            <text:p>0,07930804</text:p>
          </table:table-cell>
          <table:table-cell office:value-type="float" office:value="0.1504693">
            <text:p>0,1504693</text:p>
          </table:table-cell>
          <table:table-cell office:value-type="float" office:value="0.7294448">
            <text:p>0,7294448</text:p>
          </table:table-cell>
          <table:table-cell table:number-columns-repeated="2"/>
          <table:table-cell office:value-type="float" office:value="482">
            <text:p>482</text:p>
          </table:table-cell>
          <table:table-cell office:value-type="float" office:value="0.7294448">
            <text:p>0,7294448</text:p>
          </table:table-cell>
          <table:table-cell table:number-columns-repeated="3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07171776">
            <text:p>0,07171776</text:p>
          </table:table-cell>
          <table:table-cell office:value-type="float" office:value="0.1564619">
            <text:p>0,1564619</text:p>
          </table:table-cell>
          <table:table-cell office:value-type="float" office:value="0.6899136">
            <text:p>0,6899136</text:p>
          </table:table-cell>
          <table:table-cell table:number-columns-repeated="2"/>
          <table:table-cell office:value-type="float" office:value="483">
            <text:p>483</text:p>
          </table:table-cell>
          <table:table-cell office:value-type="float" office:value="0.6899136">
            <text:p>0,6899136</text:p>
          </table:table-cell>
          <table:table-cell table:number-columns-repeated="3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06458099">
            <text:p>0,06458099</text:p>
          </table:table-cell>
          <table:table-cell office:value-type="float" office:value="0.1627177">
            <text:p>0,1627177</text:p>
          </table:table-cell>
          <table:table-cell office:value-type="float" office:value="0.6521049">
            <text:p>0,6521049</text:p>
          </table:table-cell>
          <table:table-cell table:number-columns-repeated="2"/>
          <table:table-cell office:value-type="float" office:value="484">
            <text:p>484</text:p>
          </table:table-cell>
          <table:table-cell office:value-type="float" office:value="0.6521049">
            <text:p>0,6521049</text:p>
          </table:table-cell>
          <table:table-cell table:number-columns-repeated="3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05795001">
            <text:p>0,05795001</text:p>
          </table:table-cell>
          <table:table-cell office:value-type="float" office:value="0.1693">
            <text:p>0,1693</text:p>
          </table:table-cell>
          <table:table-cell office:value-type="float" office:value="0.6162">
            <text:p>0,6162</text:p>
          </table:table-cell>
          <table:table-cell table:number-columns-repeated="2"/>
          <table:table-cell office:value-type="float" office:value="485">
            <text:p>485</text:p>
          </table:table-cell>
          <table:table-cell office:value-type="float" office:value="0.6162">
            <text:p>0,6162</text:p>
          </table:table-cell>
          <table:table-cell table:number-columns-repeated="3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05186211">
            <text:p>0,05186211</text:p>
          </table:table-cell>
          <table:table-cell office:value-type="float" office:value="0.1762431">
            <text:p>0,1762431</text:p>
          </table:table-cell>
          <table:table-cell office:value-type="float" office:value="0.5823286">
            <text:p>0,5823286</text:p>
          </table:table-cell>
          <table:table-cell table:number-columns-repeated="2"/>
          <table:table-cell office:value-type="float" office:value="486">
            <text:p>486</text:p>
          </table:table-cell>
          <table:table-cell office:value-type="float" office:value="0.5823286">
            <text:p>0,5823286</text:p>
          </table:table-cell>
          <table:table-cell table:number-columns-repeated="3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04628152">
            <text:p>0,04628152</text:p>
          </table:table-cell>
          <table:table-cell office:value-type="float" office:value="0.1835581">
            <text:p>0,1835581</text:p>
          </table:table-cell>
          <table:table-cell office:value-type="float" office:value="0.5504162">
            <text:p>0,5504162</text:p>
          </table:table-cell>
          <table:table-cell table:number-columns-repeated="2"/>
          <table:table-cell office:value-type="float" office:value="487">
            <text:p>487</text:p>
          </table:table-cell>
          <table:table-cell office:value-type="float" office:value="0.5504162">
            <text:p>0,5504162</text:p>
          </table:table-cell>
          <table:table-cell table:number-columns-repeated="3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4115088">
            <text:p>0,04115088</text:p>
          </table:table-cell>
          <table:table-cell office:value-type="float" office:value="0.1912735">
            <text:p>0,1912735</text:p>
          </table:table-cell>
          <table:table-cell office:value-type="float" office:value="0.5203376">
            <text:p>0,5203376</text:p>
          </table:table-cell>
          <table:table-cell table:number-columns-repeated="2"/>
          <table:table-cell office:value-type="float" office:value="488">
            <text:p>488</text:p>
          </table:table-cell>
          <table:table-cell office:value-type="float" office:value="0.5203376">
            <text:p>0,5203376</text:p>
          </table:table-cell>
          <table:table-cell table:number-columns-repeated="3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03641283">
            <text:p>0,03641283</text:p>
          </table:table-cell>
          <table:table-cell office:value-type="float" office:value="0.199418">
            <text:p>0,199418</text:p>
          </table:table-cell>
          <table:table-cell office:value-type="float" office:value="0.4919673">
            <text:p>0,4919673</text:p>
          </table:table-cell>
          <table:table-cell table:number-columns-repeated="2"/>
          <table:table-cell office:value-type="float" office:value="489">
            <text:p>489</text:p>
          </table:table-cell>
          <table:table-cell office:value-type="float" office:value="0.4919673">
            <text:p>0,4919673</text:p>
          </table:table-cell>
          <table:table-cell table:number-columns-repeated="3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03201">
            <text:p>0,03201</text:p>
          </table:table-cell>
          <table:table-cell office:value-type="float" office:value="0.20802">
            <text:p>0,20802</text:p>
          </table:table-cell>
          <table:table-cell office:value-type="float" office:value="0.46518">
            <text:p>0,46518</text:p>
          </table:table-cell>
          <table:table-cell table:number-columns-repeated="2"/>
          <table:table-cell office:value-type="float" office:value="490">
            <text:p>490</text:p>
          </table:table-cell>
          <table:table-cell office:value-type="float" office:value="0.46518">
            <text:p>0,46518</text:p>
          </table:table-cell>
          <table:table-cell table:number-columns-repeated="3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0279172">
            <text:p>0,0279172</text:p>
          </table:table-cell>
          <table:table-cell office:value-type="float" office:value="0.2171199">
            <text:p>0,2171199</text:p>
          </table:table-cell>
          <table:table-cell office:value-type="float" office:value="0.4399246">
            <text:p>0,4399246</text:p>
          </table:table-cell>
          <table:table-cell table:number-columns-repeated="2"/>
          <table:table-cell office:value-type="float" office:value="491">
            <text:p>491</text:p>
          </table:table-cell>
          <table:table-cell office:value-type="float" office:value="0.4399246">
            <text:p>0,4399246</text:p>
          </table:table-cell>
          <table:table-cell table:number-columns-repeated="3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0241444">
            <text:p>0,0241444</text:p>
          </table:table-cell>
          <table:table-cell office:value-type="float" office:value="0.2267345">
            <text:p>0,2267345</text:p>
          </table:table-cell>
          <table:table-cell office:value-type="float" office:value="0.4161836">
            <text:p>0,4161836</text:p>
          </table:table-cell>
          <table:table-cell table:number-columns-repeated="2"/>
          <table:table-cell office:value-type="float" office:value="492">
            <text:p>492</text:p>
          </table:table-cell>
          <table:table-cell office:value-type="float" office:value="0.4161836">
            <text:p>0,4161836</text:p>
          </table:table-cell>
          <table:table-cell table:number-columns-repeated="3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020687">
            <text:p>0,020687</text:p>
          </table:table-cell>
          <table:table-cell office:value-type="float" office:value="0.2368571">
            <text:p>0,2368571</text:p>
          </table:table-cell>
          <table:table-cell office:value-type="float" office:value="0.3938822">
            <text:p>0,3938822</text:p>
          </table:table-cell>
          <table:table-cell table:number-columns-repeated="2"/>
          <table:table-cell office:value-type="float" office:value="493">
            <text:p>493</text:p>
          </table:table-cell>
          <table:table-cell office:value-type="float" office:value="0.3938822">
            <text:p>0,3938822</text:p>
          </table:table-cell>
          <table:table-cell table:number-columns-repeated="3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0175404">
            <text:p>0,0175404</text:p>
          </table:table-cell>
          <table:table-cell office:value-type="float" office:value="0.2474812">
            <text:p>0,2474812</text:p>
          </table:table-cell>
          <table:table-cell office:value-type="float" office:value="0.3729459">
            <text:p>0,3729459</text:p>
          </table:table-cell>
          <table:table-cell table:number-columns-repeated="2"/>
          <table:table-cell office:value-type="float" office:value="494">
            <text:p>494</text:p>
          </table:table-cell>
          <table:table-cell office:value-type="float" office:value="0.3729459">
            <text:p>0,3729459</text:p>
          </table:table-cell>
          <table:table-cell table:number-columns-repeated="3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0147">
            <text:p>0,0147</text:p>
          </table:table-cell>
          <table:table-cell office:value-type="float" office:value="0.2586">
            <text:p>0,2586</text:p>
          </table:table-cell>
          <table:table-cell office:value-type="float" office:value="0.3533">
            <text:p>0,3533</text:p>
          </table:table-cell>
          <table:table-cell table:number-columns-repeated="2"/>
          <table:table-cell office:value-type="float" office:value="495">
            <text:p>495</text:p>
          </table:table-cell>
          <table:table-cell office:value-type="float" office:value="0.3533">
            <text:p>0,3533</text:p>
          </table:table-cell>
          <table:table-cell table:number-columns-repeated="3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01216179">
            <text:p>0,01216179</text:p>
          </table:table-cell>
          <table:table-cell office:value-type="float" office:value="0.2701849">
            <text:p>0,2701849</text:p>
          </table:table-cell>
          <table:table-cell office:value-type="float" office:value="0.3348578">
            <text:p>0,3348578</text:p>
          </table:table-cell>
          <table:table-cell table:number-columns-repeated="2"/>
          <table:table-cell office:value-type="float" office:value="496">
            <text:p>496</text:p>
          </table:table-cell>
          <table:table-cell office:value-type="float" office:value="0.3348578">
            <text:p>0,3348578</text:p>
          </table:table-cell>
          <table:table-cell table:number-columns-repeated="3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00991996">
            <text:p>0,00991996</text:p>
          </table:table-cell>
          <table:table-cell office:value-type="float" office:value="0.2822939">
            <text:p>0,2822939</text:p>
          </table:table-cell>
          <table:table-cell office:value-type="float" office:value="0.3175521">
            <text:p>0,3175521</text:p>
          </table:table-cell>
          <table:table-cell table:number-columns-repeated="2"/>
          <table:table-cell office:value-type="float" office:value="497">
            <text:p>497</text:p>
          </table:table-cell>
          <table:table-cell office:value-type="float" office:value="0.3175521">
            <text:p>0,3175521</text:p>
          </table:table-cell>
          <table:table-cell table:number-columns-repeated="3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00796724">
            <text:p>0,00796724</text:p>
          </table:table-cell>
          <table:table-cell office:value-type="float" office:value="0.2950505">
            <text:p>0,2950505</text:p>
          </table:table-cell>
          <table:table-cell office:value-type="float" office:value="0.3013375">
            <text:p>0,3013375</text:p>
          </table:table-cell>
          <table:table-cell table:number-columns-repeated="2"/>
          <table:table-cell office:value-type="float" office:value="498">
            <text:p>498</text:p>
          </table:table-cell>
          <table:table-cell office:value-type="float" office:value="0.3013375">
            <text:p>0,3013375</text:p>
          </table:table-cell>
          <table:table-cell table:number-columns-repeated="3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006296346">
            <text:p>0,006296346</text:p>
          </table:table-cell>
          <table:table-cell office:value-type="float" office:value="0.308578">
            <text:p>0,308578</text:p>
          </table:table-cell>
          <table:table-cell office:value-type="float" office:value="0.2861686">
            <text:p>0,2861686</text:p>
          </table:table-cell>
          <table:table-cell table:number-columns-repeated="2"/>
          <table:table-cell office:value-type="float" office:value="499">
            <text:p>499</text:p>
          </table:table-cell>
          <table:table-cell office:value-type="float" office:value="0.2861686">
            <text:p>0,2861686</text:p>
          </table:table-cell>
          <table:table-cell table:number-columns-repeated="3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49">
            <text:p>0,0049</text:p>
          </table:table-cell>
          <table:table-cell office:value-type="float" office:value="0.323">
            <text:p>0,323</text:p>
          </table:table-cell>
          <table:table-cell office:value-type="float" office:value="0.272">
            <text:p>0,272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0.272">
            <text:p>0,272</text:p>
          </table:table-cell>
          <table:table-cell table:number-columns-repeated="3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0.003777173">
            <text:p>0,003777173</text:p>
          </table:table-cell>
          <table:table-cell office:value-type="float" office:value="0.3384021">
            <text:p>0,3384021</text:p>
          </table:table-cell>
          <table:table-cell office:value-type="float" office:value="0.2588171">
            <text:p>0,2588171</text:p>
          </table:table-cell>
          <table:table-cell table:number-columns-repeated="2"/>
          <table:table-cell office:value-type="float" office:value="501">
            <text:p>501</text:p>
          </table:table-cell>
          <table:table-cell office:value-type="float" office:value="0.2588171">
            <text:p>0,2588171</text:p>
          </table:table-cell>
          <table:table-cell table:number-columns-repeated="3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0.00294532">
            <text:p>0,00294532</text:p>
          </table:table-cell>
          <table:table-cell office:value-type="float" office:value="0.3546858">
            <text:p>0,3546858</text:p>
          </table:table-cell>
          <table:table-cell office:value-type="float" office:value="0.2464838">
            <text:p>0,2464838</text:p>
          </table:table-cell>
          <table:table-cell table:number-columns-repeated="2"/>
          <table:table-cell office:value-type="float" office:value="502">
            <text:p>502</text:p>
          </table:table-cell>
          <table:table-cell office:value-type="float" office:value="0.2464838">
            <text:p>0,2464838</text:p>
          </table:table-cell>
          <table:table-cell table:number-columns-repeated="3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0.00242488">
            <text:p>0,00242488</text:p>
          </table:table-cell>
          <table:table-cell office:value-type="float" office:value="0.3716986">
            <text:p>0,3716986</text:p>
          </table:table-cell>
          <table:table-cell office:value-type="float" office:value="0.2347718">
            <text:p>0,2347718</text:p>
          </table:table-cell>
          <table:table-cell table:number-columns-repeated="2"/>
          <table:table-cell office:value-type="float" office:value="503">
            <text:p>503</text:p>
          </table:table-cell>
          <table:table-cell office:value-type="float" office:value="0.2347718">
            <text:p>0,2347718</text:p>
          </table:table-cell>
          <table:table-cell table:number-columns-repeated="3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0.002236293">
            <text:p>0,002236293</text:p>
          </table:table-cell>
          <table:table-cell office:value-type="float" office:value="0.3892875">
            <text:p>0,3892875</text:p>
          </table:table-cell>
          <table:table-cell office:value-type="float" office:value="0.2234533">
            <text:p>0,2234533</text:p>
          </table:table-cell>
          <table:table-cell table:number-columns-repeated="2"/>
          <table:table-cell office:value-type="float" office:value="504">
            <text:p>504</text:p>
          </table:table-cell>
          <table:table-cell office:value-type="float" office:value="0.2234533">
            <text:p>0,2234533</text:p>
          </table:table-cell>
          <table:table-cell table:number-columns-repeated="3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0.0024">
            <text:p>0,0024</text:p>
          </table:table-cell>
          <table:table-cell office:value-type="float" office:value="0.4073">
            <text:p>0,4073</text:p>
          </table:table-cell>
          <table:table-cell office:value-type="float" office:value="0.2123">
            <text:p>0,2123</text:p>
          </table:table-cell>
          <table:table-cell table:number-columns-repeated="2"/>
          <table:table-cell office:value-type="float" office:value="505">
            <text:p>505</text:p>
          </table:table-cell>
          <table:table-cell office:value-type="float" office:value="0.2123">
            <text:p>0,2123</text:p>
          </table:table-cell>
          <table:table-cell table:number-columns-repeated="3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0.00292552">
            <text:p>0,00292552</text:p>
          </table:table-cell>
          <table:table-cell office:value-type="float" office:value="0.4256299">
            <text:p>0,4256299</text:p>
          </table:table-cell>
          <table:table-cell office:value-type="float" office:value="0.2011692">
            <text:p>0,2011692</text:p>
          </table:table-cell>
          <table:table-cell table:number-columns-repeated="2"/>
          <table:table-cell office:value-type="float" office:value="506">
            <text:p>506</text:p>
          </table:table-cell>
          <table:table-cell office:value-type="float" office:value="0.2011692">
            <text:p>0,2011692</text:p>
          </table:table-cell>
          <table:table-cell table:number-columns-repeated="3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0.00383656">
            <text:p>0,00383656</text:p>
          </table:table-cell>
          <table:table-cell office:value-type="float" office:value="0.4443096">
            <text:p>0,4443096</text:p>
          </table:table-cell>
          <table:table-cell office:value-type="float" office:value="0.1901196">
            <text:p>0,1901196</text:p>
          </table:table-cell>
          <table:table-cell table:number-columns-repeated="2"/>
          <table:table-cell office:value-type="float" office:value="507">
            <text:p>507</text:p>
          </table:table-cell>
          <table:table-cell office:value-type="float" office:value="0.1901196">
            <text:p>0,1901196</text:p>
          </table:table-cell>
          <table:table-cell table:number-columns-repeated="3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0.00517484">
            <text:p>0,00517484</text:p>
          </table:table-cell>
          <table:table-cell office:value-type="float" office:value="0.4633944">
            <text:p>0,4633944</text:p>
          </table:table-cell>
          <table:table-cell office:value-type="float" office:value="0.1792254">
            <text:p>0,1792254</text:p>
          </table:table-cell>
          <table:table-cell table:number-columns-repeated="2"/>
          <table:table-cell office:value-type="float" office:value="508">
            <text:p>508</text:p>
          </table:table-cell>
          <table:table-cell office:value-type="float" office:value="0.1792254">
            <text:p>0,1792254</text:p>
          </table:table-cell>
          <table:table-cell table:number-columns-repeated="3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0.00698208">
            <text:p>0,00698208</text:p>
          </table:table-cell>
          <table:table-cell office:value-type="float" office:value="0.4829395">
            <text:p>0,4829395</text:p>
          </table:table-cell>
          <table:table-cell office:value-type="float" office:value="0.1685608">
            <text:p>0,1685608</text:p>
          </table:table-cell>
          <table:table-cell table:number-columns-repeated="2"/>
          <table:table-cell office:value-type="float" office:value="509">
            <text:p>509</text:p>
          </table:table-cell>
          <table:table-cell office:value-type="float" office:value="0.1685608">
            <text:p>0,1685608</text:p>
          </table:table-cell>
          <table:table-cell table:number-columns-repeated="3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0.0093">
            <text:p>0,0093</text:p>
          </table:table-cell>
          <table:table-cell office:value-type="float" office:value="0.503">
            <text:p>0,503</text:p>
          </table:table-cell>
          <table:table-cell office:value-type="float" office:value="0.1582">
            <text:p>0,1582</text:p>
          </table:table-cell>
          <table:table-cell table:number-columns-repeated="2"/>
          <table:table-cell office:value-type="float" office:value="510">
            <text:p>510</text:p>
          </table:table-cell>
          <table:table-cell office:value-type="float" office:value="0.1582">
            <text:p>0,1582</text:p>
          </table:table-cell>
          <table:table-cell table:number-columns-repeated="3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0.01214949">
            <text:p>0,01214949</text:p>
          </table:table-cell>
          <table:table-cell office:value-type="float" office:value="0.5235693">
            <text:p>0,5235693</text:p>
          </table:table-cell>
          <table:table-cell office:value-type="float" office:value="0.1481383">
            <text:p>0,1481383</text:p>
          </table:table-cell>
          <table:table-cell table:number-columns-repeated="2"/>
          <table:table-cell office:value-type="float" office:value="511">
            <text:p>511</text:p>
          </table:table-cell>
          <table:table-cell office:value-type="float" office:value="0.1481383">
            <text:p>0,1481383</text:p>
          </table:table-cell>
          <table:table-cell table:number-columns-repeated="3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1553588">
            <text:p>0,01553588</text:p>
          </table:table-cell>
          <table:table-cell office:value-type="float" office:value="0.544512">
            <text:p>0,544512</text:p>
          </table:table-cell>
          <table:table-cell office:value-type="float" office:value="0.1383758">
            <text:p>0,1383758</text:p>
          </table:table-cell>
          <table:table-cell table:number-columns-repeated="2"/>
          <table:table-cell office:value-type="float" office:value="512">
            <text:p>512</text:p>
          </table:table-cell>
          <table:table-cell office:value-type="float" office:value="0.1383758">
            <text:p>0,1383758</text:p>
          </table:table-cell>
          <table:table-cell table:number-columns-repeated="3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0.01947752">
            <text:p>0,01947752</text:p>
          </table:table-cell>
          <table:table-cell office:value-type="float" office:value="0.56569">
            <text:p>0,56569</text:p>
          </table:table-cell>
          <table:table-cell office:value-type="float" office:value="0.1289942">
            <text:p>0,1289942</text:p>
          </table:table-cell>
          <table:table-cell table:number-columns-repeated="2"/>
          <table:table-cell office:value-type="float" office:value="513">
            <text:p>513</text:p>
          </table:table-cell>
          <table:table-cell office:value-type="float" office:value="0.1289942">
            <text:p>0,1289942</text:p>
          </table:table-cell>
          <table:table-cell table:number-columns-repeated="3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0.02399277">
            <text:p>0,02399277</text:p>
          </table:table-cell>
          <table:table-cell office:value-type="float" office:value="0.5869653">
            <text:p>0,5869653</text:p>
          </table:table-cell>
          <table:table-cell office:value-type="float" office:value="0.1200751">
            <text:p>0,1200751</text:p>
          </table:table-cell>
          <table:table-cell table:number-columns-repeated="2"/>
          <table:table-cell office:value-type="float" office:value="514">
            <text:p>514</text:p>
          </table:table-cell>
          <table:table-cell office:value-type="float" office:value="0.1200751">
            <text:p>0,1200751</text:p>
          </table:table-cell>
          <table:table-cell table:number-columns-repeated="3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0.0291">
            <text:p>0,0291</text:p>
          </table:table-cell>
          <table:table-cell office:value-type="float" office:value="0.6082">
            <text:p>0,6082</text:p>
          </table:table-cell>
          <table:table-cell office:value-type="float" office:value="0.1117">
            <text:p>0,1117</text:p>
          </table:table-cell>
          <table:table-cell table:number-columns-repeated="2"/>
          <table:table-cell office:value-type="float" office:value="515">
            <text:p>515</text:p>
          </table:table-cell>
          <table:table-cell office:value-type="float" office:value="0.1117">
            <text:p>0,1117</text:p>
          </table:table-cell>
          <table:table-cell table:number-columns-repeated="3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0.03481485">
            <text:p>0,03481485</text:p>
          </table:table-cell>
          <table:table-cell office:value-type="float" office:value="0.6293456">
            <text:p>0,6293456</text:p>
          </table:table-cell>
          <table:table-cell office:value-type="float" office:value="0.1039048">
            <text:p>0,1039048</text:p>
          </table:table-cell>
          <table:table-cell table:number-columns-repeated="2"/>
          <table:table-cell office:value-type="float" office:value="516">
            <text:p>516</text:p>
          </table:table-cell>
          <table:table-cell office:value-type="float" office:value="0.1039048">
            <text:p>0,1039048</text:p>
          </table:table-cell>
          <table:table-cell table:number-columns-repeated="3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0.04112016">
            <text:p>0,04112016</text:p>
          </table:table-cell>
          <table:table-cell office:value-type="float" office:value="0.6503068">
            <text:p>0,6503068</text:p>
          </table:table-cell>
          <table:table-cell office:value-type="float" office:value="0.09666748">
            <text:p>0,09666748</text:p>
          </table:table-cell>
          <table:table-cell table:number-columns-repeated="2"/>
          <table:table-cell office:value-type="float" office:value="517">
            <text:p>517</text:p>
          </table:table-cell>
          <table:table-cell office:value-type="float" office:value="0.09666748">
            <text:p>0,09666748</text:p>
          </table:table-cell>
          <table:table-cell table:number-columns-repeated="3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0.04798504">
            <text:p>0,04798504</text:p>
          </table:table-cell>
          <table:table-cell office:value-type="float" office:value="0.6708752">
            <text:p>0,6708752</text:p>
          </table:table-cell>
          <table:table-cell office:value-type="float" office:value="0.08998272">
            <text:p>0,08998272</text:p>
          </table:table-cell>
          <table:table-cell table:number-columns-repeated="2"/>
          <table:table-cell office:value-type="float" office:value="518">
            <text:p>518</text:p>
          </table:table-cell>
          <table:table-cell office:value-type="float" office:value="0.08998272">
            <text:p>0,08998272</text:p>
          </table:table-cell>
          <table:table-cell table:number-columns-repeated="3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0.05537861">
            <text:p>0,05537861</text:p>
          </table:table-cell>
          <table:table-cell office:value-type="float" office:value="0.6908424">
            <text:p>0,6908424</text:p>
          </table:table-cell>
          <table:table-cell office:value-type="float" office:value="0.08384531">
            <text:p>0,08384531</text:p>
          </table:table-cell>
          <table:table-cell table:number-columns-repeated="2"/>
          <table:table-cell office:value-type="float" office:value="519">
            <text:p>519</text:p>
          </table:table-cell>
          <table:table-cell office:value-type="float" office:value="0.08384531">
            <text:p>0,08384531</text:p>
          </table:table-cell>
          <table:table-cell table:number-columns-repeated="3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0.06327">
            <text:p>0,06327</text:p>
          </table:table-cell>
          <table:table-cell office:value-type="float" office:value="0.71">
            <text:p>0,71</text:p>
          </table:table-cell>
          <table:table-cell office:value-type="float" office:value="0.07824999">
            <text:p>0,07824999</text:p>
          </table:table-cell>
          <table:table-cell table:number-columns-repeated="2"/>
          <table:table-cell office:value-type="float" office:value="520">
            <text:p>520</text:p>
          </table:table-cell>
          <table:table-cell office:value-type="float" office:value="0.07824999">
            <text:p>0,07824999</text:p>
          </table:table-cell>
          <table:table-cell table:number-columns-repeated="3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0.07163501">
            <text:p>0,07163501</text:p>
          </table:table-cell>
          <table:table-cell office:value-type="float" office:value="0.7281852">
            <text:p>0,7281852</text:p>
          </table:table-cell>
          <table:table-cell office:value-type="float" office:value="0.07320899">
            <text:p>0,07320899</text:p>
          </table:table-cell>
          <table:table-cell table:number-columns-repeated="2"/>
          <table:table-cell office:value-type="float" office:value="521">
            <text:p>521</text:p>
          </table:table-cell>
          <table:table-cell office:value-type="float" office:value="0.07320899">
            <text:p>0,07320899</text:p>
          </table:table-cell>
          <table:table-cell table:number-columns-repeated="3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0.08046224">
            <text:p>0,08046224</text:p>
          </table:table-cell>
          <table:table-cell office:value-type="float" office:value="0.7454636">
            <text:p>0,7454636</text:p>
          </table:table-cell>
          <table:table-cell office:value-type="float" office:value="0.06867816">
            <text:p>0,06867816</text:p>
          </table:table-cell>
          <table:table-cell table:number-columns-repeated="2"/>
          <table:table-cell office:value-type="float" office:value="522">
            <text:p>522</text:p>
          </table:table-cell>
          <table:table-cell office:value-type="float" office:value="0.06867816">
            <text:p>0,06867816</text:p>
          </table:table-cell>
          <table:table-cell table:number-columns-repeated="3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0.08973996">
            <text:p>0,08973996</text:p>
          </table:table-cell>
          <table:table-cell office:value-type="float" office:value="0.7619694">
            <text:p>0,7619694</text:p>
          </table:table-cell>
          <table:table-cell office:value-type="float" office:value="0.06456784">
            <text:p>0,06456784</text:p>
          </table:table-cell>
          <table:table-cell table:number-columns-repeated="2"/>
          <table:table-cell office:value-type="float" office:value="523">
            <text:p>523</text:p>
          </table:table-cell>
          <table:table-cell office:value-type="float" office:value="0.06456784">
            <text:p>0,06456784</text:p>
          </table:table-cell>
          <table:table-cell table:number-columns-repeated="3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0.09945645">
            <text:p>0,09945645</text:p>
          </table:table-cell>
          <table:table-cell office:value-type="float" office:value="0.7778368">
            <text:p>0,7778368</text:p>
          </table:table-cell>
          <table:table-cell office:value-type="float" office:value="0.06078835">
            <text:p>0,06078835</text:p>
          </table:table-cell>
          <table:table-cell table:number-columns-repeated="2"/>
          <table:table-cell office:value-type="float" office:value="524">
            <text:p>524</text:p>
          </table:table-cell>
          <table:table-cell office:value-type="float" office:value="0.06078835">
            <text:p>0,06078835</text:p>
          </table:table-cell>
          <table:table-cell table:number-columns-repeated="3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0.1096">
            <text:p>0,1096</text:p>
          </table:table-cell>
          <table:table-cell office:value-type="float" office:value="0.7932">
            <text:p>0,7932</text:p>
          </table:table-cell>
          <table:table-cell office:value-type="float" office:value="0.05725001">
            <text:p>0,05725001</text:p>
          </table:table-cell>
          <table:table-cell table:number-columns-repeated="2"/>
          <table:table-cell office:value-type="float" office:value="525">
            <text:p>525</text:p>
          </table:table-cell>
          <table:table-cell office:value-type="float" office:value="0.05725001">
            <text:p>0,05725001</text:p>
          </table:table-cell>
          <table:table-cell table:number-columns-repeated="3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0.1201674">
            <text:p>0,1201674</text:p>
          </table:table-cell>
          <table:table-cell office:value-type="float" office:value="0.8081104">
            <text:p>0,8081104</text:p>
          </table:table-cell>
          <table:table-cell office:value-type="float" office:value="0.05390435">
            <text:p>0,05390435</text:p>
          </table:table-cell>
          <table:table-cell table:number-columns-repeated="2"/>
          <table:table-cell office:value-type="float" office:value="526">
            <text:p>526</text:p>
          </table:table-cell>
          <table:table-cell office:value-type="float" office:value="0.05390435">
            <text:p>0,05390435</text:p>
          </table:table-cell>
          <table:table-cell table:number-columns-repeated="3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0.1311145">
            <text:p>0,1311145</text:p>
          </table:table-cell>
          <table:table-cell office:value-type="float" office:value="0.8224962">
            <text:p>0,8224962</text:p>
          </table:table-cell>
          <table:table-cell office:value-type="float" office:value="0.05074664">
            <text:p>0,05074664</text:p>
          </table:table-cell>
          <table:table-cell table:number-columns-repeated="2"/>
          <table:table-cell office:value-type="float" office:value="527">
            <text:p>527</text:p>
          </table:table-cell>
          <table:table-cell office:value-type="float" office:value="0.05074664">
            <text:p>0,05074664</text:p>
          </table:table-cell>
          <table:table-cell table:number-columns-repeated="3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0.1423679">
            <text:p>0,1423679</text:p>
          </table:table-cell>
          <table:table-cell office:value-type="float" office:value="0.8363068">
            <text:p>0,8363068</text:p>
          </table:table-cell>
          <table:table-cell office:value-type="float" office:value="0.04775276">
            <text:p>0,04775276</text:p>
          </table:table-cell>
          <table:table-cell table:number-columns-repeated="2"/>
          <table:table-cell office:value-type="float" office:value="528">
            <text:p>528</text:p>
          </table:table-cell>
          <table:table-cell office:value-type="float" office:value="0.04775276">
            <text:p>0,04775276</text:p>
          </table:table-cell>
          <table:table-cell table:number-columns-repeated="3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0.1538542">
            <text:p>0,1538542</text:p>
          </table:table-cell>
          <table:table-cell office:value-type="float" office:value="0.8494916">
            <text:p>0,8494916</text:p>
          </table:table-cell>
          <table:table-cell office:value-type="float" office:value="0.04489859">
            <text:p>0,04489859</text:p>
          </table:table-cell>
          <table:table-cell table:number-columns-repeated="2"/>
          <table:table-cell office:value-type="float" office:value="529">
            <text:p>529</text:p>
          </table:table-cell>
          <table:table-cell office:value-type="float" office:value="0.04489859">
            <text:p>0,04489859</text:p>
          </table:table-cell>
          <table:table-cell table:number-columns-repeated="3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0.1655">
            <text:p>0,1655</text:p>
          </table:table-cell>
          <table:table-cell office:value-type="float" office:value="0.862">
            <text:p>0,862</text:p>
          </table:table-cell>
          <table:table-cell office:value-type="float" office:value="0.04216">
            <text:p>0,04216</text:p>
          </table:table-cell>
          <table:table-cell table:number-columns-repeated="2"/>
          <table:table-cell office:value-type="float" office:value="530">
            <text:p>530</text:p>
          </table:table-cell>
          <table:table-cell office:value-type="float" office:value="0.04216">
            <text:p>0,04216</text:p>
          </table:table-cell>
          <table:table-cell table:number-columns-repeated="3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0.1772571">
            <text:p>0,1772571</text:p>
          </table:table-cell>
          <table:table-cell office:value-type="float" office:value="0.8738108">
            <text:p>0,8738108</text:p>
          </table:table-cell>
          <table:table-cell office:value-type="float" office:value="0.03950728">
            <text:p>0,03950728</text:p>
          </table:table-cell>
          <table:table-cell table:number-columns-repeated="2"/>
          <table:table-cell office:value-type="float" office:value="531">
            <text:p>531</text:p>
          </table:table-cell>
          <table:table-cell office:value-type="float" office:value="0.03950728">
            <text:p>0,03950728</text:p>
          </table:table-cell>
          <table:table-cell table:number-columns-repeated="3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0.18914">
            <text:p>0,18914</text:p>
          </table:table-cell>
          <table:table-cell office:value-type="float" office:value="0.8849624">
            <text:p>0,8849624</text:p>
          </table:table-cell>
          <table:table-cell office:value-type="float" office:value="0.03693564">
            <text:p>0,03693564</text:p>
          </table:table-cell>
          <table:table-cell table:number-columns-repeated="2"/>
          <table:table-cell office:value-type="float" office:value="532">
            <text:p>532</text:p>
          </table:table-cell>
          <table:table-cell office:value-type="float" office:value="0.03693564">
            <text:p>0,03693564</text:p>
          </table:table-cell>
          <table:table-cell table:number-columns-repeated="3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0.2011694">
            <text:p>0,2011694</text:p>
          </table:table-cell>
          <table:table-cell office:value-type="float" office:value="0.8954936">
            <text:p>0,8954936</text:p>
          </table:table-cell>
          <table:table-cell office:value-type="float" office:value="0.03445836">
            <text:p>0,03445836</text:p>
          </table:table-cell>
          <table:table-cell table:number-columns-repeated="2"/>
          <table:table-cell office:value-type="float" office:value="533">
            <text:p>533</text:p>
          </table:table-cell>
          <table:table-cell office:value-type="float" office:value="0.03445836">
            <text:p>0,03445836</text:p>
          </table:table-cell>
          <table:table-cell table:number-columns-repeated="3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0.2133658">
            <text:p>0,2133658</text:p>
          </table:table-cell>
          <table:table-cell office:value-type="float" office:value="0.9054432">
            <text:p>0,9054432</text:p>
          </table:table-cell>
          <table:table-cell office:value-type="float" office:value="0.03208872">
            <text:p>0,03208872</text:p>
          </table:table-cell>
          <table:table-cell table:number-columns-repeated="2"/>
          <table:table-cell office:value-type="float" office:value="534">
            <text:p>534</text:p>
          </table:table-cell>
          <table:table-cell office:value-type="float" office:value="0.03208872">
            <text:p>0,03208872</text:p>
          </table:table-cell>
          <table:table-cell table:number-columns-repeated="3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0.2257499">
            <text:p>0,2257499</text:p>
          </table:table-cell>
          <table:table-cell office:value-type="float" office:value="0.9148501">
            <text:p>0,9148501</text:p>
          </table:table-cell>
          <table:table-cell office:value-type="float" office:value="0.02984">
            <text:p>0,02984</text:p>
          </table:table-cell>
          <table:table-cell table:number-columns-repeated="2"/>
          <table:table-cell office:value-type="float" office:value="535">
            <text:p>535</text:p>
          </table:table-cell>
          <table:table-cell office:value-type="float" office:value="0.02984">
            <text:p>0,02984</text:p>
          </table:table-cell>
          <table:table-cell table:number-columns-repeated="3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0.2383209">
            <text:p>0,2383209</text:p>
          </table:table-cell>
          <table:table-cell office:value-type="float" office:value="0.9237348">
            <text:p>0,9237348</text:p>
          </table:table-cell>
          <table:table-cell office:value-type="float" office:value="0.02771181">
            <text:p>0,02771181</text:p>
          </table:table-cell>
          <table:table-cell table:number-columns-repeated="2"/>
          <table:table-cell office:value-type="float" office:value="536">
            <text:p>536</text:p>
          </table:table-cell>
          <table:table-cell office:value-type="float" office:value="0.02771181">
            <text:p>0,02771181</text:p>
          </table:table-cell>
          <table:table-cell table:number-columns-repeated="3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0.2510668">
            <text:p>0,2510668</text:p>
          </table:table-cell>
          <table:table-cell office:value-type="float" office:value="0.9320924">
            <text:p>0,9320924</text:p>
          </table:table-cell>
          <table:table-cell office:value-type="float" office:value="0.02569444">
            <text:p>0,02569444</text:p>
          </table:table-cell>
          <table:table-cell table:number-columns-repeated="2"/>
          <table:table-cell office:value-type="float" office:value="537">
            <text:p>537</text:p>
          </table:table-cell>
          <table:table-cell office:value-type="float" office:value="0.02569444">
            <text:p>0,02569444</text:p>
          </table:table-cell>
          <table:table-cell table:number-columns-repeated="3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0.2639922">
            <text:p>0,2639922</text:p>
          </table:table-cell>
          <table:table-cell office:value-type="float" office:value="0.9399226">
            <text:p>0,9399226</text:p>
          </table:table-cell>
          <table:table-cell office:value-type="float" office:value="0.02378716">
            <text:p>0,02378716</text:p>
          </table:table-cell>
          <table:table-cell table:number-columns-repeated="2"/>
          <table:table-cell office:value-type="float" office:value="538">
            <text:p>538</text:p>
          </table:table-cell>
          <table:table-cell office:value-type="float" office:value="0.02378716">
            <text:p>0,02378716</text:p>
          </table:table-cell>
          <table:table-cell table:number-columns-repeated="3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0.2771017">
            <text:p>0,2771017</text:p>
          </table:table-cell>
          <table:table-cell office:value-type="float" office:value="0.9472252">
            <text:p>0,9472252</text:p>
          </table:table-cell>
          <table:table-cell office:value-type="float" office:value="0.02198925">
            <text:p>0,02198925</text:p>
          </table:table-cell>
          <table:table-cell table:number-columns-repeated="2"/>
          <table:table-cell office:value-type="float" office:value="539">
            <text:p>539</text:p>
          </table:table-cell>
          <table:table-cell office:value-type="float" office:value="0.02198925">
            <text:p>0,02198925</text:p>
          </table:table-cell>
          <table:table-cell table:number-columns-repeated="3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0.2904">
            <text:p>0,2904</text:p>
          </table:table-cell>
          <table:table-cell office:value-type="float" office:value="0.954">
            <text:p>0,954</text:p>
          </table:table-cell>
          <table:table-cell office:value-type="float" office:value="0.0203">
            <text:p>0,0203</text:p>
          </table:table-cell>
          <table:table-cell table:number-columns-repeated="2"/>
          <table:table-cell office:value-type="float" office:value="540">
            <text:p>540</text:p>
          </table:table-cell>
          <table:table-cell office:value-type="float" office:value="0.0203">
            <text:p>0,0203</text:p>
          </table:table-cell>
          <table:table-cell table:number-columns-repeated="3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0.3038912">
            <text:p>0,3038912</text:p>
          </table:table-cell>
          <table:table-cell office:value-type="float" office:value="0.9602561">
            <text:p>0,9602561</text:p>
          </table:table-cell>
          <table:table-cell office:value-type="float" office:value="0.01871805">
            <text:p>0,01871805</text:p>
          </table:table-cell>
          <table:table-cell table:number-columns-repeated="2"/>
          <table:table-cell office:value-type="float" office:value="541">
            <text:p>541</text:p>
          </table:table-cell>
          <table:table-cell office:value-type="float" office:value="0.01871805">
            <text:p>0,01871805</text:p>
          </table:table-cell>
          <table:table-cell table:number-columns-repeated="3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0.3175726">
            <text:p>0,3175726</text:p>
          </table:table-cell>
          <table:table-cell office:value-type="float" office:value="0.9660074">
            <text:p>0,9660074</text:p>
          </table:table-cell>
          <table:table-cell office:value-type="float" office:value="0.01724036">
            <text:p>0,01724036</text:p>
          </table:table-cell>
          <table:table-cell table:number-columns-repeated="2"/>
          <table:table-cell office:value-type="float" office:value="542">
            <text:p>542</text:p>
          </table:table-cell>
          <table:table-cell office:value-type="float" office:value="0.01724036">
            <text:p>0,01724036</text:p>
          </table:table-cell>
          <table:table-cell table:number-columns-repeated="3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0.3314384">
            <text:p>0,3314384</text:p>
          </table:table-cell>
          <table:table-cell office:value-type="float" office:value="0.9712606">
            <text:p>0,9712606</text:p>
          </table:table-cell>
          <table:table-cell office:value-type="float" office:value="0.01586364">
            <text:p>0,01586364</text:p>
          </table:table-cell>
          <table:table-cell table:number-columns-repeated="2"/>
          <table:table-cell office:value-type="float" office:value="543">
            <text:p>543</text:p>
          </table:table-cell>
          <table:table-cell office:value-type="float" office:value="0.01586364">
            <text:p>0,01586364</text:p>
          </table:table-cell>
          <table:table-cell table:number-columns-repeated="3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0.3454828">
            <text:p>0,3454828</text:p>
          </table:table-cell>
          <table:table-cell office:value-type="float" office:value="0.9760225">
            <text:p>0,9760225</text:p>
          </table:table-cell>
          <table:table-cell office:value-type="float" office:value="0.01458461">
            <text:p>0,01458461</text:p>
          </table:table-cell>
          <table:table-cell table:number-columns-repeated="2"/>
          <table:table-cell office:value-type="float" office:value="544">
            <text:p>544</text:p>
          </table:table-cell>
          <table:table-cell office:value-type="float" office:value="0.01458461">
            <text:p>0,01458461</text:p>
          </table:table-cell>
          <table:table-cell table:number-columns-repeated="3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0.3597">
            <text:p>0,3597</text:p>
          </table:table-cell>
          <table:table-cell office:value-type="float" office:value="0.9803">
            <text:p>0,9803</text:p>
          </table:table-cell>
          <table:table-cell office:value-type="float" office:value="0.0134">
            <text:p>0,0134</text:p>
          </table:table-cell>
          <table:table-cell table:number-columns-repeated="2"/>
          <table:table-cell office:value-type="float" office:value="545">
            <text:p>545</text:p>
          </table:table-cell>
          <table:table-cell office:value-type="float" office:value="0.0134">
            <text:p>0,0134</text:p>
          </table:table-cell>
          <table:table-cell table:number-columns-repeated="3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0.3740839">
            <text:p>0,3740839</text:p>
          </table:table-cell>
          <table:table-cell office:value-type="float" office:value="0.9840924">
            <text:p>0,9840924</text:p>
          </table:table-cell>
          <table:table-cell office:value-type="float" office:value="0.01230723">
            <text:p>0,01230723</text:p>
          </table:table-cell>
          <table:table-cell table:number-columns-repeated="2"/>
          <table:table-cell office:value-type="float" office:value="546">
            <text:p>546</text:p>
          </table:table-cell>
          <table:table-cell office:value-type="float" office:value="0.01230723">
            <text:p>0,01230723</text:p>
          </table:table-cell>
          <table:table-cell table:number-columns-repeated="3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0.3886396">
            <text:p>0,3886396</text:p>
          </table:table-cell>
          <table:table-cell office:value-type="float" office:value="0.9874182">
            <text:p>0,9874182</text:p>
          </table:table-cell>
          <table:table-cell office:value-type="float" office:value="0.01130188">
            <text:p>0,01130188</text:p>
          </table:table-cell>
          <table:table-cell table:number-columns-repeated="2"/>
          <table:table-cell office:value-type="float" office:value="547">
            <text:p>547</text:p>
          </table:table-cell>
          <table:table-cell office:value-type="float" office:value="0.01130188">
            <text:p>0,01130188</text:p>
          </table:table-cell>
          <table:table-cell table:number-columns-repeated="3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0.4033784">
            <text:p>0,4033784</text:p>
          </table:table-cell>
          <table:table-cell office:value-type="float" office:value="0.9903128">
            <text:p>0,9903128</text:p>
          </table:table-cell>
          <table:table-cell office:value-type="float" office:value="0.01037792">
            <text:p>0,01037792</text:p>
          </table:table-cell>
          <table:table-cell table:number-columns-repeated="2"/>
          <table:table-cell office:value-type="float" office:value="548">
            <text:p>548</text:p>
          </table:table-cell>
          <table:table-cell office:value-type="float" office:value="0.01037792">
            <text:p>0,01037792</text:p>
          </table:table-cell>
          <table:table-cell table:number-columns-repeated="3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0.4183115">
            <text:p>0,4183115</text:p>
          </table:table-cell>
          <table:table-cell office:value-type="float" office:value="0.9928116">
            <text:p>0,9928116</text:p>
          </table:table-cell>
          <table:table-cell office:value-type="float" office:value="0.009529306">
            <text:p>0,009529306</text:p>
          </table:table-cell>
          <table:table-cell table:number-columns-repeated="2"/>
          <table:table-cell office:value-type="float" office:value="549">
            <text:p>549</text:p>
          </table:table-cell>
          <table:table-cell office:value-type="float" office:value="0.009529306">
            <text:p>0,009529306</text:p>
          </table:table-cell>
          <table:table-cell table:number-columns-repeated="3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0.4334499">
            <text:p>0,4334499</text:p>
          </table:table-cell>
          <table:table-cell office:value-type="float" office:value="0.9949501">
            <text:p>0,9949501</text:p>
          </table:table-cell>
          <table:table-cell office:value-type="float" office:value="0.008749999">
            <text:p>0,008749999</text:p>
          </table:table-cell>
          <table:table-cell table:number-columns-repeated="2"/>
          <table:table-cell office:value-type="float" office:value="550">
            <text:p>550</text:p>
          </table:table-cell>
          <table:table-cell office:value-type="float" office:value="0.008749999">
            <text:p>0,008749999</text:p>
          </table:table-cell>
          <table:table-cell table:number-columns-repeated="3"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0.4487953">
            <text:p>0,4487953</text:p>
          </table:table-cell>
          <table:table-cell office:value-type="float" office:value="0.9967108">
            <text:p>0,9967108</text:p>
          </table:table-cell>
          <table:table-cell office:value-type="float" office:value="0.0080352">
            <text:p>0,0080352</text:p>
          </table:table-cell>
          <table:table-cell table:number-columns-repeated="2"/>
          <table:table-cell office:value-type="float" office:value="551">
            <text:p>551</text:p>
          </table:table-cell>
          <table:table-cell office:value-type="float" office:value="0.0080352">
            <text:p>0,0080352</text:p>
          </table:table-cell>
          <table:table-cell table:number-columns-repeated="3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0.464336">
            <text:p>0,464336</text:p>
          </table:table-cell>
          <table:table-cell office:value-type="float" office:value="0.9980983">
            <text:p>0,9980983</text:p>
          </table:table-cell>
          <table:table-cell office:value-type="float" office:value="0.0073816">
            <text:p>0,0073816</text:p>
          </table:table-cell>
          <table:table-cell table:number-columns-repeated="2"/>
          <table:table-cell office:value-type="float" office:value="552">
            <text:p>552</text:p>
          </table:table-cell>
          <table:table-cell office:value-type="float" office:value="0.0073816">
            <text:p>0,0073816</text:p>
          </table:table-cell>
          <table:table-cell table:number-columns-repeated="3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0.480064">
            <text:p>0,480064</text:p>
          </table:table-cell>
          <table:table-cell office:value-type="float" office:value="0.999112">
            <text:p>0,999112</text:p>
          </table:table-cell>
          <table:table-cell office:value-type="float" office:value="0.0067854">
            <text:p>0,0067854</text:p>
          </table:table-cell>
          <table:table-cell table:number-columns-repeated="2"/>
          <table:table-cell office:value-type="float" office:value="553">
            <text:p>553</text:p>
          </table:table-cell>
          <table:table-cell office:value-type="float" office:value="0.0067854">
            <text:p>0,0067854</text:p>
          </table:table-cell>
          <table:table-cell table:number-columns-repeated="3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0.4959713">
            <text:p>0,4959713</text:p>
          </table:table-cell>
          <table:table-cell office:value-type="float" office:value="0.9997482">
            <text:p>0,9997482</text:p>
          </table:table-cell>
          <table:table-cell office:value-type="float" office:value="0.0062428">
            <text:p>0,0062428</text:p>
          </table:table-cell>
          <table:table-cell table:number-columns-repeated="2"/>
          <table:table-cell office:value-type="float" office:value="554">
            <text:p>554</text:p>
          </table:table-cell>
          <table:table-cell office:value-type="float" office:value="0.0062428">
            <text:p>0,0062428</text:p>
          </table:table-cell>
          <table:table-cell table:number-columns-repeated="3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0.5120501">
            <text:p>0,5120501</text:p>
          </table:table-cell>
          <table:table-cell office:value-type="float" office:value="1">
            <text:p>1</text:p>
          </table:table-cell>
          <table:table-cell office:value-type="float" office:value="0.005749999">
            <text:p>0,005749999</text:p>
          </table:table-cell>
          <table:table-cell table:number-columns-repeated="2"/>
          <table:table-cell office:value-type="float" office:value="555">
            <text:p>555</text:p>
          </table:table-cell>
          <table:table-cell office:value-type="float" office:value="0.005749999">
            <text:p>0,005749999</text:p>
          </table:table-cell>
          <table:table-cell table:number-columns-repeated="3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0.5282959">
            <text:p>0,5282959</text:p>
          </table:table-cell>
          <table:table-cell office:value-type="float" office:value="0.9998567">
            <text:p>0,9998567</text:p>
          </table:table-cell>
          <table:table-cell office:value-type="float" office:value="0.0053036">
            <text:p>0,0053036</text:p>
          </table:table-cell>
          <table:table-cell table:number-columns-repeated="2"/>
          <table:table-cell office:value-type="float" office:value="556">
            <text:p>556</text:p>
          </table:table-cell>
          <table:table-cell office:value-type="float" office:value="0.0053036">
            <text:p>0,0053036</text:p>
          </table:table-cell>
          <table:table-cell table:number-columns-repeated="3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0.5446916">
            <text:p>0,5446916</text:p>
          </table:table-cell>
          <table:table-cell office:value-type="float" office:value="0.9993046">
            <text:p>0,9993046</text:p>
          </table:table-cell>
          <table:table-cell office:value-type="float" office:value="0.0048998">
            <text:p>0,0048998</text:p>
          </table:table-cell>
          <table:table-cell table:number-columns-repeated="2"/>
          <table:table-cell office:value-type="float" office:value="557">
            <text:p>557</text:p>
          </table:table-cell>
          <table:table-cell office:value-type="float" office:value="0.0048998">
            <text:p>0,0048998</text:p>
          </table:table-cell>
          <table:table-cell table:number-columns-repeated="3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0.5612094">
            <text:p>0,5612094</text:p>
          </table:table-cell>
          <table:table-cell office:value-type="float" office:value="0.9983255">
            <text:p>0,9983255</text:p>
          </table:table-cell>
          <table:table-cell office:value-type="float" office:value="0.0045342">
            <text:p>0,0045342</text:p>
          </table:table-cell>
          <table:table-cell table:number-columns-repeated="2"/>
          <table:table-cell office:value-type="float" office:value="558">
            <text:p>558</text:p>
          </table:table-cell>
          <table:table-cell office:value-type="float" office:value="0.0045342">
            <text:p>0,0045342</text:p>
          </table:table-cell>
          <table:table-cell table:number-columns-repeated="3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0.5778215">
            <text:p>0,5778215</text:p>
          </table:table-cell>
          <table:table-cell office:value-type="float" office:value="0.9968987">
            <text:p>0,9968987</text:p>
          </table:table-cell>
          <table:table-cell office:value-type="float" office:value="0.0042024">
            <text:p>0,0042024</text:p>
          </table:table-cell>
          <table:table-cell table:number-columns-repeated="2"/>
          <table:table-cell office:value-type="float" office:value="559">
            <text:p>559</text:p>
          </table:table-cell>
          <table:table-cell office:value-type="float" office:value="0.0042024">
            <text:p>0,0042024</text:p>
          </table:table-cell>
          <table:table-cell table:number-columns-repeated="3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0.5945">
            <text:p>0,5945</text:p>
          </table:table-cell>
          <table:table-cell office:value-type="float" office:value="0.995">
            <text:p>0,995</text:p>
          </table:table-cell>
          <table:table-cell office:value-type="float" office:value="0.0039">
            <text:p>0,0039</text:p>
          </table:table-cell>
          <table:table-cell table:number-columns-repeated="2"/>
          <table:table-cell office:value-type="float" office:value="560">
            <text:p>560</text:p>
          </table:table-cell>
          <table:table-cell office:value-type="float" office:value="0.0039">
            <text:p>0,0039</text:p>
          </table:table-cell>
          <table:table-cell table:number-columns-repeated="3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0.6112209">
            <text:p>0,6112209</text:p>
          </table:table-cell>
          <table:table-cell office:value-type="float" office:value="0.9926005">
            <text:p>0,9926005</text:p>
          </table:table-cell>
          <table:table-cell office:value-type="float" office:value="0.0036232">
            <text:p>0,0036232</text:p>
          </table:table-cell>
          <table:table-cell table:number-columns-repeated="2"/>
          <table:table-cell office:value-type="float" office:value="561">
            <text:p>561</text:p>
          </table:table-cell>
          <table:table-cell office:value-type="float" office:value="0.0036232">
            <text:p>0,0036232</text:p>
          </table:table-cell>
          <table:table-cell table:number-columns-repeated="3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0.6279758">
            <text:p>0,6279758</text:p>
          </table:table-cell>
          <table:table-cell office:value-type="float" office:value="0.9897426">
            <text:p>0,9897426</text:p>
          </table:table-cell>
          <table:table-cell office:value-type="float" office:value="0.0033706">
            <text:p>0,0033706</text:p>
          </table:table-cell>
          <table:table-cell table:number-columns-repeated="2"/>
          <table:table-cell office:value-type="float" office:value="562">
            <text:p>562</text:p>
          </table:table-cell>
          <table:table-cell office:value-type="float" office:value="0.0033706">
            <text:p>0,0033706</text:p>
          </table:table-cell>
          <table:table-cell table:number-columns-repeated="3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0.6447602">
            <text:p>0,6447602</text:p>
          </table:table-cell>
          <table:table-cell office:value-type="float" office:value="0.9864444">
            <text:p>0,9864444</text:p>
          </table:table-cell>
          <table:table-cell office:value-type="float" office:value="0.0031414">
            <text:p>0,0031414</text:p>
          </table:table-cell>
          <table:table-cell table:number-columns-repeated="2"/>
          <table:table-cell office:value-type="float" office:value="563">
            <text:p>563</text:p>
          </table:table-cell>
          <table:table-cell office:value-type="float" office:value="0.0031414">
            <text:p>0,0031414</text:p>
          </table:table-cell>
          <table:table-cell table:number-columns-repeated="3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0.6615697">
            <text:p>0,6615697</text:p>
          </table:table-cell>
          <table:table-cell office:value-type="float" office:value="0.9827241">
            <text:p>0,9827241</text:p>
          </table:table-cell>
          <table:table-cell office:value-type="float" office:value="0.0029348">
            <text:p>0,0029348</text:p>
          </table:table-cell>
          <table:table-cell table:number-columns-repeated="2"/>
          <table:table-cell office:value-type="float" office:value="564">
            <text:p>564</text:p>
          </table:table-cell>
          <table:table-cell office:value-type="float" office:value="0.0029348">
            <text:p>0,0029348</text:p>
          </table:table-cell>
          <table:table-cell table:number-columns-repeated="3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0.6784">
            <text:p>0,6784</text:p>
          </table:table-cell>
          <table:table-cell office:value-type="float" office:value="0.9786">
            <text:p>0,9786</text:p>
          </table:table-cell>
          <table:table-cell office:value-type="float" office:value="0.002749999">
            <text:p>0,002749999</text:p>
          </table:table-cell>
          <table:table-cell table:number-columns-repeated="2"/>
          <table:table-cell office:value-type="float" office:value="565">
            <text:p>565</text:p>
          </table:table-cell>
          <table:table-cell office:value-type="float" office:value="0.002749999">
            <text:p>0,002749999</text:p>
          </table:table-cell>
          <table:table-cell table:number-columns-repeated="3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0.6952392">
            <text:p>0,6952392</text:p>
          </table:table-cell>
          <table:table-cell office:value-type="float" office:value="0.9740837">
            <text:p>0,9740837</text:p>
          </table:table-cell>
          <table:table-cell office:value-type="float" office:value="0.0025852">
            <text:p>0,0025852</text:p>
          </table:table-cell>
          <table:table-cell table:number-columns-repeated="2"/>
          <table:table-cell office:value-type="float" office:value="566">
            <text:p>566</text:p>
          </table:table-cell>
          <table:table-cell office:value-type="float" office:value="0.0025852">
            <text:p>0,0025852</text:p>
          </table:table-cell>
          <table:table-cell table:number-columns-repeated="3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0.7120586">
            <text:p>0,7120586</text:p>
          </table:table-cell>
          <table:table-cell office:value-type="float" office:value="0.9691712">
            <text:p>0,9691712</text:p>
          </table:table-cell>
          <table:table-cell office:value-type="float" office:value="0.0024386">
            <text:p>0,0024386</text:p>
          </table:table-cell>
          <table:table-cell table:number-columns-repeated="2"/>
          <table:table-cell office:value-type="float" office:value="567">
            <text:p>567</text:p>
          </table:table-cell>
          <table:table-cell office:value-type="float" office:value="0.0024386">
            <text:p>0,0024386</text:p>
          </table:table-cell>
          <table:table-cell table:number-columns-repeated="3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0.7288284">
            <text:p>0,7288284</text:p>
          </table:table-cell>
          <table:table-cell office:value-type="float" office:value="0.9638568">
            <text:p>0,9638568</text:p>
          </table:table-cell>
          <table:table-cell office:value-type="float" office:value="0.0023094">
            <text:p>0,0023094</text:p>
          </table:table-cell>
          <table:table-cell table:number-columns-repeated="2"/>
          <table:table-cell office:value-type="float" office:value="568">
            <text:p>568</text:p>
          </table:table-cell>
          <table:table-cell office:value-type="float" office:value="0.0023094">
            <text:p>0,0023094</text:p>
          </table:table-cell>
          <table:table-cell table:number-columns-repeated="3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0.7455188">
            <text:p>0,7455188</text:p>
          </table:table-cell>
          <table:table-cell office:value-type="float" office:value="0.9581349">
            <text:p>0,9581349</text:p>
          </table:table-cell>
          <table:table-cell office:value-type="float" office:value="0.0021968">
            <text:p>0,0021968</text:p>
          </table:table-cell>
          <table:table-cell table:number-columns-repeated="2"/>
          <table:table-cell office:value-type="float" office:value="569">
            <text:p>569</text:p>
          </table:table-cell>
          <table:table-cell office:value-type="float" office:value="0.0021968">
            <text:p>0,0021968</text:p>
          </table:table-cell>
          <table:table-cell table:number-columns-repeated="3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0.7621">
            <text:p>0,7621</text:p>
          </table:table-cell>
          <table:table-cell office:value-type="float" office:value="0.952">
            <text:p>0,952</text:p>
          </table:table-cell>
          <table:table-cell office:value-type="float" office:value="0.0021">
            <text:p>0,0021</text:p>
          </table:table-cell>
          <table:table-cell table:number-columns-repeated="2"/>
          <table:table-cell office:value-type="float" office:value="570">
            <text:p>570</text:p>
          </table:table-cell>
          <table:table-cell office:value-type="float" office:value="0.0021">
            <text:p>0,0021</text:p>
          </table:table-cell>
          <table:table-cell table:number-columns-repeated="3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0.7785432">
            <text:p>0,7785432</text:p>
          </table:table-cell>
          <table:table-cell office:value-type="float" office:value="0.9454504">
            <text:p>0,9454504</text:p>
          </table:table-cell>
          <table:table-cell office:value-type="float" office:value="0.002017733">
            <text:p>0,002017733</text:p>
          </table:table-cell>
          <table:table-cell table:number-columns-repeated="2"/>
          <table:table-cell office:value-type="float" office:value="571">
            <text:p>571</text:p>
          </table:table-cell>
          <table:table-cell office:value-type="float" office:value="0.002017733">
            <text:p>0,002017733</text:p>
          </table:table-cell>
          <table:table-cell table:number-columns-repeated="3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0.7948256">
            <text:p>0,7948256</text:p>
          </table:table-cell>
          <table:table-cell office:value-type="float" office:value="0.9384992">
            <text:p>0,9384992</text:p>
          </table:table-cell>
          <table:table-cell office:value-type="float" office:value="0.0019482">
            <text:p>0,0019482</text:p>
          </table:table-cell>
          <table:table-cell table:number-columns-repeated="2"/>
          <table:table-cell office:value-type="float" office:value="572">
            <text:p>572</text:p>
          </table:table-cell>
          <table:table-cell office:value-type="float" office:value="0.0019482">
            <text:p>0,0019482</text:p>
          </table:table-cell>
          <table:table-cell table:number-columns-repeated="3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0.8109264">
            <text:p>0,8109264</text:p>
          </table:table-cell>
          <table:table-cell office:value-type="float" office:value="0.9311628">
            <text:p>0,9311628</text:p>
          </table:table-cell>
          <table:table-cell office:value-type="float" office:value="0.0018898">
            <text:p>0,0018898</text:p>
          </table:table-cell>
          <table:table-cell table:number-columns-repeated="2"/>
          <table:table-cell office:value-type="float" office:value="573">
            <text:p>573</text:p>
          </table:table-cell>
          <table:table-cell office:value-type="float" office:value="0.0018898">
            <text:p>0,0018898</text:p>
          </table:table-cell>
          <table:table-cell table:number-columns-repeated="3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0.8268248">
            <text:p>0,8268248</text:p>
          </table:table-cell>
          <table:table-cell office:value-type="float" office:value="0.9234576">
            <text:p>0,9234576</text:p>
          </table:table-cell>
          <table:table-cell office:value-type="float" office:value="0.001840933">
            <text:p>0,001840933</text:p>
          </table:table-cell>
          <table:table-cell table:number-columns-repeated="2"/>
          <table:table-cell office:value-type="float" office:value="574">
            <text:p>574</text:p>
          </table:table-cell>
          <table:table-cell office:value-type="float" office:value="0.001840933">
            <text:p>0,001840933</text:p>
          </table:table-cell>
          <table:table-cell table:number-columns-repeated="3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0.8425">
            <text:p>0,8425</text:p>
          </table:table-cell>
          <table:table-cell office:value-type="float" office:value="0.9154">
            <text:p>0,9154</text:p>
          </table:table-cell>
          <table:table-cell office:value-type="float" office:value="0.0018">
            <text:p>0,0018</text:p>
          </table:table-cell>
          <table:table-cell table:number-columns-repeated="2"/>
          <table:table-cell office:value-type="float" office:value="575">
            <text:p>575</text:p>
          </table:table-cell>
          <table:table-cell office:value-type="float" office:value="0.0018">
            <text:p>0,0018</text:p>
          </table:table-cell>
          <table:table-cell table:number-columns-repeated="3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0.8579325">
            <text:p>0,8579325</text:p>
          </table:table-cell>
          <table:table-cell office:value-type="float" office:value="0.9070064">
            <text:p>0,9070064</text:p>
          </table:table-cell>
          <table:table-cell office:value-type="float" office:value="0.001766267">
            <text:p>0,001766267</text:p>
          </table:table-cell>
          <table:table-cell table:number-columns-repeated="2"/>
          <table:table-cell office:value-type="float" office:value="576">
            <text:p>576</text:p>
          </table:table-cell>
          <table:table-cell office:value-type="float" office:value="0.001766267">
            <text:p>0,001766267</text:p>
          </table:table-cell>
          <table:table-cell table:number-columns-repeated="3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0.8730816">
            <text:p>0,8730816</text:p>
          </table:table-cell>
          <table:table-cell office:value-type="float" office:value="0.8982772">
            <text:p>0,8982772</text:p>
          </table:table-cell>
          <table:table-cell office:value-type="float" office:value="0.0017378">
            <text:p>0,0017378</text:p>
          </table:table-cell>
          <table:table-cell table:number-columns-repeated="2"/>
          <table:table-cell office:value-type="float" office:value="577">
            <text:p>577</text:p>
          </table:table-cell>
          <table:table-cell office:value-type="float" office:value="0.0017378">
            <text:p>0,0017378</text:p>
          </table:table-cell>
          <table:table-cell table:number-columns-repeated="3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0.8878944">
            <text:p>0,8878944</text:p>
          </table:table-cell>
          <table:table-cell office:value-type="float" office:value="0.8892048">
            <text:p>0,8892048</text:p>
          </table:table-cell>
          <table:table-cell office:value-type="float" office:value="0.0017112">
            <text:p>0,0017112</text:p>
          </table:table-cell>
          <table:table-cell table:number-columns-repeated="2"/>
          <table:table-cell office:value-type="float" office:value="578">
            <text:p>578</text:p>
          </table:table-cell>
          <table:table-cell office:value-type="float" office:value="0.0017112">
            <text:p>0,0017112</text:p>
          </table:table-cell>
          <table:table-cell table:number-columns-repeated="3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0.9023181">
            <text:p>0,9023181</text:p>
          </table:table-cell>
          <table:table-cell office:value-type="float" office:value="0.8797816">
            <text:p>0,8797816</text:p>
          </table:table-cell>
          <table:table-cell office:value-type="float" office:value="0.001683067">
            <text:p>0,001683067</text:p>
          </table:table-cell>
          <table:table-cell table:number-columns-repeated="2"/>
          <table:table-cell office:value-type="float" office:value="579">
            <text:p>579</text:p>
          </table:table-cell>
          <table:table-cell office:value-type="float" office:value="0.001683067">
            <text:p>0,001683067</text:p>
          </table:table-cell>
          <table:table-cell table:number-columns-repeated="3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0.9163">
            <text:p>0,9163</text:p>
          </table:table-cell>
          <table:table-cell office:value-type="float" office:value="0.87">
            <text:p>0,87</text:p>
          </table:table-cell>
          <table:table-cell office:value-type="float" office:value="0.001650001">
            <text:p>0,001650001</text:p>
          </table:table-cell>
          <table:table-cell table:number-columns-repeated="2"/>
          <table:table-cell office:value-type="float" office:value="580">
            <text:p>580</text:p>
          </table:table-cell>
          <table:table-cell office:value-type="float" office:value="0.001650001">
            <text:p>0,001650001</text:p>
          </table:table-cell>
          <table:table-cell table:number-columns-repeated="3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0.9297995">
            <text:p>0,9297995</text:p>
          </table:table-cell>
          <table:table-cell office:value-type="float" office:value="0.8598613">
            <text:p>0,8598613</text:p>
          </table:table-cell>
          <table:table-cell office:value-type="float" office:value="0.001610133">
            <text:p>0,001610133</text:p>
          </table:table-cell>
          <table:table-cell table:number-columns-repeated="2"/>
          <table:table-cell office:value-type="float" office:value="581">
            <text:p>581</text:p>
          </table:table-cell>
          <table:table-cell office:value-type="float" office:value="0.001610133">
            <text:p>0,001610133</text:p>
          </table:table-cell>
          <table:table-cell table:number-columns-repeated="3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0.9427984">
            <text:p>0,9427984</text:p>
          </table:table-cell>
          <table:table-cell office:value-type="float" office:value="0.849392">
            <text:p>0,849392</text:p>
          </table:table-cell>
          <table:table-cell office:value-type="float" office:value="0.0015644">
            <text:p>0,0015644</text:p>
          </table:table-cell>
          <table:table-cell table:number-columns-repeated="2"/>
          <table:table-cell office:value-type="float" office:value="582">
            <text:p>582</text:p>
          </table:table-cell>
          <table:table-cell office:value-type="float" office:value="0.0015644">
            <text:p>0,0015644</text:p>
          </table:table-cell>
          <table:table-cell table:number-columns-repeated="3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0.9552776">
            <text:p>0,9552776</text:p>
          </table:table-cell>
          <table:table-cell office:value-type="float" office:value="0.838622">
            <text:p>0,838622</text:p>
          </table:table-cell>
          <table:table-cell office:value-type="float" office:value="0.0015136">
            <text:p>0,0015136</text:p>
          </table:table-cell>
          <table:table-cell table:number-columns-repeated="2"/>
          <table:table-cell office:value-type="float" office:value="583">
            <text:p>583</text:p>
          </table:table-cell>
          <table:table-cell office:value-type="float" office:value="0.0015136">
            <text:p>0,0015136</text:p>
          </table:table-cell>
          <table:table-cell table:number-columns-repeated="3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0.9672179">
            <text:p>0,9672179</text:p>
          </table:table-cell>
          <table:table-cell office:value-type="float" office:value="0.8275813">
            <text:p>0,8275813</text:p>
          </table:table-cell>
          <table:table-cell office:value-type="float" office:value="0.001458533">
            <text:p>0,001458533</text:p>
          </table:table-cell>
          <table:table-cell table:number-columns-repeated="2"/>
          <table:table-cell office:value-type="float" office:value="584">
            <text:p>584</text:p>
          </table:table-cell>
          <table:table-cell office:value-type="float" office:value="0.001458533">
            <text:p>0,001458533</text:p>
          </table:table-cell>
          <table:table-cell table:number-columns-repeated="3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0.9786">
            <text:p>0,9786</text:p>
          </table:table-cell>
          <table:table-cell office:value-type="float" office:value="0.8163">
            <text:p>0,8163</text:p>
          </table:table-cell>
          <table:table-cell office:value-type="float" office:value="0.0014">
            <text:p>0,0014</text:p>
          </table:table-cell>
          <table:table-cell table:number-columns-repeated="2"/>
          <table:table-cell office:value-type="float" office:value="585">
            <text:p>585</text:p>
          </table:table-cell>
          <table:table-cell office:value-type="float" office:value="0.0014">
            <text:p>0,0014</text:p>
          </table:table-cell>
          <table:table-cell table:number-columns-repeated="3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0.9893856">
            <text:p>0,9893856</text:p>
          </table:table-cell>
          <table:table-cell office:value-type="float" office:value="0.8047947">
            <text:p>0,8047947</text:p>
          </table:table-cell>
          <table:table-cell office:value-type="float" office:value="0.001336667">
            <text:p>0,001336667</text:p>
          </table:table-cell>
          <table:table-cell table:number-columns-repeated="2"/>
          <table:table-cell office:value-type="float" office:value="586">
            <text:p>586</text:p>
          </table:table-cell>
          <table:table-cell office:value-type="float" office:value="0.001336667">
            <text:p>0,001336667</text:p>
          </table:table-cell>
          <table:table-cell table:number-columns-repeated="3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0.9995488">
            <text:p>0,9995488</text:p>
          </table:table-cell>
          <table:table-cell office:value-type="float" office:value="0.793082">
            <text:p>0,793082</text:p>
          </table:table-cell>
          <table:table-cell office:value-type="float" office:value="0.00127">
            <text:p>0,00127</text:p>
          </table:table-cell>
          <table:table-cell table:number-columns-repeated="2"/>
          <table:table-cell office:value-type="float" office:value="587">
            <text:p>587</text:p>
          </table:table-cell>
          <table:table-cell office:value-type="float" office:value="0.00127">
            <text:p>0,00127</text:p>
          </table:table-cell>
          <table:table-cell table:number-columns-repeated="3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.0090892">
            <text:p>1,0090892</text:p>
          </table:table-cell>
          <table:table-cell office:value-type="float" office:value="0.781192">
            <text:p>0,781192</text:p>
          </table:table-cell>
          <table:table-cell office:value-type="float" office:value="0.001205">
            <text:p>0,001205</text:p>
          </table:table-cell>
          <table:table-cell table:number-columns-repeated="2"/>
          <table:table-cell office:value-type="float" office:value="588">
            <text:p>588</text:p>
          </table:table-cell>
          <table:table-cell office:value-type="float" office:value="0.001205">
            <text:p>0,001205</text:p>
          </table:table-cell>
          <table:table-cell table:number-columns-repeated="3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.0180064">
            <text:p>1,0180064</text:p>
          </table:table-cell>
          <table:table-cell office:value-type="float" office:value="0.7691547">
            <text:p>0,7691547</text:p>
          </table:table-cell>
          <table:table-cell office:value-type="float" office:value="0.001146667">
            <text:p>0,001146667</text:p>
          </table:table-cell>
          <table:table-cell table:number-columns-repeated="2"/>
          <table:table-cell office:value-type="float" office:value="589">
            <text:p>589</text:p>
          </table:table-cell>
          <table:table-cell office:value-type="float" office:value="0.001146667">
            <text:p>0,001146667</text:p>
          </table:table-cell>
          <table:table-cell table:number-columns-repeated="3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.0263">
            <text:p>1,0263</text:p>
          </table:table-cell>
          <table:table-cell office:value-type="float" office:value="0.757">
            <text:p>0,757</text:p>
          </table:table-cell>
          <table:table-cell office:value-type="float" office:value="0.0011">
            <text:p>0,0011</text:p>
          </table:table-cell>
          <table:table-cell table:number-columns-repeated="2"/>
          <table:table-cell office:value-type="float" office:value="590">
            <text:p>590</text:p>
          </table:table-cell>
          <table:table-cell office:value-type="float" office:value="0.0011">
            <text:p>0,0011</text:p>
          </table:table-cell>
          <table:table-cell table:number-columns-repeated="3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.0339827">
            <text:p>1,0339827</text:p>
          </table:table-cell>
          <table:table-cell office:value-type="float" office:value="0.7447541">
            <text:p>0,7447541</text:p>
          </table:table-cell>
          <table:table-cell office:value-type="float" office:value="0.0010688">
            <text:p>0,0010688</text:p>
          </table:table-cell>
          <table:table-cell table:number-columns-repeated="2"/>
          <table:table-cell office:value-type="float" office:value="591">
            <text:p>591</text:p>
          </table:table-cell>
          <table:table-cell office:value-type="float" office:value="0.0010688">
            <text:p>0,0010688</text:p>
          </table:table-cell>
          <table:table-cell table:number-columns-repeated="3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.040986">
            <text:p>1,040986</text:p>
          </table:table-cell>
          <table:table-cell office:value-type="float" office:value="0.7324224">
            <text:p>0,7324224</text:p>
          </table:table-cell>
          <table:table-cell office:value-type="float" office:value="0.0010494">
            <text:p>0,0010494</text:p>
          </table:table-cell>
          <table:table-cell table:number-columns-repeated="2"/>
          <table:table-cell office:value-type="float" office:value="592">
            <text:p>592</text:p>
          </table:table-cell>
          <table:table-cell office:value-type="float" office:value="0.0010494">
            <text:p>0,0010494</text:p>
          </table:table-cell>
          <table:table-cell table:number-columns-repeated="3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.047188">
            <text:p>1,047188</text:p>
          </table:table-cell>
          <table:table-cell office:value-type="float" office:value="0.7200036">
            <text:p>0,7200036</text:p>
          </table:table-cell>
          <table:table-cell office:value-type="float" office:value="0.0010356">
            <text:p>0,0010356</text:p>
          </table:table-cell>
          <table:table-cell table:number-columns-repeated="2"/>
          <table:table-cell office:value-type="float" office:value="593">
            <text:p>593</text:p>
          </table:table-cell>
          <table:table-cell office:value-type="float" office:value="0.0010356">
            <text:p>0,0010356</text:p>
          </table:table-cell>
          <table:table-cell table:number-columns-repeated="3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.0524667">
            <text:p>1,0524667</text:p>
          </table:table-cell>
          <table:table-cell office:value-type="float" office:value="0.7074965">
            <text:p>0,7074965</text:p>
          </table:table-cell>
          <table:table-cell office:value-type="float" office:value="0.0010212">
            <text:p>0,0010212</text:p>
          </table:table-cell>
          <table:table-cell table:number-columns-repeated="2"/>
          <table:table-cell office:value-type="float" office:value="594">
            <text:p>594</text:p>
          </table:table-cell>
          <table:table-cell office:value-type="float" office:value="0.0010212">
            <text:p>0,0010212</text:p>
          </table:table-cell>
          <table:table-cell table:number-columns-repeated="3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.0567">
            <text:p>1,0567</text:p>
          </table:table-cell>
          <table:table-cell office:value-type="float" office:value="0.6949">
            <text:p>0,6949</text:p>
          </table:table-cell>
          <table:table-cell office:value-type="float" office:value="0.001">
            <text:p>0,001</text:p>
          </table:table-cell>
          <table:table-cell table:number-columns-repeated="2"/>
          <table:table-cell office:value-type="float" office:value="595">
            <text:p>595</text:p>
          </table:table-cell>
          <table:table-cell office:value-type="float" office:value="0.001">
            <text:p>0,001</text:p>
          </table:table-cell>
          <table:table-cell table:number-columns-repeated="3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.0597944">
            <text:p>1,0597944</text:p>
          </table:table-cell>
          <table:table-cell office:value-type="float" office:value="0.6822192">
            <text:p>0,6822192</text:p>
          </table:table-cell>
          <table:table-cell office:value-type="float" office:value="0.00096864">
            <text:p>0,00096864</text:p>
          </table:table-cell>
          <table:table-cell table:number-columns-repeated="2"/>
          <table:table-cell office:value-type="float" office:value="596">
            <text:p>596</text:p>
          </table:table-cell>
          <table:table-cell office:value-type="float" office:value="0.00096864">
            <text:p>0,00096864</text:p>
          </table:table-cell>
          <table:table-cell table:number-columns-repeated="3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.0617992">
            <text:p>1,0617992</text:p>
          </table:table-cell>
          <table:table-cell office:value-type="float" office:value="0.6694716">
            <text:p>0,6694716</text:p>
          </table:table-cell>
          <table:table-cell office:value-type="float" office:value="0.00092992">
            <text:p>0,00092992</text:p>
          </table:table-cell>
          <table:table-cell table:number-columns-repeated="2"/>
          <table:table-cell office:value-type="float" office:value="597">
            <text:p>597</text:p>
          </table:table-cell>
          <table:table-cell office:value-type="float" office:value="0.00092992">
            <text:p>0,00092992</text:p>
          </table:table-cell>
          <table:table-cell table:number-columns-repeated="3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.0628068">
            <text:p>1,0628068</text:p>
          </table:table-cell>
          <table:table-cell office:value-type="float" office:value="0.6566744">
            <text:p>0,6566744</text:p>
          </table:table-cell>
          <table:table-cell office:value-type="float" office:value="0.00088688">
            <text:p>0,00088688</text:p>
          </table:table-cell>
          <table:table-cell table:number-columns-repeated="2"/>
          <table:table-cell office:value-type="float" office:value="598">
            <text:p>598</text:p>
          </table:table-cell>
          <table:table-cell office:value-type="float" office:value="0.00088688">
            <text:p>0,00088688</text:p>
          </table:table-cell>
          <table:table-cell table:number-columns-repeated="3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.0629096">
            <text:p>1,0629096</text:p>
          </table:table-cell>
          <table:table-cell office:value-type="float" office:value="0.6438448">
            <text:p>0,6438448</text:p>
          </table:table-cell>
          <table:table-cell office:value-type="float" office:value="0.00084256">
            <text:p>0,00084256</text:p>
          </table:table-cell>
          <table:table-cell table:number-columns-repeated="2"/>
          <table:table-cell office:value-type="float" office:value="599">
            <text:p>599</text:p>
          </table:table-cell>
          <table:table-cell office:value-type="float" office:value="0.00084256">
            <text:p>0,00084256</text:p>
          </table:table-cell>
          <table:table-cell table:number-columns-repeated="3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0622">
            <text:p>1,0622</text:p>
          </table:table-cell>
          <table:table-cell office:value-type="float" office:value="0.631">
            <text:p>0,631</text:p>
          </table:table-cell>
          <table:table-cell office:value-type="float" office:value="0.0008">
            <text:p>0,0008</text:p>
          </table:table-cell>
          <table:table-cell table:number-columns-repeated="2"/>
          <table:table-cell office:value-type="float" office:value="600">
            <text:p>600</text:p>
          </table:table-cell>
          <table:table-cell office:value-type="float" office:value="0.0008">
            <text:p>0,0008</text:p>
          </table:table-cell>
          <table:table-cell table:number-columns-repeated="3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.0607352">
            <text:p>1,0607352</text:p>
          </table:table-cell>
          <table:table-cell office:value-type="float" office:value="0.6181555">
            <text:p>0,6181555</text:p>
          </table:table-cell>
          <table:table-cell office:value-type="float" office:value="0.00076096">
            <text:p>0,00076096</text:p>
          </table:table-cell>
          <table:table-cell table:number-columns-repeated="2"/>
          <table:table-cell office:value-type="float" office:value="601">
            <text:p>601</text:p>
          </table:table-cell>
          <table:table-cell office:value-type="float" office:value="0.00076096">
            <text:p>0,00076096</text:p>
          </table:table-cell>
          <table:table-cell table:number-columns-repeated="3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.0584436">
            <text:p>1,0584436</text:p>
          </table:table-cell>
          <table:table-cell office:value-type="float" office:value="0.6053144">
            <text:p>0,6053144</text:p>
          </table:table-cell>
          <table:table-cell office:value-type="float" office:value="0.00072368">
            <text:p>0,00072368</text:p>
          </table:table-cell>
          <table:table-cell table:number-columns-repeated="2"/>
          <table:table-cell office:value-type="float" office:value="602">
            <text:p>602</text:p>
          </table:table-cell>
          <table:table-cell office:value-type="float" office:value="0.00072368">
            <text:p>0,00072368</text:p>
          </table:table-cell>
          <table:table-cell table:number-columns-repeated="3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.0552244">
            <text:p>1,0552244</text:p>
          </table:table-cell>
          <table:table-cell office:value-type="float" office:value="0.5924756">
            <text:p>0,5924756</text:p>
          </table:table-cell>
          <table:table-cell office:value-type="float" office:value="0.00068592">
            <text:p>0,00068592</text:p>
          </table:table-cell>
          <table:table-cell table:number-columns-repeated="2"/>
          <table:table-cell office:value-type="float" office:value="603">
            <text:p>603</text:p>
          </table:table-cell>
          <table:table-cell office:value-type="float" office:value="0.00068592">
            <text:p>0,00068592</text:p>
          </table:table-cell>
          <table:table-cell table:number-columns-repeated="3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.0509768">
            <text:p>1,0509768</text:p>
          </table:table-cell>
          <table:table-cell office:value-type="float" office:value="0.5796379">
            <text:p>0,5796379</text:p>
          </table:table-cell>
          <table:table-cell office:value-type="float" office:value="0.00064544">
            <text:p>0,00064544</text:p>
          </table:table-cell>
          <table:table-cell table:number-columns-repeated="2"/>
          <table:table-cell office:value-type="float" office:value="604">
            <text:p>604</text:p>
          </table:table-cell>
          <table:table-cell office:value-type="float" office:value="0.00064544">
            <text:p>0,00064544</text:p>
          </table:table-cell>
          <table:table-cell table:number-columns-repeated="3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.0456">
            <text:p>1,0456</text:p>
          </table:table-cell>
          <table:table-cell office:value-type="float" office:value="0.5668">
            <text:p>0,5668</text:p>
          </table:table-cell>
          <table:table-cell office:value-type="float" office:value="0.0006">
            <text:p>0,0006</text:p>
          </table:table-cell>
          <table:table-cell table:number-columns-repeated="2"/>
          <table:table-cell office:value-type="float" office:value="605">
            <text:p>605</text:p>
          </table:table-cell>
          <table:table-cell office:value-type="float" office:value="0.0006">
            <text:p>0,0006</text:p>
          </table:table-cell>
          <table:table-cell table:number-columns-repeated="3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.0390369">
            <text:p>1,0390369</text:p>
          </table:table-cell>
          <table:table-cell office:value-type="float" office:value="0.5539611">
            <text:p>0,5539611</text:p>
          </table:table-cell>
          <table:table-cell office:value-type="float" office:value="0.0005478667">
            <text:p>0,0005478667</text:p>
          </table:table-cell>
          <table:table-cell table:number-columns-repeated="2"/>
          <table:table-cell office:value-type="float" office:value="606">
            <text:p>606</text:p>
          </table:table-cell>
          <table:table-cell office:value-type="float" office:value="0.0005478667">
            <text:p>0,0005478667</text:p>
          </table:table-cell>
          <table:table-cell table:number-columns-repeated="3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.0313608">
            <text:p>1,0313608</text:p>
          </table:table-cell>
          <table:table-cell office:value-type="float" office:value="0.5411372">
            <text:p>0,5411372</text:p>
          </table:table-cell>
          <table:table-cell office:value-type="float" office:value="0.0004916">
            <text:p>0,0004916</text:p>
          </table:table-cell>
          <table:table-cell table:number-columns-repeated="2"/>
          <table:table-cell office:value-type="float" office:value="607">
            <text:p>607</text:p>
          </table:table-cell>
          <table:table-cell office:value-type="float" office:value="0.0004916">
            <text:p>0,0004916</text:p>
          </table:table-cell>
          <table:table-cell table:number-columns-repeated="3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.0226662">
            <text:p>1,0226662</text:p>
          </table:table-cell>
          <table:table-cell office:value-type="float" office:value="0.5283528">
            <text:p>0,5283528</text:p>
          </table:table-cell>
          <table:table-cell office:value-type="float" office:value="0.0004354">
            <text:p>0,0004354</text:p>
          </table:table-cell>
          <table:table-cell table:number-columns-repeated="2"/>
          <table:table-cell office:value-type="float" office:value="608">
            <text:p>608</text:p>
          </table:table-cell>
          <table:table-cell office:value-type="float" office:value="0.0004354">
            <text:p>0,0004354</text:p>
          </table:table-cell>
          <table:table-cell table:number-columns-repeated="3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.0130477">
            <text:p>1,0130477</text:p>
          </table:table-cell>
          <table:table-cell office:value-type="float" office:value="0.5156323">
            <text:p>0,5156323</text:p>
          </table:table-cell>
          <table:table-cell office:value-type="float" office:value="0.0003834667">
            <text:p>0,0003834667</text:p>
          </table:table-cell>
          <table:table-cell table:number-columns-repeated="2"/>
          <table:table-cell office:value-type="float" office:value="609">
            <text:p>609</text:p>
          </table:table-cell>
          <table:table-cell office:value-type="float" office:value="0.0003834667">
            <text:p>0,0003834667</text:p>
          </table:table-cell>
          <table:table-cell table:number-columns-repeated="3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.0026">
            <text:p>1,0026</text:p>
          </table:table-cell>
          <table:table-cell office:value-type="float" office:value="0.503">
            <text:p>0,503</text:p>
          </table:table-cell>
          <table:table-cell office:value-type="float" office:value="0.00034">
            <text:p>0,00034</text:p>
          </table:table-cell>
          <table:table-cell table:number-columns-repeated="2"/>
          <table:table-cell office:value-type="float" office:value="610">
            <text:p>610</text:p>
          </table:table-cell>
          <table:table-cell office:value-type="float" office:value="0.00034">
            <text:p>0,00034</text:p>
          </table:table-cell>
          <table:table-cell table:number-columns-repeated="3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0.9913675">
            <text:p>0,9913675</text:p>
          </table:table-cell>
          <table:table-cell office:value-type="float" office:value="0.4904688">
            <text:p>0,4904688</text:p>
          </table:table-cell>
          <table:table-cell office:value-type="float" office:value="0.0003072533">
            <text:p>0,0003072533</text:p>
          </table:table-cell>
          <table:table-cell table:number-columns-repeated="2"/>
          <table:table-cell office:value-type="float" office:value="611">
            <text:p>611</text:p>
          </table:table-cell>
          <table:table-cell office:value-type="float" office:value="0.0003072533">
            <text:p>0,0003072533</text:p>
          </table:table-cell>
          <table:table-cell table:number-columns-repeated="3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0.9793314">
            <text:p>0,9793314</text:p>
          </table:table-cell>
          <table:table-cell office:value-type="float" office:value="0.4780304">
            <text:p>0,4780304</text:p>
          </table:table-cell>
          <table:table-cell office:value-type="float" office:value="0.00028316">
            <text:p>0,00028316</text:p>
          </table:table-cell>
          <table:table-cell table:number-columns-repeated="2"/>
          <table:table-cell office:value-type="float" office:value="612">
            <text:p>612</text:p>
          </table:table-cell>
          <table:table-cell office:value-type="float" office:value="0.00028316">
            <text:p>0,00028316</text:p>
          </table:table-cell>
          <table:table-cell table:number-columns-repeated="3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0.9664916">
            <text:p>0,9664916</text:p>
          </table:table-cell>
          <table:table-cell office:value-type="float" office:value="0.4656776">
            <text:p>0,4656776</text:p>
          </table:table-cell>
          <table:table-cell office:value-type="float" office:value="0.00026544">
            <text:p>0,00026544</text:p>
          </table:table-cell>
          <table:table-cell table:number-columns-repeated="2"/>
          <table:table-cell office:value-type="float" office:value="613">
            <text:p>613</text:p>
          </table:table-cell>
          <table:table-cell office:value-type="float" office:value="0.00026544">
            <text:p>0,00026544</text:p>
          </table:table-cell>
          <table:table-cell table:number-columns-repeated="3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0.9528479">
            <text:p>0,9528479</text:p>
          </table:table-cell>
          <table:table-cell office:value-type="float" office:value="0.4534032">
            <text:p>0,4534032</text:p>
          </table:table-cell>
          <table:table-cell office:value-type="float" office:value="0.0002518133">
            <text:p>0,0002518133</text:p>
          </table:table-cell>
          <table:table-cell table:number-columns-repeated="2"/>
          <table:table-cell office:value-type="float" office:value="614">
            <text:p>614</text:p>
          </table:table-cell>
          <table:table-cell office:value-type="float" office:value="0.0002518133">
            <text:p>0,0002518133</text:p>
          </table:table-cell>
          <table:table-cell table:number-columns-repeated="3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0.9384">
            <text:p>0,9384</text:p>
          </table:table-cell>
          <table:table-cell office:value-type="float" office:value="0.4412">
            <text:p>0,4412</text:p>
          </table:table-cell>
          <table:table-cell office:value-type="float" office:value="0.00024">
            <text:p>0,00024</text:p>
          </table:table-cell>
          <table:table-cell table:number-columns-repeated="2"/>
          <table:table-cell office:value-type="float" office:value="615">
            <text:p>615</text:p>
          </table:table-cell>
          <table:table-cell office:value-type="float" office:value="0.00024">
            <text:p>0,00024</text:p>
          </table:table-cell>
          <table:table-cell table:number-columns-repeated="3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0.923194">
            <text:p>0,923194</text:p>
          </table:table-cell>
          <table:table-cell office:value-type="float" office:value="0.42908">
            <text:p>0,42908</text:p>
          </table:table-cell>
          <table:table-cell office:value-type="float" office:value="0.0002295467">
            <text:p>0,0002295467</text:p>
          </table:table-cell>
          <table:table-cell table:number-columns-repeated="2"/>
          <table:table-cell office:value-type="float" office:value="616">
            <text:p>616</text:p>
          </table:table-cell>
          <table:table-cell office:value-type="float" office:value="0.0002295467">
            <text:p>0,0002295467</text:p>
          </table:table-cell>
          <table:table-cell table:number-columns-repeated="3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0.907244">
            <text:p>0,907244</text:p>
          </table:table-cell>
          <table:table-cell office:value-type="float" office:value="0.417036">
            <text:p>0,417036</text:p>
          </table:table-cell>
          <table:table-cell office:value-type="float" office:value="0.00022064">
            <text:p>0,00022064</text:p>
          </table:table-cell>
          <table:table-cell table:number-columns-repeated="2"/>
          <table:table-cell office:value-type="float" office:value="617">
            <text:p>617</text:p>
          </table:table-cell>
          <table:table-cell office:value-type="float" office:value="0.00022064">
            <text:p>0,00022064</text:p>
          </table:table-cell>
          <table:table-cell table:number-columns-repeated="3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0.890502">
            <text:p>0,890502</text:p>
          </table:table-cell>
          <table:table-cell office:value-type="float" office:value="0.405032">
            <text:p>0,405032</text:p>
          </table:table-cell>
          <table:table-cell office:value-type="float" office:value="0.00021196">
            <text:p>0,00021196</text:p>
          </table:table-cell>
          <table:table-cell table:number-columns-repeated="2"/>
          <table:table-cell office:value-type="float" office:value="618">
            <text:p>618</text:p>
          </table:table-cell>
          <table:table-cell office:value-type="float" office:value="0.00021196">
            <text:p>0,00021196</text:p>
          </table:table-cell>
          <table:table-cell table:number-columns-repeated="3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0.87292">
            <text:p>0,87292</text:p>
          </table:table-cell>
          <table:table-cell office:value-type="float" office:value="0.393032">
            <text:p>0,393032</text:p>
          </table:table-cell>
          <table:table-cell office:value-type="float" office:value="0.0002021867">
            <text:p>0,0002021867</text:p>
          </table:table-cell>
          <table:table-cell table:number-columns-repeated="2"/>
          <table:table-cell office:value-type="float" office:value="619">
            <text:p>619</text:p>
          </table:table-cell>
          <table:table-cell office:value-type="float" office:value="0.0002021867">
            <text:p>0,0002021867</text:p>
          </table:table-cell>
          <table:table-cell table:number-columns-repeated="3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0.8544499">
            <text:p>0,8544499</text:p>
          </table:table-cell>
          <table:table-cell office:value-type="float" office:value="0.381">
            <text:p>0,381</text:p>
          </table:table-cell>
          <table:table-cell office:value-type="float" office:value="0.00019">
            <text:p>0,00019</text:p>
          </table:table-cell>
          <table:table-cell table:number-columns-repeated="2"/>
          <table:table-cell office:value-type="float" office:value="620">
            <text:p>620</text:p>
          </table:table-cell>
          <table:table-cell office:value-type="float" office:value="0.00019">
            <text:p>0,00019</text:p>
          </table:table-cell>
          <table:table-cell table:number-columns-repeated="3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0.835084">
            <text:p>0,835084</text:p>
          </table:table-cell>
          <table:table-cell office:value-type="float" office:value="0.3689184">
            <text:p>0,3689184</text:p>
          </table:table-cell>
          <table:table-cell office:value-type="float" office:value="0.0001742133">
            <text:p>0,0001742133</text:p>
          </table:table-cell>
          <table:table-cell table:number-columns-repeated="2"/>
          <table:table-cell office:value-type="float" office:value="621">
            <text:p>621</text:p>
          </table:table-cell>
          <table:table-cell office:value-type="float" office:value="0.0001742133">
            <text:p>0,0001742133</text:p>
          </table:table-cell>
          <table:table-cell table:number-columns-repeated="3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0.814946">
            <text:p>0,814946</text:p>
          </table:table-cell>
          <table:table-cell office:value-type="float" office:value="0.3568272">
            <text:p>0,3568272</text:p>
          </table:table-cell>
          <table:table-cell office:value-type="float" office:value="0.00015564">
            <text:p>0,00015564</text:p>
          </table:table-cell>
          <table:table-cell table:number-columns-repeated="2"/>
          <table:table-cell office:value-type="float" office:value="622">
            <text:p>622</text:p>
          </table:table-cell>
          <table:table-cell office:value-type="float" office:value="0.00015564">
            <text:p>0,00015564</text:p>
          </table:table-cell>
          <table:table-cell table:number-columns-repeated="3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0.794186">
            <text:p>0,794186</text:p>
          </table:table-cell>
          <table:table-cell office:value-type="float" office:value="0.3447768">
            <text:p>0,3447768</text:p>
          </table:table-cell>
          <table:table-cell office:value-type="float" office:value="0.00013596">
            <text:p>0,00013596</text:p>
          </table:table-cell>
          <table:table-cell table:number-columns-repeated="2"/>
          <table:table-cell office:value-type="float" office:value="623">
            <text:p>623</text:p>
          </table:table-cell>
          <table:table-cell office:value-type="float" office:value="0.00013596">
            <text:p>0,00013596</text:p>
          </table:table-cell>
          <table:table-cell table:number-columns-repeated="3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0.772954">
            <text:p>0,772954</text:p>
          </table:table-cell>
          <table:table-cell office:value-type="float" office:value="0.3328176">
            <text:p>0,3328176</text:p>
          </table:table-cell>
          <table:table-cell office:value-type="float" office:value="0.0001168533">
            <text:p>0,0001168533</text:p>
          </table:table-cell>
          <table:table-cell table:number-columns-repeated="2"/>
          <table:table-cell office:value-type="float" office:value="624">
            <text:p>624</text:p>
          </table:table-cell>
          <table:table-cell office:value-type="float" office:value="0.0001168533">
            <text:p>0,0001168533</text:p>
          </table:table-cell>
          <table:table-cell table:number-columns-repeated="3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0.7514">
            <text:p>0,7514</text:p>
          </table:table-cell>
          <table:table-cell office:value-type="float" office:value="0.321">
            <text:p>0,321</text:p>
          </table:table-cell>
          <table:table-cell office:value-type="float" office:value="0.0001">
            <text:p>0,0001</text:p>
          </table:table-cell>
          <table:table-cell table:number-columns-repeated="2"/>
          <table:table-cell office:value-type="float" office:value="625">
            <text:p>625</text:p>
          </table:table-cell>
          <table:table-cell office:value-type="float" office:value="0.0001">
            <text:p>0,0001</text:p>
          </table:table-cell>
          <table:table-cell table:number-columns-repeated="3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0.7295836">
            <text:p>0,7295836</text:p>
          </table:table-cell>
          <table:table-cell office:value-type="float" office:value="0.3093381">
            <text:p>0,3093381</text:p>
          </table:table-cell>
          <table:table-cell office:value-type="float" office:value="0.00008613333">
            <text:p>0,00008613333</text:p>
          </table:table-cell>
          <table:table-cell table:number-columns-repeated="2"/>
          <table:table-cell office:value-type="float" office:value="626">
            <text:p>626</text:p>
          </table:table-cell>
          <table:table-cell office:value-type="float" office:value="0.00008613333">
            <text:p>0,00008613333</text:p>
          </table:table-cell>
          <table:table-cell table:number-columns-repeated="3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0.7075888">
            <text:p>0,7075888</text:p>
          </table:table-cell>
          <table:table-cell office:value-type="float" office:value="0.2978504">
            <text:p>0,2978504</text:p>
          </table:table-cell>
          <table:table-cell office:value-type="float" office:value="0.0000746">
            <text:p>0,0000746</text:p>
          </table:table-cell>
          <table:table-cell table:number-columns-repeated="2"/>
          <table:table-cell office:value-type="float" office:value="627">
            <text:p>627</text:p>
          </table:table-cell>
          <table:table-cell office:value-type="float" office:value="0.0000746">
            <text:p>0,0000746</text:p>
          </table:table-cell>
          <table:table-cell table:number-columns-repeated="3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0.6856022">
            <text:p>0,6856022</text:p>
          </table:table-cell>
          <table:table-cell office:value-type="float" office:value="0.2865936">
            <text:p>0,2865936</text:p>
          </table:table-cell>
          <table:table-cell office:value-type="float" office:value="0.000065">
            <text:p>0,000065</text:p>
          </table:table-cell>
          <table:table-cell table:number-columns-repeated="2"/>
          <table:table-cell office:value-type="float" office:value="628">
            <text:p>628</text:p>
          </table:table-cell>
          <table:table-cell office:value-type="float" office:value="0.000065">
            <text:p>0,000065</text:p>
          </table:table-cell>
          <table:table-cell table:number-columns-repeated="3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0.6638104">
            <text:p>0,6638104</text:p>
          </table:table-cell>
          <table:table-cell office:value-type="float" office:value="0.2756245">
            <text:p>0,2756245</text:p>
          </table:table-cell>
          <table:table-cell office:value-type="float" office:value="0.00005693333">
            <text:p>0,00005693333</text:p>
          </table:table-cell>
          <table:table-cell table:number-columns-repeated="2"/>
          <table:table-cell office:value-type="float" office:value="629">
            <text:p>629</text:p>
          </table:table-cell>
          <table:table-cell office:value-type="float" office:value="0.00005693333">
            <text:p>0,00005693333</text:p>
          </table:table-cell>
          <table:table-cell table:number-columns-repeated="3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0.6424">
            <text:p>0,6424</text:p>
          </table:table-cell>
          <table:table-cell office:value-type="float" office:value="0.265">
            <text:p>0,265</text:p>
          </table:table-cell>
          <table:table-cell office:value-type="float" office:value="0.00004999999">
            <text:p>0,00004999999</text:p>
          </table:table-cell>
          <table:table-cell table:number-columns-repeated="2"/>
          <table:table-cell office:value-type="float" office:value="630">
            <text:p>630</text:p>
          </table:table-cell>
          <table:table-cell office:value-type="float" office:value="0.00004999999">
            <text:p>0,00004999999</text:p>
          </table:table-cell>
          <table:table-cell table:number-columns-repeated="3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0.6215149">
            <text:p>0,6215149</text:p>
          </table:table-cell>
          <table:table-cell office:value-type="float" office:value="0.2547632">
            <text:p>0,2547632</text:p>
          </table:table-cell>
          <table:table-cell office:value-type="float" office:value="0.00004416">
            <text:p>0,00004416</text:p>
          </table:table-cell>
          <table:table-cell table:number-columns-repeated="2"/>
          <table:table-cell office:value-type="float" office:value="631">
            <text:p>631</text:p>
          </table:table-cell>
          <table:table-cell office:value-type="float" office:value="0.00004416">
            <text:p>0,00004416</text:p>
          </table:table-cell>
          <table:table-cell table:number-columns-repeated="3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0.6011138">
            <text:p>0,6011138</text:p>
          </table:table-cell>
          <table:table-cell office:value-type="float" office:value="0.2448896">
            <text:p>0,2448896</text:p>
          </table:table-cell>
          <table:table-cell office:value-type="float" office:value="0.00003948">
            <text:p>0,00003948</text:p>
          </table:table-cell>
          <table:table-cell table:number-columns-repeated="2"/>
          <table:table-cell office:value-type="float" office:value="632">
            <text:p>632</text:p>
          </table:table-cell>
          <table:table-cell office:value-type="float" office:value="0.00003948">
            <text:p>0,00003948</text:p>
          </table:table-cell>
          <table:table-cell table:number-columns-repeated="3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0.5811052">
            <text:p>0,5811052</text:p>
          </table:table-cell>
          <table:table-cell office:value-type="float" office:value="0.2353344">
            <text:p>0,2353344</text:p>
          </table:table-cell>
          <table:table-cell office:value-type="float" office:value="0.00003572">
            <text:p>0,00003572</text:p>
          </table:table-cell>
          <table:table-cell table:number-columns-repeated="2"/>
          <table:table-cell office:value-type="float" office:value="633">
            <text:p>633</text:p>
          </table:table-cell>
          <table:table-cell office:value-type="float" office:value="0.00003572">
            <text:p>0,00003572</text:p>
          </table:table-cell>
          <table:table-cell table:number-columns-repeated="3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0.5613977">
            <text:p>0,5613977</text:p>
          </table:table-cell>
          <table:table-cell office:value-type="float" office:value="0.2260528">
            <text:p>0,2260528</text:p>
          </table:table-cell>
          <table:table-cell office:value-type="float" office:value="0.00003264">
            <text:p>0,00003264</text:p>
          </table:table-cell>
          <table:table-cell table:number-columns-repeated="2"/>
          <table:table-cell office:value-type="float" office:value="634">
            <text:p>634</text:p>
          </table:table-cell>
          <table:table-cell office:value-type="float" office:value="0.00003264">
            <text:p>0,00003264</text:p>
          </table:table-cell>
          <table:table-cell table:number-columns-repeated="3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0.5419">
            <text:p>0,5419</text:p>
          </table:table-cell>
          <table:table-cell office:value-type="float" office:value="0.217">
            <text:p>0,217</text:p>
          </table:table-cell>
          <table:table-cell office:value-type="float" office:value="0.00003">
            <text:p>0,00003</text:p>
          </table:table-cell>
          <table:table-cell table:number-columns-repeated="2"/>
          <table:table-cell office:value-type="float" office:value="635">
            <text:p>635</text:p>
          </table:table-cell>
          <table:table-cell office:value-type="float" office:value="0.00003">
            <text:p>0,00003</text:p>
          </table:table-cell>
          <table:table-cell table:number-columns-repeated="3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0.5225995">
            <text:p>0,5225995</text:p>
          </table:table-cell>
          <table:table-cell office:value-type="float" office:value="0.2081616">
            <text:p>0,2081616</text:p>
          </table:table-cell>
          <table:table-cell office:value-type="float" office:value="0.00002765333">
            <text:p>0,00002765333</text:p>
          </table:table-cell>
          <table:table-cell table:number-columns-repeated="2"/>
          <table:table-cell office:value-type="float" office:value="636">
            <text:p>636</text:p>
          </table:table-cell>
          <table:table-cell office:value-type="float" office:value="0.00002765333">
            <text:p>0,00002765333</text:p>
          </table:table-cell>
          <table:table-cell table:number-columns-repeated="3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0.5035464">
            <text:p>0,5035464</text:p>
          </table:table-cell>
          <table:table-cell office:value-type="float" office:value="0.1995488">
            <text:p>0,1995488</text:p>
          </table:table-cell>
          <table:table-cell office:value-type="float" office:value="0.00002556">
            <text:p>0,00002556</text:p>
          </table:table-cell>
          <table:table-cell table:number-columns-repeated="2"/>
          <table:table-cell office:value-type="float" office:value="637">
            <text:p>637</text:p>
          </table:table-cell>
          <table:table-cell office:value-type="float" office:value="0.00002556">
            <text:p>0,00002556</text:p>
          </table:table-cell>
          <table:table-cell table:number-columns-repeated="3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0.4847436">
            <text:p>0,4847436</text:p>
          </table:table-cell>
          <table:table-cell office:value-type="float" office:value="0.1911552">
            <text:p>0,1911552</text:p>
          </table:table-cell>
          <table:table-cell office:value-type="float" office:value="0.00002364">
            <text:p>0,00002364</text:p>
          </table:table-cell>
          <table:table-cell table:number-columns-repeated="2"/>
          <table:table-cell office:value-type="float" office:value="638">
            <text:p>638</text:p>
          </table:table-cell>
          <table:table-cell office:value-type="float" office:value="0.00002364">
            <text:p>0,00002364</text:p>
          </table:table-cell>
          <table:table-cell table:number-columns-repeated="3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0.4661939">
            <text:p>0,4661939</text:p>
          </table:table-cell>
          <table:table-cell office:value-type="float" office:value="0.1829744">
            <text:p>0,1829744</text:p>
          </table:table-cell>
          <table:table-cell office:value-type="float" office:value="0.00002181333">
            <text:p>0,00002181333</text:p>
          </table:table-cell>
          <table:table-cell table:number-columns-repeated="2"/>
          <table:table-cell office:value-type="float" office:value="639">
            <text:p>639</text:p>
          </table:table-cell>
          <table:table-cell office:value-type="float" office:value="0.00002181333">
            <text:p>0,00002181333</text:p>
          </table:table-cell>
          <table:table-cell table:number-columns-repeated="3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0.4479">
            <text:p>0,4479</text:p>
          </table:table-cell>
          <table:table-cell office:value-type="float" office:value="0.175">
            <text:p>0,175</text:p>
          </table:table-cell>
          <table:table-cell office:value-type="float" office:value="0.00002">
            <text:p>0,00002</text:p>
          </table:table-cell>
          <table:table-cell table:number-columns-repeated="2"/>
          <table:table-cell office:value-type="float" office:value="640">
            <text:p>640</text:p>
          </table:table-cell>
          <table:table-cell office:value-type="float" office:value="0.00002">
            <text:p>0,00002</text:p>
          </table:table-cell>
          <table:table-cell table:number-columns-repeated="3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0.4298613">
            <text:p>0,4298613</text:p>
          </table:table-cell>
          <table:table-cell office:value-type="float" office:value="0.1672235">
            <text:p>0,1672235</text:p>
          </table:table-cell>
          <table:table-cell office:value-type="float" office:value="0.00001813333">
            <text:p>0,00001813333</text:p>
          </table:table-cell>
          <table:table-cell table:number-columns-repeated="2"/>
          <table:table-cell office:value-type="float" office:value="641">
            <text:p>641</text:p>
          </table:table-cell>
          <table:table-cell office:value-type="float" office:value="0.00001813333">
            <text:p>0,00001813333</text:p>
          </table:table-cell>
          <table:table-cell table:number-columns-repeated="3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0.412098">
            <text:p>0,412098</text:p>
          </table:table-cell>
          <table:table-cell office:value-type="float" office:value="0.1596464">
            <text:p>0,1596464</text:p>
          </table:table-cell>
          <table:table-cell office:value-type="float" office:value="0.0000162">
            <text:p>0,0000162</text:p>
          </table:table-cell>
          <table:table-cell table:number-columns-repeated="2"/>
          <table:table-cell office:value-type="float" office:value="642">
            <text:p>642</text:p>
          </table:table-cell>
          <table:table-cell office:value-type="float" office:value="0.0000162">
            <text:p>0,0000162</text:p>
          </table:table-cell>
          <table:table-cell table:number-columns-repeated="3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0.394644">
            <text:p>0,394644</text:p>
          </table:table-cell>
          <table:table-cell office:value-type="float" office:value="0.1522776">
            <text:p>0,1522776</text:p>
          </table:table-cell>
          <table:table-cell office:value-type="float" office:value="0.0000142">
            <text:p>0,0000142</text:p>
          </table:table-cell>
          <table:table-cell table:number-columns-repeated="2"/>
          <table:table-cell office:value-type="float" office:value="643">
            <text:p>643</text:p>
          </table:table-cell>
          <table:table-cell office:value-type="float" office:value="0.0000142">
            <text:p>0,0000142</text:p>
          </table:table-cell>
          <table:table-cell table:number-columns-repeated="3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0.3775333">
            <text:p>0,3775333</text:p>
          </table:table-cell>
          <table:table-cell office:value-type="float" office:value="0.1451259">
            <text:p>0,1451259</text:p>
          </table:table-cell>
          <table:table-cell office:value-type="float" office:value="0.00001213333">
            <text:p>0,00001213333</text:p>
          </table:table-cell>
          <table:table-cell table:number-columns-repeated="2"/>
          <table:table-cell office:value-type="float" office:value="644">
            <text:p>644</text:p>
          </table:table-cell>
          <table:table-cell office:value-type="float" office:value="0.00001213333">
            <text:p>0,00001213333</text:p>
          </table:table-cell>
          <table:table-cell table:number-columns-repeated="3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0.3608">
            <text:p>0,3608</text:p>
          </table:table-cell>
          <table:table-cell office:value-type="float" office:value="0.1382">
            <text:p>0,1382</text:p>
          </table:table-cell>
          <table:table-cell office:value-type="float" office:value="0.00001">
            <text:p>0,00001</text:p>
          </table:table-cell>
          <table:table-cell table:number-columns-repeated="2"/>
          <table:table-cell office:value-type="float" office:value="645">
            <text:p>645</text:p>
          </table:table-cell>
          <table:table-cell office:value-type="float" office:value="0.00001">
            <text:p>0,00001</text:p>
          </table:table-cell>
          <table:table-cell table:number-columns-repeated="3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0.3444563">
            <text:p>0,3444563</text:p>
          </table:table-cell>
          <table:table-cell office:value-type="float" office:value="0.1315003">
            <text:p>0,1315003</text:p>
          </table:table-cell>
          <table:table-cell office:value-type="float" office:value="0.000007733333">
            <text:p>0,000007733333</text:p>
          </table:table-cell>
          <table:table-cell table:number-columns-repeated="2"/>
          <table:table-cell office:value-type="float" office:value="646">
            <text:p>646</text:p>
          </table:table-cell>
          <table:table-cell office:value-type="float" office:value="0.000007733333">
            <text:p>0,000007733333</text:p>
          </table:table-cell>
          <table:table-cell table:number-columns-repeated="3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0.3285168">
            <text:p>0,3285168</text:p>
          </table:table-cell>
          <table:table-cell office:value-type="float" office:value="0.1250248">
            <text:p>0,1250248</text:p>
          </table:table-cell>
          <table:table-cell office:value-type="float" office:value="0.0000054">
            <text:p>0,0000054</text:p>
          </table:table-cell>
          <table:table-cell table:number-columns-repeated="2"/>
          <table:table-cell office:value-type="float" office:value="647">
            <text:p>647</text:p>
          </table:table-cell>
          <table:table-cell office:value-type="float" office:value="0.0000054">
            <text:p>0,0000054</text:p>
          </table:table-cell>
          <table:table-cell table:number-columns-repeated="3"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0.3130192">
            <text:p>0,3130192</text:p>
          </table:table-cell>
          <table:table-cell office:value-type="float" office:value="0.1187792">
            <text:p>0,1187792</text:p>
          </table:table-cell>
          <table:table-cell office:value-type="float" office:value="0.0000032">
            <text:p>0,0000032</text:p>
          </table:table-cell>
          <table:table-cell table:number-columns-repeated="2"/>
          <table:table-cell office:value-type="float" office:value="648">
            <text:p>648</text:p>
          </table:table-cell>
          <table:table-cell office:value-type="float" office:value="0.0000032">
            <text:p>0,0000032</text:p>
          </table:table-cell>
          <table:table-cell table:number-columns-repeated="3"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0.2980011">
            <text:p>0,2980011</text:p>
          </table:table-cell>
          <table:table-cell office:value-type="float" office:value="0.1127691">
            <text:p>0,1127691</text:p>
          </table:table-cell>
          <table:table-cell office:value-type="float" office:value="0.000001333333">
            <text:p>0,000001333333</text:p>
          </table:table-cell>
          <table:table-cell table:number-columns-repeated="2"/>
          <table:table-cell office:value-type="float" office:value="649">
            <text:p>649</text:p>
          </table:table-cell>
          <table:table-cell office:value-type="float" office:value="0.000001333333">
            <text:p>0,000001333333</text:p>
          </table:table-cell>
          <table:table-cell table:number-columns-repeated="3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0.2835">
            <text:p>0,2835</text:p>
          </table:table-cell>
          <table:table-cell office:value-type="float" office:value="0.107">
            <text:p>0,10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50">
            <text:p>65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0.2695448">
            <text:p>0,2695448</text:p>
          </table:table-cell>
          <table:table-cell office:value-type="float" office:value="0.1014762">
            <text:p>0,101476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51">
            <text:p>65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0.2561184">
            <text:p>0,2561184</text:p>
          </table:table-cell>
          <table:table-cell office:value-type="float" office:value="0.09618864">
            <text:p>0,0961886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0.2431896">
            <text:p>0,2431896</text:p>
          </table:table-cell>
          <table:table-cell office:value-type="float" office:value="0.09112296">
            <text:p>0,0911229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53">
            <text:p>65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0.2307272">
            <text:p>0,2307272</text:p>
          </table:table-cell>
          <table:table-cell office:value-type="float" office:value="0.08626485">
            <text:p>0,0862648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0.2187">
            <text:p>0,2187</text:p>
          </table:table-cell>
          <table:table-cell office:value-type="float" office:value="0.0816">
            <text:p>0,08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0.2070971">
            <text:p>0,2070971</text:p>
          </table:table-cell>
          <table:table-cell office:value-type="float" office:value="0.07712064">
            <text:p>0,0771206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56">
            <text:p>65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0.1959232">
            <text:p>0,1959232</text:p>
          </table:table-cell>
          <table:table-cell office:value-type="float" office:value="0.07282552">
            <text:p>0,0728255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0.1851708">
            <text:p>0,1851708</text:p>
          </table:table-cell>
          <table:table-cell office:value-type="float" office:value="0.06871008">
            <text:p>0,0687100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58">
            <text:p>65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0.1748323">
            <text:p>0,1748323</text:p>
          </table:table-cell>
          <table:table-cell office:value-type="float" office:value="0.06476976">
            <text:p>0,0647697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0.1649">
            <text:p>0,1649</text:p>
          </table:table-cell>
          <table:table-cell office:value-type="float" office:value="0.061">
            <text:p>0,06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60">
            <text:p>66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0.1553667">
            <text:p>0,1553667</text:p>
          </table:table-cell>
          <table:table-cell office:value-type="float" office:value="0.05739621">
            <text:p>0,0573962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61">
            <text:p>66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0.14623">
            <text:p>0,14623</text:p>
          </table:table-cell>
          <table:table-cell office:value-type="float" office:value="0.05395504">
            <text:p>0,053955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62">
            <text:p>66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0.13749">
            <text:p>0,13749</text:p>
          </table:table-cell>
          <table:table-cell office:value-type="float" office:value="0.05067376">
            <text:p>0,0506737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0.1291467">
            <text:p>0,1291467</text:p>
          </table:table-cell>
          <table:table-cell office:value-type="float" office:value="0.04754965">
            <text:p>0,047549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64">
            <text:p>6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0.1212">
            <text:p>0,1212</text:p>
          </table:table-cell>
          <table:table-cell office:value-type="float" office:value="0.04458">
            <text:p>0,0445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65">
            <text:p>6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0.1136397">
            <text:p>0,1136397</text:p>
          </table:table-cell>
          <table:table-cell office:value-type="float" office:value="0.04175872">
            <text:p>0,0417587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66">
            <text:p>66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0.106465">
            <text:p>0,106465</text:p>
          </table:table-cell>
          <table:table-cell office:value-type="float" office:value="0.03908496">
            <text:p>0,0390849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67">
            <text:p>66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0.09969044">
            <text:p>0,09969044</text:p>
          </table:table-cell>
          <table:table-cell office:value-type="float" office:value="0.03656384">
            <text:p>0,0365638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68">
            <text:p>6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0.09333061">
            <text:p>0,09333061</text:p>
          </table:table-cell>
          <table:table-cell office:value-type="float" office:value="0.03420048">
            <text:p>0,0342004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69">
            <text:p>66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0.0874">
            <text:p>0,0874</text:p>
          </table:table-cell>
          <table:table-cell office:value-type="float" office:value="0.032">
            <text:p>0,03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0.08190096">
            <text:p>0,08190096</text:p>
          </table:table-cell>
          <table:table-cell office:value-type="float" office:value="0.02996261">
            <text:p>0,0299626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71">
            <text:p>67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0.07680428">
            <text:p>0,07680428</text:p>
          </table:table-cell>
          <table:table-cell office:value-type="float" office:value="0.02807664">
            <text:p>0,0280766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72">
            <text:p>6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0.07207712">
            <text:p>0,07207712</text:p>
          </table:table-cell>
          <table:table-cell office:value-type="float" office:value="0.02632936">
            <text:p>0,0263293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73">
            <text:p>6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0.06768664">
            <text:p>0,06768664</text:p>
          </table:table-cell>
          <table:table-cell office:value-type="float" office:value="0.02470805">
            <text:p>0,0247080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74">
            <text:p>67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0.0636">
            <text:p>0,0636</text:p>
          </table:table-cell>
          <table:table-cell office:value-type="float" office:value="0.0232">
            <text:p>0,023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75">
            <text:p>67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0.05980685">
            <text:p>0,05980685</text:p>
          </table:table-cell>
          <table:table-cell office:value-type="float" office:value="0.02180077">
            <text:p>0,0218007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76">
            <text:p>67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0.05628216">
            <text:p>0,05628216</text:p>
          </table:table-cell>
          <table:table-cell office:value-type="float" office:value="0.02050112">
            <text:p>0,020501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77">
            <text:p>6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0.05297104">
            <text:p>0,05297104</text:p>
          </table:table-cell>
          <table:table-cell office:value-type="float" office:value="0.01928108">
            <text:p>0,0192810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0.04981861">
            <text:p>0,04981861</text:p>
          </table:table-cell>
          <table:table-cell office:value-type="float" office:value="0.01812069">
            <text:p>0,0181206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0.04677">
            <text:p>0,04677</text:p>
          </table:table-cell>
          <table:table-cell office:value-type="float" office:value="0.017">
            <text:p>0,0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80">
            <text:p>68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0.04378405">
            <text:p>0,04378405</text:p>
          </table:table-cell>
          <table:table-cell office:value-type="float" office:value="0.01590379">
            <text:p>0,0159037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81">
            <text:p>68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0.04087536">
            <text:p>0,04087536</text:p>
          </table:table-cell>
          <table:table-cell office:value-type="float" office:value="0.01483718">
            <text:p>0,014837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82">
            <text:p>68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0.03807264">
            <text:p>0,03807264</text:p>
          </table:table-cell>
          <table:table-cell office:value-type="float" office:value="0.01381068">
            <text:p>0,0138106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83">
            <text:p>68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0.03540461">
            <text:p>0,03540461</text:p>
          </table:table-cell>
          <table:table-cell office:value-type="float" office:value="0.01283478">
            <text:p>0,0128347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0.0329">
            <text:p>0,0329</text:p>
          </table:table-cell>
          <table:table-cell office:value-type="float" office:value="0.01192">
            <text:p>0,0119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85">
            <text:p>6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0.03056419">
            <text:p>0,03056419</text:p>
          </table:table-cell>
          <table:table-cell office:value-type="float" office:value="0.01106831">
            <text:p>0,0110683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0.02838056">
            <text:p>0,02838056</text:p>
          </table:table-cell>
          <table:table-cell office:value-type="float" office:value="0.01027339">
            <text:p>0,0102733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87">
            <text:p>68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0.02634484">
            <text:p>0,02634484</text:p>
          </table:table-cell>
          <table:table-cell office:value-type="float" office:value="0.009533311">
            <text:p>0,0095333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88">
            <text:p>68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0.02445275">
            <text:p>0,02445275</text:p>
          </table:table-cell>
          <table:table-cell office:value-type="float" office:value="0.008846157">
            <text:p>0,00884615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0.0227">
            <text:p>0,0227</text:p>
          </table:table-cell>
          <table:table-cell office:value-type="float" office:value="0.00821">
            <text:p>0,0082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90">
            <text:p>69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0.02108429">
            <text:p>0,02108429</text:p>
          </table:table-cell>
          <table:table-cell office:value-type="float" office:value="0.007623781">
            <text:p>0,00762378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91">
            <text:p>69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0.01959988">
            <text:p>0,01959988</text:p>
          </table:table-cell>
          <table:table-cell office:value-type="float" office:value="0.007085424">
            <text:p>0,00708542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92">
            <text:p>6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0.01823732">
            <text:p>0,01823732</text:p>
          </table:table-cell>
          <table:table-cell office:value-type="float" office:value="0.006591476">
            <text:p>0,00659147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0.01698717">
            <text:p>0,01698717</text:p>
          </table:table-cell>
          <table:table-cell office:value-type="float" office:value="0.006138485">
            <text:p>0,00613848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94">
            <text:p>6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0.01584">
            <text:p>0,01584</text:p>
          </table:table-cell>
          <table:table-cell office:value-type="float" office:value="0.005723">
            <text:p>0,00572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95">
            <text:p>6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0.01479064">
            <text:p>0,01479064</text:p>
          </table:table-cell>
          <table:table-cell office:value-type="float" office:value="0.005343059">
            <text:p>0,00534305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96">
            <text:p>6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0.01383132">
            <text:p>0,01383132</text:p>
          </table:table-cell>
          <table:table-cell office:value-type="float" office:value="0.004995796">
            <text:p>0,00499579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97">
            <text:p>69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0.01294868">
            <text:p>0,01294868</text:p>
          </table:table-cell>
          <table:table-cell office:value-type="float" office:value="0.004676404">
            <text:p>0,0046764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98">
            <text:p>69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0.0121292">
            <text:p>0,0121292</text:p>
          </table:table-cell>
          <table:table-cell office:value-type="float" office:value="0.004380075">
            <text:p>0,00438007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99">
            <text:p>6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1135916">
            <text:p>0,01135916</text:p>
          </table:table-cell>
          <table:table-cell office:value-type="float" office:value="0.004102">
            <text:p>0,00410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0.01062935">
            <text:p>0,01062935</text:p>
          </table:table-cell>
          <table:table-cell office:value-type="float" office:value="0.003838453">
            <text:p>0,00383845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01">
            <text:p>7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0.009938846">
            <text:p>0,009938846</text:p>
          </table:table-cell>
          <table:table-cell office:value-type="float" office:value="0.003589099">
            <text:p>0,00358909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02">
            <text:p>7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0.009288422">
            <text:p>0,009288422</text:p>
          </table:table-cell>
          <table:table-cell office:value-type="float" office:value="0.003354219">
            <text:p>0,0033542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0.008678854">
            <text:p>0,008678854</text:p>
          </table:table-cell>
          <table:table-cell office:value-type="float" office:value="0.003134093">
            <text:p>0,00313409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04">
            <text:p>7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0.008110916">
            <text:p>0,008110916</text:p>
          </table:table-cell>
          <table:table-cell office:value-type="float" office:value="0.002929">
            <text:p>0,0029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0.007582388">
            <text:p>0,007582388</text:p>
          </table:table-cell>
          <table:table-cell office:value-type="float" office:value="0.002738139">
            <text:p>0,00273813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06">
            <text:p>70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0.007088746">
            <text:p>0,007088746</text:p>
          </table:table-cell>
          <table:table-cell office:value-type="float" office:value="0.002559876">
            <text:p>0,00255987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07">
            <text:p>70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0.006627313">
            <text:p>0,006627313</text:p>
          </table:table-cell>
          <table:table-cell office:value-type="float" office:value="0.002393244">
            <text:p>0,00239324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08">
            <text:p>7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0.006195408">
            <text:p>0,006195408</text:p>
          </table:table-cell>
          <table:table-cell office:value-type="float" office:value="0.002237275">
            <text:p>0,00223727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09">
            <text:p>70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0.005790346">
            <text:p>0,005790346</text:p>
          </table:table-cell>
          <table:table-cell office:value-type="float" office:value="0.002091">
            <text:p>0,00209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10">
            <text:p>7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0.005409826">
            <text:p>0,005409826</text:p>
          </table:table-cell>
          <table:table-cell office:value-type="float" office:value="0.001953587">
            <text:p>0,00195358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0.005052583">
            <text:p>0,005052583</text:p>
          </table:table-cell>
          <table:table-cell office:value-type="float" office:value="0.00182458">
            <text:p>0,0018245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12">
            <text:p>7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0.004717512">
            <text:p>0,004717512</text:p>
          </table:table-cell>
          <table:table-cell office:value-type="float" office:value="0.00170358">
            <text:p>0,0017035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13">
            <text:p>7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0.004403507">
            <text:p>0,004403507</text:p>
          </table:table-cell>
          <table:table-cell office:value-type="float" office:value="0.001590187">
            <text:p>0,00159018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14">
            <text:p>7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0.004109457">
            <text:p>0,004109457</text:p>
          </table:table-cell>
          <table:table-cell office:value-type="float" office:value="0.001484">
            <text:p>0,00148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15">
            <text:p>7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0.003833913">
            <text:p>0,003833913</text:p>
          </table:table-cell>
          <table:table-cell office:value-type="float" office:value="0.001384496">
            <text:p>0,00138449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16">
            <text:p>7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0.003575748">
            <text:p>0,003575748</text:p>
          </table:table-cell>
          <table:table-cell office:value-type="float" office:value="0.001291268">
            <text:p>0,00129126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0.003334342">
            <text:p>0,003334342</text:p>
          </table:table-cell>
          <table:table-cell office:value-type="float" office:value="0.001204092">
            <text:p>0,00120409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18">
            <text:p>7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0.003109075">
            <text:p>0,003109075</text:p>
          </table:table-cell>
          <table:table-cell office:value-type="float" office:value="0.001122744">
            <text:p>0,00112274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0.002899327">
            <text:p>0,002899327</text:p>
          </table:table-cell>
          <table:table-cell office:value-type="float" office:value="0.001047">
            <text:p>0,00104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0.002704348">
            <text:p>0,002704348</text:p>
          </table:table-cell>
          <table:table-cell office:value-type="float" office:value="0.0009765896">
            <text:p>0,000976589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0.00252302">
            <text:p>0,00252302</text:p>
          </table:table-cell>
          <table:table-cell office:value-type="float" office:value="0.0009111088">
            <text:p>0,000911108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22">
            <text:p>7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0.002354168">
            <text:p>0,002354168</text:p>
          </table:table-cell>
          <table:table-cell office:value-type="float" office:value="0.0008501332">
            <text:p>0,000850133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23">
            <text:p>7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0.002196616">
            <text:p>0,002196616</text:p>
          </table:table-cell>
          <table:table-cell office:value-type="float" office:value="0.0007932384">
            <text:p>0,000793238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24">
            <text:p>7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0.00204919">
            <text:p>0,00204919</text:p>
          </table:table-cell>
          <table:table-cell office:value-type="float" office:value="0.00074">
            <text:p>0,0007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25">
            <text:p>7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0.00191096">
            <text:p>0,00191096</text:p>
          </table:table-cell>
          <table:table-cell office:value-type="float" office:value="0.0006900827">
            <text:p>0,00069008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0.001781438">
            <text:p>0,001781438</text:p>
          </table:table-cell>
          <table:table-cell office:value-type="float" office:value="0.00064331">
            <text:p>0,0006433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27">
            <text:p>7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0.00166011">
            <text:p>0,00166011</text:p>
          </table:table-cell>
          <table:table-cell office:value-type="float" office:value="0.000599496">
            <text:p>0,00059949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28">
            <text:p>7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0.001546459">
            <text:p>0,001546459</text:p>
          </table:table-cell>
          <table:table-cell office:value-type="float" office:value="0.0005584547">
            <text:p>0,000558454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0.001439971">
            <text:p>0,001439971</text:p>
          </table:table-cell>
          <table:table-cell office:value-type="float" office:value="0.00052">
            <text:p>0,0005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30">
            <text:p>73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0.001340042">
            <text:p>0,001340042</text:p>
          </table:table-cell>
          <table:table-cell office:value-type="float" office:value="0.0004839136">
            <text:p>0,000483913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31">
            <text:p>73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0.001246275">
            <text:p>0,001246275</text:p>
          </table:table-cell>
          <table:table-cell office:value-type="float" office:value="0.0004500528">
            <text:p>0,00045005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32">
            <text:p>73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0.001158471">
            <text:p>0,001158471</text:p>
          </table:table-cell>
          <table:table-cell office:value-type="float" office:value="0.0004183452">
            <text:p>0,000418345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0.00107643">
            <text:p>0,00107643</text:p>
          </table:table-cell>
          <table:table-cell office:value-type="float" office:value="0.0003887184">
            <text:p>0,000388718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34">
            <text:p>73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0.0009999493">
            <text:p>0,0009999493</text:p>
          </table:table-cell>
          <table:table-cell office:value-type="float" office:value="0.0003611">
            <text:p>0,00036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0.0009287358">
            <text:p>0,0009287358</text:p>
          </table:table-cell>
          <table:table-cell office:value-type="float" office:value="0.0003353835">
            <text:p>0,000335383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36">
            <text:p>73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0.0008624332">
            <text:p>0,0008624332</text:p>
          </table:table-cell>
          <table:table-cell office:value-type="float" office:value="0.0003114404">
            <text:p>0,00031144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37">
            <text:p>73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0.0008007503">
            <text:p>0,0008007503</text:p>
          </table:table-cell>
          <table:table-cell office:value-type="float" office:value="0.0002891656">
            <text:p>0,000289165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38">
            <text:p>73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0.000743396">
            <text:p>0,000743396</text:p>
          </table:table-cell>
          <table:table-cell office:value-type="float" office:value="0.0002684539">
            <text:p>0,000268453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39">
            <text:p>73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0.0006900786">
            <text:p>0,0006900786</text:p>
          </table:table-cell>
          <table:table-cell office:value-type="float" office:value="0.0002492">
            <text:p>0,000249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0.0006405156">
            <text:p>0,0006405156</text:p>
          </table:table-cell>
          <table:table-cell office:value-type="float" office:value="0.0002313019">
            <text:p>0,00023130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41">
            <text:p>74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0.0005945021">
            <text:p>0,0005945021</text:p>
          </table:table-cell>
          <table:table-cell office:value-type="float" office:value="0.0002146856">
            <text:p>0,000214685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42">
            <text:p>74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0.0005518646">
            <text:p>0,0005518646</text:p>
          </table:table-cell>
          <table:table-cell office:value-type="float" office:value="0.0001992884">
            <text:p>0,000199288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0.000512429">
            <text:p>0,000512429</text:p>
          </table:table-cell>
          <table:table-cell office:value-type="float" office:value="0.0001850475">
            <text:p>0,000185047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44">
            <text:p>74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0.0004760213">
            <text:p>0,0004760213</text:p>
          </table:table-cell>
          <table:table-cell office:value-type="float" office:value="0.0001719">
            <text:p>0,00017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45">
            <text:p>74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0.0004424536">
            <text:p>0,0004424536</text:p>
          </table:table-cell>
          <table:table-cell office:value-type="float" office:value="0.0001597781">
            <text:p>0,000159778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46">
            <text:p>74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0.0004115117">
            <text:p>0,0004115117</text:p>
          </table:table-cell>
          <table:table-cell office:value-type="float" office:value="0.0001486044">
            <text:p>0,000148604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47">
            <text:p>74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0.0003829814">
            <text:p>0,0003829814</text:p>
          </table:table-cell>
          <table:table-cell office:value-type="float" office:value="0.0001383016">
            <text:p>0,00013830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48">
            <text:p>74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0.0003566491">
            <text:p>0,0003566491</text:p>
          </table:table-cell>
          <table:table-cell office:value-type="float" office:value="0.0001287925">
            <text:p>0,00012879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0.0003323011">
            <text:p>0,0003323011</text:p>
          </table:table-cell>
          <table:table-cell office:value-type="float" office:value="0.00012">
            <text:p>0,000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0.0003097586">
            <text:p>0,0003097586</text:p>
          </table:table-cell>
          <table:table-cell office:value-type="float" office:value="0.0001118595">
            <text:p>0,000111859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51">
            <text:p>75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0.0002888871">
            <text:p>0,0002888871</text:p>
          </table:table-cell>
          <table:table-cell office:value-type="float" office:value="0.0001043224">
            <text:p>0,000104322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52">
            <text:p>75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0.0002695394">
            <text:p>0,0002695394</text:p>
          </table:table-cell>
          <table:table-cell office:value-type="float" office:value="0.0000973356">
            <text:p>0,000097335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53">
            <text:p>75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0.0002515682">
            <text:p>0,0002515682</text:p>
          </table:table-cell>
          <table:table-cell office:value-type="float" office:value="0.00009084587">
            <text:p>0,0000908458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54">
            <text:p>75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0.0002348261">
            <text:p>0,0002348261</text:p>
          </table:table-cell>
          <table:table-cell office:value-type="float" office:value="0.0000848">
            <text:p>0,000084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55">
            <text:p>75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0.000219171">
            <text:p>0,000219171</text:p>
          </table:table-cell>
          <table:table-cell office:value-type="float" office:value="0.00007914667">
            <text:p>0,0000791466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56">
            <text:p>75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0.0002045258">
            <text:p>0,0002045258</text:p>
          </table:table-cell>
          <table:table-cell office:value-type="float" office:value="0.000073858">
            <text:p>0,00007385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0.0001908405">
            <text:p>0,0001908405</text:p>
          </table:table-cell>
          <table:table-cell office:value-type="float" office:value="0.000068916">
            <text:p>0,0000689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58">
            <text:p>75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0.0001780654">
            <text:p>0,0001780654</text:p>
          </table:table-cell>
          <table:table-cell office:value-type="float" office:value="0.00006430267">
            <text:p>0,0000643026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0.0001661505">
            <text:p>0,0001661505</text:p>
          </table:table-cell>
          <table:table-cell office:value-type="float" office:value="0.00006">
            <text:p>0,0000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60">
            <text:p>76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0.0001550236">
            <text:p>0,0001550236</text:p>
          </table:table-cell>
          <table:table-cell office:value-type="float" office:value="0.00005598187">
            <text:p>0,0000559818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0.0001446219">
            <text:p>0,0001446219</text:p>
          </table:table-cell>
          <table:table-cell office:value-type="float" office:value="0.0000522256">
            <text:p>0,000052225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62">
            <text:p>76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0.0001349098">
            <text:p>0,0001349098</text:p>
          </table:table-cell>
          <table:table-cell office:value-type="float" office:value="0.0000487184">
            <text:p>0,000048718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0.000125852">
            <text:p>0,000125852</text:p>
          </table:table-cell>
          <table:table-cell office:value-type="float" office:value="0.00004544747">
            <text:p>0,0000454474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64">
            <text:p>76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0.000117413">
            <text:p>0,000117413</text:p>
          </table:table-cell>
          <table:table-cell office:value-type="float" office:value="0.0000424">
            <text:p>0,000042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65">
            <text:p>76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0.0001095515">
            <text:p>0,0001095515</text:p>
          </table:table-cell>
          <table:table-cell office:value-type="float" office:value="0.00003956104">
            <text:p>0,000039561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66">
            <text:p>76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0.0001022245">
            <text:p>0,0001022245</text:p>
          </table:table-cell>
          <table:table-cell office:value-type="float" office:value="0.00003691512">
            <text:p>0,000036915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67">
            <text:p>76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0.00009539445">
            <text:p>0,00009539445</text:p>
          </table:table-cell>
          <table:table-cell office:value-type="float" office:value="0.00003444868">
            <text:p>0,0000344486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0.0000890239">
            <text:p>0,0000890239</text:p>
          </table:table-cell>
          <table:table-cell office:value-type="float" office:value="0.00003214816">
            <text:p>0,000032148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69">
            <text:p>76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0.00008307527">
            <text:p>0,00008307527</text:p>
          </table:table-cell>
          <table:table-cell office:value-type="float" office:value="0.00003">
            <text:p>0,000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0.00007751269">
            <text:p>0,00007751269</text:p>
          </table:table-cell>
          <table:table-cell office:value-type="float" office:value="0.00002799125">
            <text:p>0,000027991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0.00007231304">
            <text:p>0,00007231304</text:p>
          </table:table-cell>
          <table:table-cell office:value-type="float" office:value="0.00002611356">
            <text:p>0,0000261135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72">
            <text:p>77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0.00006745778">
            <text:p>0,00006745778</text:p>
          </table:table-cell>
          <table:table-cell office:value-type="float" office:value="0.00002436024">
            <text:p>0,0000243602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73">
            <text:p>77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0.00006292844">
            <text:p>0,00006292844</text:p>
          </table:table-cell>
          <table:table-cell office:value-type="float" office:value="0.00002272461">
            <text:p>0,0000227246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74">
            <text:p>77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0.00005870652">
            <text:p>0,00005870652</text:p>
          </table:table-cell>
          <table:table-cell office:value-type="float" office:value="0.0000212">
            <text:p>0,00002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75">
            <text:p>77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0.00005477028">
            <text:p>0,00005477028</text:p>
          </table:table-cell>
          <table:table-cell office:value-type="float" office:value="0.00001977855">
            <text:p>0,0000197785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0.00005109918">
            <text:p>0,00005109918</text:p>
          </table:table-cell>
          <table:table-cell office:value-type="float" office:value="0.00001845285">
            <text:p>0,0000184528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0.00004767654">
            <text:p>0,00004767654</text:p>
          </table:table-cell>
          <table:table-cell office:value-type="float" office:value="0.00001721687">
            <text:p>0,0000172168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78">
            <text:p>77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0.00004448567">
            <text:p>0,00004448567</text:p>
          </table:table-cell>
          <table:table-cell office:value-type="float" office:value="0.00001606459">
            <text:p>0,0000160645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79">
            <text:p>77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0.00004150994">
            <text:p>0,00004150994</text:p>
          </table:table-cell>
          <table:table-cell office:value-type="float" office:value="0.00001499">
            <text:p>0,0000149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80">
            <text:p>78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0.00003873324">
            <text:p>0,00003873324</text:p>
          </table:table-cell>
          <table:table-cell office:value-type="float" office:value="0.00001398728">
            <text:p>0,000013987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0.00003614203">
            <text:p>0,00003614203</text:p>
          </table:table-cell>
          <table:table-cell office:value-type="float" office:value="0.00001305155">
            <text:p>0,0000130515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82">
            <text:p>78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0.00003372352">
            <text:p>0,00003372352</text:p>
          </table:table-cell>
          <table:table-cell office:value-type="float" office:value="0.00001217818">
            <text:p>0,000012178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83">
            <text:p>78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0.00003146487">
            <text:p>0,00003146487</text:p>
          </table:table-cell>
          <table:table-cell office:value-type="float" office:value="0.00001136254">
            <text:p>0,0000113625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84">
            <text:p>78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0.00002935326">
            <text:p>0,00002935326</text:p>
          </table:table-cell>
          <table:table-cell office:value-type="float" office:value="0.0000106">
            <text:p>0,000010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85">
            <text:p>78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0.00002737573">
            <text:p>0,00002737573</text:p>
          </table:table-cell>
          <table:table-cell office:value-type="float" office:value="0.000009885877">
            <text:p>0,00000988587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86">
            <text:p>78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0.00002552433">
            <text:p>0,00002552433</text:p>
          </table:table-cell>
          <table:table-cell office:value-type="float" office:value="0.000009217304">
            <text:p>0,00000921730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87">
            <text:p>78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0.00002379376">
            <text:p>0,00002379376</text:p>
          </table:table-cell>
          <table:table-cell office:value-type="float" office:value="0.000008592362">
            <text:p>0,00000859236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88">
            <text:p>78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0.0000221787">
            <text:p>0,0000221787</text:p>
          </table:table-cell>
          <table:table-cell office:value-type="float" office:value="0.000008009133">
            <text:p>0,00000800913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89">
            <text:p>78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0.00002067383">
            <text:p>0,00002067383</text:p>
          </table:table-cell>
          <table:table-cell office:value-type="float" office:value="0.0000074657">
            <text:p>0,000007465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0.00001927226">
            <text:p>0,00001927226</text:p>
          </table:table-cell>
          <table:table-cell office:value-type="float" office:value="0.000006959567">
            <text:p>0,00000695956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0.0000179664">
            <text:p>0,0000179664</text:p>
          </table:table-cell>
          <table:table-cell office:value-type="float" office:value="0.000006487995">
            <text:p>0,00000648799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92">
            <text:p>7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0.00001674991">
            <text:p>0,00001674991</text:p>
          </table:table-cell>
          <table:table-cell office:value-type="float" office:value="0.000006048699">
            <text:p>0,00000604869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93">
            <text:p>79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0.00001561648">
            <text:p>0,00001561648</text:p>
          </table:table-cell>
          <table:table-cell office:value-type="float" office:value="0.000005639396">
            <text:p>0,00000563939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0.00001455977">
            <text:p>0,00001455977</text:p>
          </table:table-cell>
          <table:table-cell office:value-type="float" office:value="0.0000052578">
            <text:p>0,000005257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95">
            <text:p>79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0.00001357387">
            <text:p>0,00001357387</text:p>
          </table:table-cell>
          <table:table-cell office:value-type="float" office:value="0.000004901771">
            <text:p>0,00000490177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96">
            <text:p>79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0.00001265436">
            <text:p>0,00001265436</text:p>
          </table:table-cell>
          <table:table-cell office:value-type="float" office:value="0.00000456972">
            <text:p>0,0000045697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97">
            <text:p>79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0.00001179723">
            <text:p>0,00001179723</text:p>
          </table:table-cell>
          <table:table-cell office:value-type="float" office:value="0.000004260194">
            <text:p>0,00000426019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98">
            <text:p>79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0.00001099844">
            <text:p>0,00001099844</text:p>
          </table:table-cell>
          <table:table-cell office:value-type="float" office:value="0.000003971739">
            <text:p>0,00000397173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799">
            <text:p>79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01025398">
            <text:p>0,00001025398</text:p>
          </table:table-cell>
          <table:table-cell office:value-type="float" office:value="0.0000037029">
            <text:p>0,00000370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0.000009559646">
            <text:p>0,000009559646</text:p>
          </table:table-cell>
          <table:table-cell office:value-type="float" office:value="0.000003452163">
            <text:p>0,00000345216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0.000008912044">
            <text:p>0,000008912044</text:p>
          </table:table-cell>
          <table:table-cell office:value-type="float" office:value="0.000003218302">
            <text:p>0,00000321830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02">
            <text:p>80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0.000008308358">
            <text:p>0,000008308358</text:p>
          </table:table-cell>
          <table:table-cell office:value-type="float" office:value="0.0000030003">
            <text:p>0,000003000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0.000007745769">
            <text:p>0,000007745769</text:p>
          </table:table-cell>
          <table:table-cell office:value-type="float" office:value="0.000002797139">
            <text:p>0,00000279713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04">
            <text:p>80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0.000007221456">
            <text:p>0,000007221456</text:p>
          </table:table-cell>
          <table:table-cell office:value-type="float" office:value="0.0000026078">
            <text:p>0,000002607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05">
            <text:p>80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0.000006732475">
            <text:p>0,000006732475</text:p>
          </table:table-cell>
          <table:table-cell office:value-type="float" office:value="0.00000243122">
            <text:p>0,000002431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06">
            <text:p>80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0.000006276423">
            <text:p>0,000006276423</text:p>
          </table:table-cell>
          <table:table-cell office:value-type="float" office:value="0.000002266531">
            <text:p>0,00000226653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07">
            <text:p>80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0.000005851304">
            <text:p>0,000005851304</text:p>
          </table:table-cell>
          <table:table-cell office:value-type="float" office:value="0.000002113013">
            <text:p>0,0000021130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08">
            <text:p>8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0.000005455118">
            <text:p>0,000005455118</text:p>
          </table:table-cell>
          <table:table-cell office:value-type="float" office:value="0.000001969943">
            <text:p>0,00000196994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0.000005085868">
            <text:p>0,000005085868</text:p>
          </table:table-cell>
          <table:table-cell office:value-type="float" office:value="0.0000018366">
            <text:p>0,000001836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0.000004741466">
            <text:p>0,000004741466</text:p>
          </table:table-cell>
          <table:table-cell office:value-type="float" office:value="0.00000171223">
            <text:p>0,0000017122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0.000004420236">
            <text:p>0,000004420236</text:p>
          </table:table-cell>
          <table:table-cell office:value-type="float" office:value="0.000001596228">
            <text:p>0,0000015962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12">
            <text:p>8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0.000004120783">
            <text:p>0,000004120783</text:p>
          </table:table-cell>
          <table:table-cell office:value-type="float" office:value="0.00000148809">
            <text:p>0,0000014880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13">
            <text:p>81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0.000003841716">
            <text:p>0,000003841716</text:p>
          </table:table-cell>
          <table:table-cell office:value-type="float" office:value="0.000001387314">
            <text:p>0,0000013873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0.000003581652">
            <text:p>0,000003581652</text:p>
          </table:table-cell>
          <table:table-cell office:value-type="float" office:value="0.0000012934">
            <text:p>0,000001293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0.000003339127">
            <text:p>0,000003339127</text:p>
          </table:table-cell>
          <table:table-cell office:value-type="float" office:value="0.00000120582">
            <text:p>0,0000012058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0.000003112949">
            <text:p>0,000003112949</text:p>
          </table:table-cell>
          <table:table-cell office:value-type="float" office:value="0.000001124143">
            <text:p>0,00000112414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17">
            <text:p>81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0.000002902121">
            <text:p>0,000002902121</text:p>
          </table:table-cell>
          <table:table-cell office:value-type="float" office:value="0.000001048009">
            <text:p>0,00000104800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18">
            <text:p>81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0.000002705645">
            <text:p>0,000002705645</text:p>
          </table:table-cell>
          <table:table-cell office:value-type="float" office:value="0.000000977058">
            <text:p>0,00000097705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0.000002522525">
            <text:p>0,000002522525</text:p>
          </table:table-cell>
          <table:table-cell office:value-type="float" office:value="0.00000091093">
            <text:p>0,0000009109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0.000002351726">
            <text:p>0,000002351726</text:p>
          </table:table-cell>
          <table:table-cell office:value-type="float" office:value="0.000000849251">
            <text:p>0,00000084925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21">
            <text:p>82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0.000002192415">
            <text:p>0,000002192415</text:p>
          </table:table-cell>
          <table:table-cell office:value-type="float" office:value="0.000000791721">
            <text:p>0,00000079172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22">
            <text:p>82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0.000002043902">
            <text:p>0,000002043902</text:p>
          </table:table-cell>
          <table:table-cell office:value-type="float" office:value="0.00000073809">
            <text:p>0,0000007380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23">
            <text:p>823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0.000001905497">
            <text:p>0,000001905497</text:p>
          </table:table-cell>
          <table:table-cell office:value-type="float" office:value="0.00000068811">
            <text:p>0,000000688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0.000001776509">
            <text:p>0,000001776509</text:p>
          </table:table-cell>
          <table:table-cell office:value-type="float" office:value="0.00000064153">
            <text:p>0,0000006415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0.000001656215">
            <text:p>0,000001656215</text:p>
          </table:table-cell>
          <table:table-cell office:value-type="float" office:value="0.00000059809">
            <text:p>0,0000005980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26">
            <text:p>82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0.000001544022">
            <text:p>0,000001544022</text:p>
          </table:table-cell>
          <table:table-cell office:value-type="float" office:value="0.000000557575">
            <text:p>0,00000055757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27">
            <text:p>827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0.00000143944">
            <text:p>0,00000143944</text:p>
          </table:table-cell>
          <table:table-cell office:value-type="float" office:value="0.000000519808">
            <text:p>0,00000051980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28">
            <text:p>82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0.000001341977">
            <text:p>0,000001341977</text:p>
          </table:table-cell>
          <table:table-cell office:value-type="float" office:value="0.000000484612">
            <text:p>0,0000004846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29">
            <text:p>829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0.000001251141">
            <text:p>0,000001251141</text:p>
          </table:table-cell>
          <table:table-cell office:value-type="float" office:value="0.00000045181">
            <text:p>0,0000004518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830">
            <text:p>830</text:p>
          </table:table-cell>
          <table:table-cell office:value-type="float" office:value="0">
            <text:p>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V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V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2">22/06/2010</text:date>, <text:time>02:2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6-22T02:23:44</dc:date>
    <meta:document-statistic meta:table-count="1" meta:cell-count="2826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89cm" svg:height="14.694cm" xlink:href=".." chart:class="chart:scatter" chart:style-name="ch1">
        <chart:legend chart:legend-position="end" svg:x="17.455cm" svg:y="6.69cm" chart:style-name="ch2"/>
        <chart:plot-area chart:style-name="ch3" table:cell-range-address="Sheet1.A1:Sheet1.D471" svg:x="0.393cm" svg:y="0.293cm" svg:width="16.67cm" svg:height="13.81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71" chart:class="chart:scatter">
            <chart:domain table:cell-range-address="Sheet1.A1:Sheet1.A471"/>
            <chart:data-point chart:repeated="471"/>
          </chart:series>
          <chart:series chart:style-name="ch7" chart:values-cell-range-address="Sheet1.C1:Sheet1.C471" chart:class="chart:scatter">
            <chart:data-point chart:repeated="471"/>
          </chart:series>
          <chart:series chart:style-name="ch8" chart:values-cell-range-address="Sheet1.D1:Sheet1.D471" chart:class="chart:scatter">
            <chart:data-point chart:repeated="47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0">
                <text:p text:id="Sheet1.A1:Sheet1.A471">360</text:p>
              </table:table-cell>
              <table:table-cell office:value-type="float" office:value="0.0001299">
                <text:p text:id="Sheet1.B1:Sheet1.B471">0.0001299</text:p>
              </table:table-cell>
              <table:table-cell office:value-type="float" office:value="0.000003917">
                <text:p text:id="Sheet1.C1:Sheet1.C471">0.000003917</text:p>
              </table:table-cell>
              <table:table-cell office:value-type="float" office:value="0.0006061">
                <text:p text:id="Sheet1.D1:Sheet1.D471">0.00060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1">
                <text:p>361</text:p>
              </table:table-cell>
              <table:table-cell office:value-type="float" office:value="0.000145847">
                <text:p>0.000145847</text:p>
              </table:table-cell>
              <table:table-cell office:value-type="float" office:value="0.000004393581">
                <text:p>0.000004393581</text:p>
              </table:table-cell>
              <table:table-cell office:value-type="float" office:value="0.0006808792">
                <text:p>0.0006808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2">
                <text:p>362</text:p>
              </table:table-cell>
              <table:table-cell office:value-type="float" office:value="0.0001638021">
                <text:p>0.0001638021</text:p>
              </table:table-cell>
              <table:table-cell office:value-type="float" office:value="0.000004929604">
                <text:p>0.000004929604</text:p>
              </table:table-cell>
              <table:table-cell office:value-type="float" office:value="0.0007651456">
                <text:p>0.0007651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3">
                <text:p>363</text:p>
              </table:table-cell>
              <table:table-cell office:value-type="float" office:value="0.0001840037">
                <text:p>0.0001840037</text:p>
              </table:table-cell>
              <table:table-cell office:value-type="float" office:value="0.000005532136">
                <text:p>0.000005532136</text:p>
              </table:table-cell>
              <table:table-cell office:value-type="float" office:value="0.0008600124">
                <text:p>0.0008600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4">
                <text:p>364</text:p>
              </table:table-cell>
              <table:table-cell office:value-type="float" office:value="0.0002066902">
                <text:p>0.0002066902</text:p>
              </table:table-cell>
              <table:table-cell office:value-type="float" office:value="0.000006208245">
                <text:p>0.000006208245</text:p>
              </table:table-cell>
              <table:table-cell office:value-type="float" office:value="0.0009665928">
                <text:p>0.00096659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5">
                <text:p>365</text:p>
              </table:table-cell>
              <table:table-cell office:value-type="float" office:value="0.0002321">
                <text:p>0.0002321</text:p>
              </table:table-cell>
              <table:table-cell office:value-type="float" office:value="0.000006965">
                <text:p>0.000006965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6">
                <text:p>366</text:p>
              </table:table-cell>
              <table:table-cell office:value-type="float" office:value="0.000260728">
                <text:p>0.000260728</text:p>
              </table:table-cell>
              <table:table-cell office:value-type="float" office:value="0.000007813219">
                <text:p>0.000007813219</text:p>
              </table:table-cell>
              <table:table-cell office:value-type="float" office:value="0.001220586">
                <text:p>0.0012205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7">
                <text:p>367</text:p>
              </table:table-cell>
              <table:table-cell office:value-type="float" office:value="0.000293075">
                <text:p>0.000293075</text:p>
              </table:table-cell>
              <table:table-cell office:value-type="float" office:value="0.000008767336">
                <text:p>0.000008767336</text:p>
              </table:table-cell>
              <table:table-cell office:value-type="float" office:value="0.001372729">
                <text:p>0.0013727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8">
                <text:p>368</text:p>
              </table:table-cell>
              <table:table-cell office:value-type="float" office:value="0.000329388">
                <text:p>0.000329388</text:p>
              </table:table-cell>
              <table:table-cell office:value-type="float" office:value="0.000009839844">
                <text:p>0.000009839844</text:p>
              </table:table-cell>
              <table:table-cell office:value-type="float" office:value="0.001543579">
                <text:p>0.001543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9">
                <text:p>369</text:p>
              </table:table-cell>
              <table:table-cell office:value-type="float" office:value="0.000369914">
                <text:p>0.000369914</text:p>
              </table:table-cell>
              <table:table-cell office:value-type="float" office:value="0.00001104323">
                <text:p>0.00001104323</text:p>
              </table:table-cell>
              <table:table-cell office:value-type="float" office:value="0.001734286">
                <text:p>0.001734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0">
                <text:p>370</text:p>
              </table:table-cell>
              <table:table-cell office:value-type="float" office:value="0.0004149">
                <text:p>0.0004149</text:p>
              </table:table-cell>
              <table:table-cell office:value-type="float" office:value="0.00001239">
                <text:p>0.00001239</text:p>
              </table:table-cell>
              <table:table-cell office:value-type="float" office:value="0.001946">
                <text:p>0.0019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1">
                <text:p>371</text:p>
              </table:table-cell>
              <table:table-cell office:value-type="float" office:value="0.0004641587">
                <text:p>0.0004641587</text:p>
              </table:table-cell>
              <table:table-cell office:value-type="float" office:value="0.00001388641">
                <text:p>0.00001388641</text:p>
              </table:table-cell>
              <table:table-cell office:value-type="float" office:value="0.002177777">
                <text:p>0.0021777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2">
                <text:p>372</text:p>
              </table:table-cell>
              <table:table-cell office:value-type="float" office:value="0.000518986">
                <text:p>0.000518986</text:p>
              </table:table-cell>
              <table:table-cell office:value-type="float" office:value="0.00001555728">
                <text:p>0.00001555728</text:p>
              </table:table-cell>
              <table:table-cell office:value-type="float" office:value="0.002435809">
                <text:p>0.0024358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3">
                <text:p>373</text:p>
              </table:table-cell>
              <table:table-cell office:value-type="float" office:value="0.000581854">
                <text:p>0.000581854</text:p>
              </table:table-cell>
              <table:table-cell office:value-type="float" office:value="0.00001744296">
                <text:p>0.00001744296</text:p>
              </table:table-cell>
              <table:table-cell office:value-type="float" office:value="0.002731953">
                <text:p>0.0027319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4">
                <text:p>374</text:p>
              </table:table-cell>
              <table:table-cell office:value-type="float" office:value="0.0006552347">
                <text:p>0.0006552347</text:p>
              </table:table-cell>
              <table:table-cell office:value-type="float" office:value="0.00001958375">
                <text:p>0.00001958375</text:p>
              </table:table-cell>
              <table:table-cell office:value-type="float" office:value="0.003078064">
                <text:p>0.0030780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75">
                <text:p>375</text:p>
              </table:table-cell>
              <table:table-cell office:value-type="float" office:value="0.0007416">
                <text:p>0.0007416</text:p>
              </table:table-cell>
              <table:table-cell office:value-type="float" office:value="0.00002202">
                <text:p>0.00002202</text:p>
              </table:table-cell>
              <table:table-cell office:value-type="float" office:value="0.003486">
                <text:p>0.0034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6">
                <text:p>376</text:p>
              </table:table-cell>
              <table:table-cell office:value-type="float" office:value="0.0008450296">
                <text:p>0.0008450296</text:p>
              </table:table-cell>
              <table:table-cell office:value-type="float" office:value="0.00002483965">
                <text:p>0.00002483965</text:p>
              </table:table-cell>
              <table:table-cell office:value-type="float" office:value="0.003975227">
                <text:p>0.0039752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77">
                <text:p>377</text:p>
              </table:table-cell>
              <table:table-cell office:value-type="float" office:value="0.0009645268">
                <text:p>0.0009645268</text:p>
              </table:table-cell>
              <table:table-cell office:value-type="float" office:value="0.00002804126">
                <text:p>0.00002804126</text:p>
              </table:table-cell>
              <table:table-cell office:value-type="float" office:value="0.00454088">
                <text:p>0.004540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8">
                <text:p>378</text:p>
              </table:table-cell>
              <table:table-cell office:value-type="float" office:value="0.001094949">
                <text:p>0.001094949</text:p>
              </table:table-cell>
              <table:table-cell office:value-type="float" office:value="0.00003153104">
                <text:p>0.00003153104</text:p>
              </table:table-cell>
              <table:table-cell office:value-type="float" office:value="0.00515832">
                <text:p>0.005158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79">
                <text:p>379</text:p>
              </table:table-cell>
              <table:table-cell office:value-type="float" office:value="0.001231154">
                <text:p>0.001231154</text:p>
              </table:table-cell>
              <table:table-cell office:value-type="float" office:value="0.00003521521">
                <text:p>0.00003521521</text:p>
              </table:table-cell>
              <table:table-cell office:value-type="float" office:value="0.005802907">
                <text:p>0.0058029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0">
                <text:p>380</text:p>
              </table:table-cell>
              <table:table-cell office:value-type="float" office:value="0.001368">
                <text:p>0.001368</text:p>
              </table:table-cell>
              <table:table-cell office:value-type="float" office:value="0.000039">
                <text:p>0.000039</text:p>
              </table:table-cell>
              <table:table-cell office:value-type="float" office:value="0.006450001">
                <text:p>0.00645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1">
                <text:p>381</text:p>
              </table:table-cell>
              <table:table-cell office:value-type="float" office:value="0.00150205">
                <text:p>0.00150205</text:p>
              </table:table-cell>
              <table:table-cell office:value-type="float" office:value="0.0000428264">
                <text:p>0.0000428264</text:p>
              </table:table-cell>
              <table:table-cell office:value-type="float" office:value="0.007083216">
                <text:p>0.0070832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2">
                <text:p>382</text:p>
              </table:table-cell>
              <table:table-cell office:value-type="float" office:value="0.001642328">
                <text:p>0.001642328</text:p>
              </table:table-cell>
              <table:table-cell office:value-type="float" office:value="0.0000469146">
                <text:p>0.0000469146</text:p>
              </table:table-cell>
              <table:table-cell office:value-type="float" office:value="0.007745488">
                <text:p>0.0077454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3">
                <text:p>383</text:p>
              </table:table-cell>
              <table:table-cell office:value-type="float" office:value="0.001802382">
                <text:p>0.001802382</text:p>
              </table:table-cell>
              <table:table-cell office:value-type="float" office:value="0.0000515896">
                <text:p>0.0000515896</text:p>
              </table:table-cell>
              <table:table-cell office:value-type="float" office:value="0.008501152">
                <text:p>0.0085011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4">
                <text:p>384</text:p>
              </table:table-cell>
              <table:table-cell office:value-type="float" office:value="0.001995757">
                <text:p>0.001995757</text:p>
              </table:table-cell>
              <table:table-cell office:value-type="float" office:value="0.0000571764">
                <text:p>0.0000571764</text:p>
              </table:table-cell>
              <table:table-cell office:value-type="float" office:value="0.009414544">
                <text:p>0.009414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5">
                <text:p>385</text:p>
              </table:table-cell>
              <table:table-cell office:value-type="float" office:value="0.002236">
                <text:p>0.002236</text:p>
              </table:table-cell>
              <table:table-cell office:value-type="float" office:value="0.000064">
                <text:p>0.000064</text:p>
              </table:table-cell>
              <table:table-cell office:value-type="float" office:value="0.01054999">
                <text:p>0.01054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6">
                <text:p>386</text:p>
              </table:table-cell>
              <table:table-cell office:value-type="float" office:value="0.002535385">
                <text:p>0.002535385</text:p>
              </table:table-cell>
              <table:table-cell office:value-type="float" office:value="0.00007234421">
                <text:p>0.00007234421</text:p>
              </table:table-cell>
              <table:table-cell office:value-type="float" office:value="0.0119658">
                <text:p>0.01196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7">
                <text:p>387</text:p>
              </table:table-cell>
              <table:table-cell office:value-type="float" office:value="0.002892603">
                <text:p>0.002892603</text:p>
              </table:table-cell>
              <table:table-cell office:value-type="float" office:value="0.00008221224">
                <text:p>0.00008221224</text:p>
              </table:table-cell>
              <table:table-cell office:value-type="float" office:value="0.01365587">
                <text:p>0.013655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8">
                <text:p>388</text:p>
              </table:table-cell>
              <table:table-cell office:value-type="float" office:value="0.003300829">
                <text:p>0.003300829</text:p>
              </table:table-cell>
              <table:table-cell office:value-type="float" office:value="0.00009350816">
                <text:p>0.00009350816</text:p>
              </table:table-cell>
              <table:table-cell office:value-type="float" office:value="0.01558805">
                <text:p>0.015588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89">
                <text:p>389</text:p>
              </table:table-cell>
              <table:table-cell office:value-type="float" office:value="0.003753236">
                <text:p>0.003753236</text:p>
              </table:table-cell>
              <table:table-cell office:value-type="float" office:value="0.0001061361">
                <text:p>0.0001061361</text:p>
              </table:table-cell>
              <table:table-cell office:value-type="float" office:value="0.01773015">
                <text:p>0.01773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0">
                <text:p>390</text:p>
              </table:table-cell>
              <table:table-cell office:value-type="float" office:value="0.004243">
                <text:p>0.004243</text:p>
              </table:table-cell>
              <table:table-cell office:value-type="float" office:value="0.00012">
                <text:p>0.00012</text:p>
              </table:table-cell>
              <table:table-cell office:value-type="float" office:value="0.02005001">
                <text:p>0.02005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1">
                <text:p>391</text:p>
              </table:table-cell>
              <table:table-cell office:value-type="float" office:value="0.004762389">
                <text:p>0.004762389</text:p>
              </table:table-cell>
              <table:table-cell office:value-type="float" office:value="0.000134984">
                <text:p>0.000134984</text:p>
              </table:table-cell>
              <table:table-cell office:value-type="float" office:value="0.02251136">
                <text:p>0.02251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2">
                <text:p>392</text:p>
              </table:table-cell>
              <table:table-cell office:value-type="float" office:value="0.005330048">
                <text:p>0.005330048</text:p>
              </table:table-cell>
              <table:table-cell office:value-type="float" office:value="0.000151492">
                <text:p>0.000151492</text:p>
              </table:table-cell>
              <table:table-cell office:value-type="float" office:value="0.02520288">
                <text:p>0.025202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3">
                <text:p>393</text:p>
              </table:table-cell>
              <table:table-cell office:value-type="float" office:value="0.005978712">
                <text:p>0.005978712</text:p>
              </table:table-cell>
              <table:table-cell office:value-type="float" office:value="0.000170208">
                <text:p>0.000170208</text:p>
              </table:table-cell>
              <table:table-cell office:value-type="float" office:value="0.02827972">
                <text:p>0.02827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4">
                <text:p>394</text:p>
              </table:table-cell>
              <table:table-cell office:value-type="float" office:value="0.006741117">
                <text:p>0.006741117</text:p>
              </table:table-cell>
              <table:table-cell office:value-type="float" office:value="0.000191816">
                <text:p>0.000191816</text:p>
              </table:table-cell>
              <table:table-cell office:value-type="float" office:value="0.03189704">
                <text:p>0.031897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5">
                <text:p>395</text:p>
              </table:table-cell>
              <table:table-cell office:value-type="float" office:value="0.00765">
                <text:p>0.00765</text:p>
              </table:table-cell>
              <table:table-cell office:value-type="float" office:value="0.000217">
                <text:p>0.000217</text:p>
              </table:table-cell>
              <table:table-cell office:value-type="float" office:value="0.03621">
                <text:p>0.036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6">
                <text:p>396</text:p>
              </table:table-cell>
              <table:table-cell office:value-type="float" office:value="0.008751373">
                <text:p>0.008751373</text:p>
              </table:table-cell>
              <table:table-cell office:value-type="float" office:value="0.0002469067">
                <text:p>0.0002469067</text:p>
              </table:table-cell>
              <table:table-cell office:value-type="float" office:value="0.04143771">
                <text:p>0.041437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7">
                <text:p>397</text:p>
              </table:table-cell>
              <table:table-cell office:value-type="float" office:value="0.01002888">
                <text:p>0.01002888</text:p>
              </table:table-cell>
              <table:table-cell office:value-type="float" office:value="0.00028124">
                <text:p>0.00028124</text:p>
              </table:table-cell>
              <table:table-cell office:value-type="float" office:value="0.04750372">
                <text:p>0.047503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8">
                <text:p>398</text:p>
              </table:table-cell>
              <table:table-cell office:value-type="float" office:value="0.0114217">
                <text:p>0.0114217</text:p>
              </table:table-cell>
              <table:table-cell office:value-type="float" office:value="0.00031852">
                <text:p>0.00031852</text:p>
              </table:table-cell>
              <table:table-cell office:value-type="float" office:value="0.05411988">
                <text:p>0.054119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">
                <text:p>399</text:p>
              </table:table-cell>
              <table:table-cell office:value-type="float" office:value="0.01286901">
                <text:p>0.01286901</text:p>
              </table:table-cell>
              <table:table-cell office:value-type="float" office:value="0.0003572667">
                <text:p>0.0003572667</text:p>
              </table:table-cell>
              <table:table-cell office:value-type="float" office:value="0.06099803">
                <text:p>0.060998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0.01431">
                <text:p>0.01431</text:p>
              </table:table-cell>
              <table:table-cell office:value-type="float" office:value="0.000396">
                <text:p>0.000396</text:p>
              </table:table-cell>
              <table:table-cell office:value-type="float" office:value="0.06785001">
                <text:p>0.06785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1">
                <text:p>401</text:p>
              </table:table-cell>
              <table:table-cell office:value-type="float" office:value="0.01570443">
                <text:p>0.01570443</text:p>
              </table:table-cell>
              <table:table-cell office:value-type="float" office:value="0.0004337147">
                <text:p>0.0004337147</text:p>
              </table:table-cell>
              <table:table-cell office:value-type="float" office:value="0.07448632">
                <text:p>0.074486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2">
                <text:p>402</text:p>
              </table:table-cell>
              <table:table-cell office:value-type="float" office:value="0.01714744">
                <text:p>0.01714744</text:p>
              </table:table-cell>
              <table:table-cell office:value-type="float" office:value="0.000473024">
                <text:p>0.000473024</text:p>
              </table:table-cell>
              <table:table-cell office:value-type="float" office:value="0.08136156">
                <text:p>0.081361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3">
                <text:p>403</text:p>
              </table:table-cell>
              <table:table-cell office:value-type="float" office:value="0.01878122">
                <text:p>0.01878122</text:p>
              </table:table-cell>
              <table:table-cell office:value-type="float" office:value="0.000517876">
                <text:p>0.000517876</text:p>
              </table:table-cell>
              <table:table-cell office:value-type="float" office:value="0.08915364">
                <text:p>0.089153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4">
                <text:p>404</text:p>
              </table:table-cell>
              <table:table-cell office:value-type="float" office:value="0.02074801">
                <text:p>0.02074801</text:p>
              </table:table-cell>
              <table:table-cell office:value-type="float" office:value="0.0005722187">
                <text:p>0.0005722187</text:p>
              </table:table-cell>
              <table:table-cell office:value-type="float" office:value="0.09854048">
                <text:p>0.098540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5">
                <text:p>405</text:p>
              </table:table-cell>
              <table:table-cell office:value-type="float" office:value="0.02319">
                <text:p>0.02319</text:p>
              </table:table-cell>
              <table:table-cell office:value-type="float" office:value="0.00064">
                <text:p>0.00064</text:p>
              </table:table-cell>
              <table:table-cell office:value-type="float" office:value="0.1102">
                <text:p>0.11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6">
                <text:p>406</text:p>
              </table:table-cell>
              <table:table-cell office:value-type="float" office:value="0.02620736">
                <text:p>0.02620736</text:p>
              </table:table-cell>
              <table:table-cell office:value-type="float" office:value="0.00072456">
                <text:p>0.00072456</text:p>
              </table:table-cell>
              <table:table-cell office:value-type="float" office:value="0.1246133">
                <text:p>0.12461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7">
                <text:p>407</text:p>
              </table:table-cell>
              <table:table-cell office:value-type="float" office:value="0.02978248">
                <text:p>0.02978248</text:p>
              </table:table-cell>
              <table:table-cell office:value-type="float" office:value="0.0008255">
                <text:p>0.0008255</text:p>
              </table:table-cell>
              <table:table-cell office:value-type="float" office:value="0.1417017">
                <text:p>0.14170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8">
                <text:p>408</text:p>
              </table:table-cell>
              <table:table-cell office:value-type="float" office:value="0.03388092">
                <text:p>0.03388092</text:p>
              </table:table-cell>
              <table:table-cell office:value-type="float" office:value="0.00094116">
                <text:p>0.00094116</text:p>
              </table:table-cell>
              <table:table-cell office:value-type="float" office:value="0.1613035">
                <text:p>0.16130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9">
                <text:p>409</text:p>
              </table:table-cell>
              <table:table-cell office:value-type="float" office:value="0.03846824">
                <text:p>0.03846824</text:p>
              </table:table-cell>
              <table:table-cell office:value-type="float" office:value="0.00106988">
                <text:p>0.00106988</text:p>
              </table:table-cell>
              <table:table-cell office:value-type="float" office:value="0.1832568">
                <text:p>0.18325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0">
                <text:p>410</text:p>
              </table:table-cell>
              <table:table-cell office:value-type="float" office:value="0.04351">
                <text:p>0.04351</text:p>
              </table:table-cell>
              <table:table-cell office:value-type="float" office:value="0.00121">
                <text:p>0.00121</text:p>
              </table:table-cell>
              <table:table-cell office:value-type="float" office:value="0.2074">
                <text:p>0.20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11">
                <text:p>411</text:p>
              </table:table-cell>
              <table:table-cell office:value-type="float" office:value="0.0489956">
                <text:p>0.0489956</text:p>
              </table:table-cell>
              <table:table-cell office:value-type="float" office:value="0.001362091">
                <text:p>0.001362091</text:p>
              </table:table-cell>
              <table:table-cell office:value-type="float" office:value="0.2336921">
                <text:p>0.23369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12">
                <text:p>412</text:p>
              </table:table-cell>
              <table:table-cell office:value-type="float" office:value="0.0550226">
                <text:p>0.0550226</text:p>
              </table:table-cell>
              <table:table-cell office:value-type="float" office:value="0.001530752">
                <text:p>0.001530752</text:p>
              </table:table-cell>
              <table:table-cell office:value-type="float" office:value="0.2626114">
                <text:p>0.26261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3">
                <text:p>413</text:p>
              </table:table-cell>
              <table:table-cell office:value-type="float" office:value="0.0617188">
                <text:p>0.0617188</text:p>
              </table:table-cell>
              <table:table-cell office:value-type="float" office:value="0.001720368">
                <text:p>0.001720368</text:p>
              </table:table-cell>
              <table:table-cell office:value-type="float" office:value="0.2947746">
                <text:p>0.29477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4">
                <text:p>414</text:p>
              </table:table-cell>
              <table:table-cell office:value-type="float" office:value="0.069212">
                <text:p>0.069212</text:p>
              </table:table-cell>
              <table:table-cell office:value-type="float" office:value="0.001935323">
                <text:p>0.001935323</text:p>
              </table:table-cell>
              <table:table-cell office:value-type="float" office:value="0.3307985">
                <text:p>0.33079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5">
                <text:p>415</text:p>
              </table:table-cell>
              <table:table-cell office:value-type="float" office:value="0.07763">
                <text:p>0.07763</text:p>
              </table:table-cell>
              <table:table-cell office:value-type="float" office:value="0.00218">
                <text:p>0.00218</text:p>
              </table:table-cell>
              <table:table-cell office:value-type="float" office:value="0.3713">
                <text:p>0.37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6">
                <text:p>416</text:p>
              </table:table-cell>
              <table:table-cell office:value-type="float" office:value="0.08695811">
                <text:p>0.08695811</text:p>
              </table:table-cell>
              <table:table-cell office:value-type="float" office:value="0.0024548">
                <text:p>0.0024548</text:p>
              </table:table-cell>
              <table:table-cell office:value-type="float" office:value="0.4162091">
                <text:p>0.41620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17">
                <text:p>417</text:p>
              </table:table-cell>
              <table:table-cell office:value-type="float" office:value="0.09717672">
                <text:p>0.09717672</text:p>
              </table:table-cell>
              <table:table-cell office:value-type="float" office:value="0.002764">
                <text:p>0.002764</text:p>
              </table:table-cell>
              <table:table-cell office:value-type="float" office:value="0.4654642">
                <text:p>0.46546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8">
                <text:p>418</text:p>
              </table:table-cell>
              <table:table-cell office:value-type="float" office:value="0.1084063">
                <text:p>0.1084063</text:p>
              </table:table-cell>
              <table:table-cell office:value-type="float" office:value="0.0031178">
                <text:p>0.0031178</text:p>
              </table:table-cell>
              <table:table-cell office:value-type="float" office:value="0.5196948">
                <text:p>0.51969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9">
                <text:p>419</text:p>
              </table:table-cell>
              <table:table-cell office:value-type="float" office:value="0.1207672">
                <text:p>0.1207672</text:p>
              </table:table-cell>
              <table:table-cell office:value-type="float" office:value="0.0035264">
                <text:p>0.0035264</text:p>
              </table:table-cell>
              <table:table-cell office:value-type="float" office:value="0.5795303">
                <text:p>0.57953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0">
                <text:p>420</text:p>
              </table:table-cell>
              <table:table-cell office:value-type="float" office:value="0.13438">
                <text:p>0.13438</text:p>
              </table:table-cell>
              <table:table-cell office:value-type="float" office:value="0.004">
                <text:p>0.004</text:p>
              </table:table-cell>
              <table:table-cell office:value-type="float" office:value="0.6456">
                <text:p>0.64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21">
                <text:p>421</text:p>
              </table:table-cell>
              <table:table-cell office:value-type="float" office:value="0.1493582">
                <text:p>0.1493582</text:p>
              </table:table-cell>
              <table:table-cell office:value-type="float" office:value="0.00454624">
                <text:p>0.00454624</text:p>
              </table:table-cell>
              <table:table-cell office:value-type="float" office:value="0.7184838">
                <text:p>0.71848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2">
                <text:p>422</text:p>
              </table:table-cell>
              <table:table-cell office:value-type="float" office:value="0.1653957">
                <text:p>0.1653957</text:p>
              </table:table-cell>
              <table:table-cell office:value-type="float" office:value="0.00515932">
                <text:p>0.00515932</text:p>
              </table:table-cell>
              <table:table-cell office:value-type="float" office:value="0.7967133">
                <text:p>0.79671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23">
                <text:p>423</text:p>
              </table:table-cell>
              <table:table-cell office:value-type="float" office:value="0.1819831">
                <text:p>0.1819831</text:p>
              </table:table-cell>
              <table:table-cell office:value-type="float" office:value="0.00582928">
                <text:p>0.00582928</text:p>
              </table:table-cell>
              <table:table-cell office:value-type="float" office:value="0.8778459">
                <text:p>0.8778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4">
                <text:p>424</text:p>
              </table:table-cell>
              <table:table-cell office:value-type="float" office:value="0.198611">
                <text:p>0.198611</text:p>
              </table:table-cell>
              <table:table-cell office:value-type="float" office:value="0.00654616">
                <text:p>0.00654616</text:p>
              </table:table-cell>
              <table:table-cell office:value-type="float" office:value="0.959439">
                <text:p>0.9594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5">
                <text:p>425</text:p>
              </table:table-cell>
              <table:table-cell office:value-type="float" office:value="0.21477">
                <text:p>0.21477</text:p>
              </table:table-cell>
              <table:table-cell office:value-type="float" office:value="0.0073">
                <text:p>0.0073</text:p>
              </table:table-cell>
              <table:table-cell office:value-type="float" office:value="1.0390501">
                <text:p>1.03905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6">
                <text:p>426</text:p>
              </table:table-cell>
              <table:table-cell office:value-type="float" office:value="0.2301868">
                <text:p>0.2301868</text:p>
              </table:table-cell>
              <table:table-cell office:value-type="float" office:value="0.008086507">
                <text:p>0.008086507</text:p>
              </table:table-cell>
              <table:table-cell office:value-type="float" office:value="1.1153673">
                <text:p>1.11536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7">
                <text:p>427</text:p>
              </table:table-cell>
              <table:table-cell office:value-type="float" office:value="0.2448797">
                <text:p>0.2448797</text:p>
              </table:table-cell>
              <table:table-cell office:value-type="float" office:value="0.00890872">
                <text:p>0.00890872</text:p>
              </table:table-cell>
              <table:table-cell office:value-type="float" office:value="1.1884971">
                <text:p>1.18849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8">
                <text:p>428</text:p>
              </table:table-cell>
              <table:table-cell office:value-type="float" office:value="0.2587773">
                <text:p>0.2587773</text:p>
              </table:table-cell>
              <table:table-cell office:value-type="float" office:value="0.00976768">
                <text:p>0.00976768</text:p>
              </table:table-cell>
              <table:table-cell office:value-type="float" office:value="1.2581233">
                <text:p>1.25812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9">
                <text:p>429</text:p>
              </table:table-cell>
              <table:table-cell office:value-type="float" office:value="0.2718079">
                <text:p>0.2718079</text:p>
              </table:table-cell>
              <table:table-cell office:value-type="float" office:value="0.01066443">
                <text:p>0.01066443</text:p>
              </table:table-cell>
              <table:table-cell office:value-type="float" office:value="1.3239296">
                <text:p>1.32392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0">
                <text:p>430</text:p>
              </table:table-cell>
              <table:table-cell office:value-type="float" office:value="0.2839">
                <text:p>0.2839</text:p>
              </table:table-cell>
              <table:table-cell office:value-type="float" office:value="0.0116">
                <text:p>0.0116</text:p>
              </table:table-cell>
              <table:table-cell office:value-type="float" office:value="1.3856">
                <text:p>1.38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1">
                <text:p>431</text:p>
              </table:table-cell>
              <table:table-cell office:value-type="float" office:value="0.2949438">
                <text:p>0.2949438</text:p>
              </table:table-cell>
              <table:table-cell office:value-type="float" office:value="0.01257317">
                <text:p>0.01257317</text:p>
              </table:table-cell>
              <table:table-cell office:value-type="float" office:value="1.4426352">
                <text:p>1.44263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2">
                <text:p>432</text:p>
              </table:table-cell>
              <table:table-cell office:value-type="float" office:value="0.3048965">
                <text:p>0.3048965</text:p>
              </table:table-cell>
              <table:table-cell office:value-type="float" office:value="0.01358272">
                <text:p>0.01358272</text:p>
              </table:table-cell>
              <table:table-cell office:value-type="float" office:value="1.4948035">
                <text:p>1.49480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3">
                <text:p>433</text:p>
              </table:table-cell>
              <table:table-cell office:value-type="float" office:value="0.3137873">
                <text:p>0.3137873</text:p>
              </table:table-cell>
              <table:table-cell office:value-type="float" office:value="0.01462968">
                <text:p>0.01462968</text:p>
              </table:table-cell>
              <table:table-cell office:value-type="float" office:value="1.5421903">
                <text:p>1.54219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4">
                <text:p>434</text:p>
              </table:table-cell>
              <table:table-cell office:value-type="float" office:value="0.3216454">
                <text:p>0.3216454</text:p>
              </table:table-cell>
              <table:table-cell office:value-type="float" office:value="0.01571509">
                <text:p>0.01571509</text:p>
              </table:table-cell>
              <table:table-cell office:value-type="float" office:value="1.5848807">
                <text:p>1.58488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5">
                <text:p>435</text:p>
              </table:table-cell>
              <table:table-cell office:value-type="float" office:value="0.3285">
                <text:p>0.3285</text:p>
              </table:table-cell>
              <table:table-cell office:value-type="float" office:value="0.01684">
                <text:p>0.01684</text:p>
              </table:table-cell>
              <table:table-cell office:value-type="float" office:value="1.62296">
                <text:p>1.622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6">
                <text:p>436</text:p>
              </table:table-cell>
              <table:table-cell office:value-type="float" office:value="0.3343513">
                <text:p>0.3343513</text:p>
              </table:table-cell>
              <table:table-cell office:value-type="float" office:value="0.01800736">
                <text:p>0.01800736</text:p>
              </table:table-cell>
              <table:table-cell office:value-type="float" office:value="1.6564048">
                <text:p>1.65640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7">
                <text:p>437</text:p>
              </table:table-cell>
              <table:table-cell office:value-type="float" office:value="0.3392101">
                <text:p>0.3392101</text:p>
              </table:table-cell>
              <table:table-cell office:value-type="float" office:value="0.01921448">
                <text:p>0.01921448</text:p>
              </table:table-cell>
              <table:table-cell office:value-type="float" office:value="1.6852959">
                <text:p>1.68529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8">
                <text:p>438</text:p>
              </table:table-cell>
              <table:table-cell office:value-type="float" office:value="0.3431213">
                <text:p>0.3431213</text:p>
              </table:table-cell>
              <table:table-cell office:value-type="float" office:value="0.02045392">
                <text:p>0.02045392</text:p>
              </table:table-cell>
              <table:table-cell office:value-type="float" office:value="1.7098745">
                <text:p>1.70987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39">
                <text:p>439</text:p>
              </table:table-cell>
              <table:table-cell office:value-type="float" office:value="0.3461296">
                <text:p>0.3461296</text:p>
              </table:table-cell>
              <table:table-cell office:value-type="float" office:value="0.02171824">
                <text:p>0.02171824</text:p>
              </table:table-cell>
              <table:table-cell office:value-type="float" office:value="1.7303821">
                <text:p>1.73038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0">
                <text:p>440</text:p>
              </table:table-cell>
              <table:table-cell office:value-type="float" office:value="0.34828">
                <text:p>0.34828</text:p>
              </table:table-cell>
              <table:table-cell office:value-type="float" office:value="0.023">
                <text:p>0.023</text:p>
              </table:table-cell>
              <table:table-cell office:value-type="float" office:value="1.74706">
                <text:p>1.747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1">
                <text:p>441</text:p>
              </table:table-cell>
              <table:table-cell office:value-type="float" office:value="0.3495999">
                <text:p>0.3495999</text:p>
              </table:table-cell>
              <table:table-cell office:value-type="float" office:value="0.02429461">
                <text:p>0.02429461</text:p>
              </table:table-cell>
              <table:table-cell office:value-type="float" office:value="1.7600446">
                <text:p>1.76004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2">
                <text:p>442</text:p>
              </table:table-cell>
              <table:table-cell office:value-type="float" office:value="0.3501474">
                <text:p>0.3501474</text:p>
              </table:table-cell>
              <table:table-cell office:value-type="float" office:value="0.02561024">
                <text:p>0.02561024</text:p>
              </table:table-cell>
              <table:table-cell office:value-type="float" office:value="1.7696233">
                <text:p>1.7696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3">
                <text:p>443</text:p>
              </table:table-cell>
              <table:table-cell office:value-type="float" office:value="0.350013">
                <text:p>0.350013</text:p>
              </table:table-cell>
              <table:table-cell office:value-type="float" office:value="0.02695857">
                <text:p>0.02695857</text:p>
              </table:table-cell>
              <table:table-cell office:value-type="float" office:value="1.7762637">
                <text:p>1.77626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4">
                <text:p>444</text:p>
              </table:table-cell>
              <table:table-cell office:value-type="float" office:value="0.349287">
                <text:p>0.349287</text:p>
              </table:table-cell>
              <table:table-cell office:value-type="float" office:value="0.02835125">
                <text:p>0.02835125</text:p>
              </table:table-cell>
              <table:table-cell office:value-type="float" office:value="1.7804334">
                <text:p>1.78043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5">
                <text:p>445</text:p>
              </table:table-cell>
              <table:table-cell office:value-type="float" office:value="0.34806">
                <text:p>0.34806</text:p>
              </table:table-cell>
              <table:table-cell office:value-type="float" office:value="0.0298">
                <text:p>0.0298</text:p>
              </table:table-cell>
              <table:table-cell office:value-type="float" office:value="1.7826">
                <text:p>1.78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6">
                <text:p>446</text:p>
              </table:table-cell>
              <table:table-cell office:value-type="float" office:value="0.3463733">
                <text:p>0.3463733</text:p>
              </table:table-cell>
              <table:table-cell office:value-type="float" office:value="0.03131083">
                <text:p>0.03131083</text:p>
              </table:table-cell>
              <table:table-cell office:value-type="float" office:value="1.7829682">
                <text:p>1.78296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7">
                <text:p>447</text:p>
              </table:table-cell>
              <table:table-cell office:value-type="float" office:value="0.3442624">
                <text:p>0.3442624</text:p>
              </table:table-cell>
              <table:table-cell office:value-type="float" office:value="0.03288368">
                <text:p>0.03288368</text:p>
              </table:table-cell>
              <table:table-cell office:value-type="float" office:value="1.7816998">
                <text:p>1.78169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8">
                <text:p>448</text:p>
              </table:table-cell>
              <table:table-cell office:value-type="float" office:value="0.3418088">
                <text:p>0.3418088</text:p>
              </table:table-cell>
              <table:table-cell office:value-type="float" office:value="0.03452112">
                <text:p>0.03452112</text:p>
              </table:table-cell>
              <table:table-cell office:value-type="float" office:value="1.7791982">
                <text:p>1.77919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9">
                <text:p>449</text:p>
              </table:table-cell>
              <table:table-cell office:value-type="float" office:value="0.3390941">
                <text:p>0.3390941</text:p>
              </table:table-cell>
              <table:table-cell office:value-type="float" office:value="0.03622571">
                <text:p>0.03622571</text:p>
              </table:table-cell>
              <table:table-cell office:value-type="float" office:value="1.7758671">
                <text:p>1.7758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">
                <text:p>450</text:p>
              </table:table-cell>
              <table:table-cell office:value-type="float" office:value="0.3362">
                <text:p>0.3362</text:p>
              </table:table-cell>
              <table:table-cell office:value-type="float" office:value="0.038">
                <text:p>0.038</text:p>
              </table:table-cell>
              <table:table-cell office:value-type="float" office:value="1.77211">
                <text:p>1.772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1">
                <text:p>451</text:p>
              </table:table-cell>
              <table:table-cell office:value-type="float" office:value="0.3331977">
                <text:p>0.3331977</text:p>
              </table:table-cell>
              <table:table-cell office:value-type="float" office:value="0.03984667">
                <text:p>0.03984667</text:p>
              </table:table-cell>
              <table:table-cell office:value-type="float" office:value="1.7682589">
                <text:p>1.7682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2">
                <text:p>452</text:p>
              </table:table-cell>
              <table:table-cell office:value-type="float" office:value="0.3300411">
                <text:p>0.3300411</text:p>
              </table:table-cell>
              <table:table-cell office:value-type="float" office:value="0.041768">
                <text:p>0.041768</text:p>
              </table:table-cell>
              <table:table-cell office:value-type="float" office:value="1.764039">
                <text:p>1.7640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3">
                <text:p>453</text:p>
              </table:table-cell>
              <table:table-cell office:value-type="float" office:value="0.3266357">
                <text:p>0.3266357</text:p>
              </table:table-cell>
              <table:table-cell office:value-type="float" office:value="0.043766">
                <text:p>0.043766</text:p>
              </table:table-cell>
              <table:table-cell office:value-type="float" office:value="1.7589438">
                <text:p>1.75894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4">
                <text:p>454</text:p>
              </table:table-cell>
              <table:table-cell office:value-type="float" office:value="0.3228868">
                <text:p>0.3228868</text:p>
              </table:table-cell>
              <table:table-cell office:value-type="float" office:value="0.04584267">
                <text:p>0.04584267</text:p>
              </table:table-cell>
              <table:table-cell office:value-type="float" office:value="1.7524663">
                <text:p>1.75246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5">
                <text:p>455</text:p>
              </table:table-cell>
              <table:table-cell office:value-type="float" office:value="0.3187">
                <text:p>0.3187</text:p>
              </table:table-cell>
              <table:table-cell office:value-type="float" office:value="0.048">
                <text:p>0.048</text:p>
              </table:table-cell>
              <table:table-cell office:value-type="float" office:value="1.7441">
                <text:p>1.74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6">
                <text:p>456</text:p>
              </table:table-cell>
              <table:table-cell office:value-type="float" office:value="0.3140251">
                <text:p>0.3140251</text:p>
              </table:table-cell>
              <table:table-cell office:value-type="float" office:value="0.05024368">
                <text:p>0.05024368</text:p>
              </table:table-cell>
              <table:table-cell office:value-type="float" office:value="1.7335595">
                <text:p>1.7335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7">
                <text:p>457</text:p>
              </table:table-cell>
              <table:table-cell office:value-type="float" office:value="0.308884">
                <text:p>0.308884</text:p>
              </table:table-cell>
              <table:table-cell office:value-type="float" office:value="0.05257304">
                <text:p>0.05257304</text:p>
              </table:table-cell>
              <table:table-cell office:value-type="float" office:value="1.7208581">
                <text:p>1.72085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8">
                <text:p>458</text:p>
              </table:table-cell>
              <table:table-cell office:value-type="float" office:value="0.3032904">
                <text:p>0.3032904</text:p>
              </table:table-cell>
              <table:table-cell office:value-type="float" office:value="0.05498056">
                <text:p>0.05498056</text:p>
              </table:table-cell>
              <table:table-cell office:value-type="float" office:value="1.7059369">
                <text:p>1.70593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9">
                <text:p>459</text:p>
              </table:table-cell>
              <table:table-cell office:value-type="float" office:value="0.2972579">
                <text:p>0.2972579</text:p>
              </table:table-cell>
              <table:table-cell office:value-type="float" office:value="0.05745872">
                <text:p>0.05745872</text:p>
              </table:table-cell>
              <table:table-cell office:value-type="float" office:value="1.6887372">
                <text:p>1.68873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60">
                <text:p>460</text:p>
              </table:table-cell>
              <table:table-cell office:value-type="float" office:value="0.2908">
                <text:p>0.2908</text:p>
              </table:table-cell>
              <table:table-cell office:value-type="float" office:value="0.06">
                <text:p>0.06</text:p>
              </table:table-cell>
              <table:table-cell office:value-type="float" office:value="1.6692">
                <text:p>1.66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61">
                <text:p>461</text:p>
              </table:table-cell>
              <table:table-cell office:value-type="float" office:value="0.2839701">
                <text:p>0.2839701</text:p>
              </table:table-cell>
              <table:table-cell office:value-type="float" office:value="0.06260197">
                <text:p>0.06260197</text:p>
              </table:table-cell>
              <table:table-cell office:value-type="float" office:value="1.6475287">
                <text:p>1.64752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2">
                <text:p>462</text:p>
              </table:table-cell>
              <table:table-cell office:value-type="float" office:value="0.2767214">
                <text:p>0.2767214</text:p>
              </table:table-cell>
              <table:table-cell office:value-type="float" office:value="0.06527752">
                <text:p>0.06527752</text:p>
              </table:table-cell>
              <table:table-cell office:value-type="float" office:value="1.6234127">
                <text:p>1.62341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63">
                <text:p>463</text:p>
              </table:table-cell>
              <table:table-cell office:value-type="float" office:value="0.2689178">
                <text:p>0.2689178</text:p>
              </table:table-cell>
              <table:table-cell office:value-type="float" office:value="0.06804208">
                <text:p>0.06804208</text:p>
              </table:table-cell>
              <table:table-cell office:value-type="float" office:value="1.5960223">
                <text:p>1.59602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64">
                <text:p>464</text:p>
              </table:table-cell>
              <table:table-cell office:value-type="float" office:value="0.2604227">
                <text:p>0.2604227</text:p>
              </table:table-cell>
              <table:table-cell office:value-type="float" office:value="0.07091109">
                <text:p>0.07091109</text:p>
              </table:table-cell>
              <table:table-cell office:value-type="float" office:value="1.564528">
                <text:p>1.5645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65">
                <text:p>465</text:p>
              </table:table-cell>
              <table:table-cell office:value-type="float" office:value="0.2511">
                <text:p>0.2511</text:p>
              </table:table-cell>
              <table:table-cell office:value-type="float" office:value="0.0739">
                <text:p>0.0739</text:p>
              </table:table-cell>
              <table:table-cell office:value-type="float" office:value="1.5281">
                <text:p>1.52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66">
                <text:p>466</text:p>
              </table:table-cell>
              <table:table-cell office:value-type="float" office:value="0.2408475">
                <text:p>0.2408475</text:p>
              </table:table-cell>
              <table:table-cell office:value-type="float" office:value="0.077016">
                <text:p>0.077016</text:p>
              </table:table-cell>
              <table:table-cell office:value-type="float" office:value="1.4861114">
                <text:p>1.48611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67">
                <text:p>467</text:p>
              </table:table-cell>
              <table:table-cell office:value-type="float" office:value="0.2298512">
                <text:p>0.2298512</text:p>
              </table:table-cell>
              <table:table-cell office:value-type="float" office:value="0.0802664">
                <text:p>0.0802664</text:p>
              </table:table-cell>
              <table:table-cell office:value-type="float" office:value="1.4395215">
                <text:p>1.43952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68">
                <text:p>468</text:p>
              </table:table-cell>
              <table:table-cell office:value-type="float" office:value="0.2184072">
                <text:p>0.2184072</text:p>
              </table:table-cell>
              <table:table-cell office:value-type="float" office:value="0.0836668">
                <text:p>0.0836668</text:p>
              </table:table-cell>
              <table:table-cell office:value-type="float" office:value="1.3898799">
                <text:p>1.38987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69">
                <text:p>469</text:p>
              </table:table-cell>
              <table:table-cell office:value-type="float" office:value="0.2068115">
                <text:p>0.2068115</text:p>
              </table:table-cell>
              <table:table-cell office:value-type="float" office:value="0.0872328">
                <text:p>0.0872328</text:p>
              </table:table-cell>
              <table:table-cell office:value-type="float" office:value="1.3387362">
                <text:p>1.33873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70">
                <text:p>470</text:p>
              </table:table-cell>
              <table:table-cell office:value-type="float" office:value="0.19536">
                <text:p>0.19536</text:p>
              </table:table-cell>
              <table:table-cell office:value-type="float" office:value="0.09098">
                <text:p>0.09098</text:p>
              </table:table-cell>
              <table:table-cell office:value-type="float" office:value="1.28764">
                <text:p>1.287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71">
                <text:p>471</text:p>
              </table:table-cell>
              <table:table-cell office:value-type="float" office:value="0.1842136">
                <text:p>0.1842136</text:p>
              </table:table-cell>
              <table:table-cell office:value-type="float" office:value="0.09491755">
                <text:p>0.09491755</text:p>
              </table:table-cell>
              <table:table-cell office:value-type="float" office:value="1.2374223">
                <text:p>1.23742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2">
                <text:p>472</text:p>
              </table:table-cell>
              <table:table-cell office:value-type="float" office:value="0.1733273">
                <text:p>0.1733273</text:p>
              </table:table-cell>
              <table:table-cell office:value-type="float" office:value="0.09904584">
                <text:p>0.09904584</text:p>
              </table:table-cell>
              <table:table-cell office:value-type="float" office:value="1.1878243">
                <text:p>1.18782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73">
                <text:p>473</text:p>
              </table:table-cell>
              <table:table-cell office:value-type="float" office:value="0.1626881">
                <text:p>0.1626881</text:p>
              </table:table-cell>
              <table:table-cell office:value-type="float" office:value="0.1033674">
                <text:p>0.1033674</text:p>
              </table:table-cell>
              <table:table-cell office:value-type="float" office:value="1.1387611">
                <text:p>1.13876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4">
                <text:p>474</text:p>
              </table:table-cell>
              <table:table-cell office:value-type="float" office:value="0.1522833">
                <text:p>0.1522833</text:p>
              </table:table-cell>
              <table:table-cell office:value-type="float" office:value="0.1078846">
                <text:p>0.1078846</text:p>
              </table:table-cell>
              <table:table-cell office:value-type="float" office:value="1.090148">
                <text:p>1.09014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75">
                <text:p>475</text:p>
              </table:table-cell>
              <table:table-cell office:value-type="float" office:value="0.1421">
                <text:p>0.1421</text:p>
              </table:table-cell>
              <table:table-cell office:value-type="float" office:value="0.1126">
                <text:p>0.1126</text:p>
              </table:table-cell>
              <table:table-cell office:value-type="float" office:value="1.0419">
                <text:p>1.04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6">
                <text:p>476</text:p>
              </table:table-cell>
              <table:table-cell office:value-type="float" office:value="0.1321786">
                <text:p>0.1321786</text:p>
              </table:table-cell>
              <table:table-cell office:value-type="float" office:value="0.117532">
                <text:p>0.117532</text:p>
              </table:table-cell>
              <table:table-cell office:value-type="float" office:value="0.9941976">
                <text:p>0.99419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7">
                <text:p>477</text:p>
              </table:table-cell>
              <table:table-cell office:value-type="float" office:value="0.1225696">
                <text:p>0.1225696</text:p>
              </table:table-cell>
              <table:table-cell office:value-type="float" office:value="0.1226744">
                <text:p>0.1226744</text:p>
              </table:table-cell>
              <table:table-cell office:value-type="float" office:value="0.9473473">
                <text:p>0.94734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8">
                <text:p>478</text:p>
              </table:table-cell>
              <table:table-cell office:value-type="float" office:value="0.1132752">
                <text:p>0.1132752</text:p>
              </table:table-cell>
              <table:table-cell office:value-type="float" office:value="0.1279928">
                <text:p>0.1279928</text:p>
              </table:table-cell>
              <table:table-cell office:value-type="float" office:value="0.9014531">
                <text:p>0.90145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9">
                <text:p>479</text:p>
              </table:table-cell>
              <table:table-cell office:value-type="float" office:value="0.1042979">
                <text:p>0.1042979</text:p>
              </table:table-cell>
              <table:table-cell office:value-type="float" office:value="0.1334528">
                <text:p>0.1334528</text:p>
              </table:table-cell>
              <table:table-cell office:value-type="float" office:value="0.8566193">
                <text:p>0.85661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80">
                <text:p>480</text:p>
              </table:table-cell>
              <table:table-cell office:value-type="float" office:value="0.09564">
                <text:p>0.09564</text:p>
              </table:table-cell>
              <table:table-cell office:value-type="float" office:value="0.13902">
                <text:p>0.13902</text:p>
              </table:table-cell>
              <table:table-cell office:value-type="float" office:value="0.8129501">
                <text:p>0.81295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81">
                <text:p>481</text:p>
              </table:table-cell>
              <table:table-cell office:value-type="float" office:value="0.08729955">
                <text:p>0.08729955</text:p>
              </table:table-cell>
              <table:table-cell office:value-type="float" office:value="0.1446764">
                <text:p>0.1446764</text:p>
              </table:table-cell>
              <table:table-cell office:value-type="float" office:value="0.7705173">
                <text:p>0.77051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2">
                <text:p>482</text:p>
              </table:table-cell>
              <table:table-cell office:value-type="float" office:value="0.07930804">
                <text:p>0.07930804</text:p>
              </table:table-cell>
              <table:table-cell office:value-type="float" office:value="0.1504693">
                <text:p>0.1504693</text:p>
              </table:table-cell>
              <table:table-cell office:value-type="float" office:value="0.7294448">
                <text:p>0.72944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3">
                <text:p>483</text:p>
              </table:table-cell>
              <table:table-cell office:value-type="float" office:value="0.07171776">
                <text:p>0.07171776</text:p>
              </table:table-cell>
              <table:table-cell office:value-type="float" office:value="0.1564619">
                <text:p>0.1564619</text:p>
              </table:table-cell>
              <table:table-cell office:value-type="float" office:value="0.6899136">
                <text:p>0.68991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84">
                <text:p>484</text:p>
              </table:table-cell>
              <table:table-cell office:value-type="float" office:value="0.06458099">
                <text:p>0.06458099</text:p>
              </table:table-cell>
              <table:table-cell office:value-type="float" office:value="0.1627177">
                <text:p>0.1627177</text:p>
              </table:table-cell>
              <table:table-cell office:value-type="float" office:value="0.6521049">
                <text:p>0.65210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85">
                <text:p>485</text:p>
              </table:table-cell>
              <table:table-cell office:value-type="float" office:value="0.05795001">
                <text:p>0.05795001</text:p>
              </table:table-cell>
              <table:table-cell office:value-type="float" office:value="0.1693">
                <text:p>0.1693</text:p>
              </table:table-cell>
              <table:table-cell office:value-type="float" office:value="0.6162">
                <text:p>0.61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86">
                <text:p>486</text:p>
              </table:table-cell>
              <table:table-cell office:value-type="float" office:value="0.05186211">
                <text:p>0.05186211</text:p>
              </table:table-cell>
              <table:table-cell office:value-type="float" office:value="0.1762431">
                <text:p>0.1762431</text:p>
              </table:table-cell>
              <table:table-cell office:value-type="float" office:value="0.5823286">
                <text:p>0.58232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87">
                <text:p>487</text:p>
              </table:table-cell>
              <table:table-cell office:value-type="float" office:value="0.04628152">
                <text:p>0.04628152</text:p>
              </table:table-cell>
              <table:table-cell office:value-type="float" office:value="0.1835581">
                <text:p>0.1835581</text:p>
              </table:table-cell>
              <table:table-cell office:value-type="float" office:value="0.5504162">
                <text:p>0.55041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88">
                <text:p>488</text:p>
              </table:table-cell>
              <table:table-cell office:value-type="float" office:value="0.04115088">
                <text:p>0.04115088</text:p>
              </table:table-cell>
              <table:table-cell office:value-type="float" office:value="0.1912735">
                <text:p>0.1912735</text:p>
              </table:table-cell>
              <table:table-cell office:value-type="float" office:value="0.5203376">
                <text:p>0.52033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89">
                <text:p>489</text:p>
              </table:table-cell>
              <table:table-cell office:value-type="float" office:value="0.03641283">
                <text:p>0.03641283</text:p>
              </table:table-cell>
              <table:table-cell office:value-type="float" office:value="0.199418">
                <text:p>0.199418</text:p>
              </table:table-cell>
              <table:table-cell office:value-type="float" office:value="0.4919673">
                <text:p>0.49196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90">
                <text:p>490</text:p>
              </table:table-cell>
              <table:table-cell office:value-type="float" office:value="0.03201">
                <text:p>0.03201</text:p>
              </table:table-cell>
              <table:table-cell office:value-type="float" office:value="0.20802">
                <text:p>0.20802</text:p>
              </table:table-cell>
              <table:table-cell office:value-type="float" office:value="0.46518">
                <text:p>0.465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1">
                <text:p>491</text:p>
              </table:table-cell>
              <table:table-cell office:value-type="float" office:value="0.0279172">
                <text:p>0.0279172</text:p>
              </table:table-cell>
              <table:table-cell office:value-type="float" office:value="0.2171199">
                <text:p>0.2171199</text:p>
              </table:table-cell>
              <table:table-cell office:value-type="float" office:value="0.4399246">
                <text:p>0.43992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92">
                <text:p>492</text:p>
              </table:table-cell>
              <table:table-cell office:value-type="float" office:value="0.0241444">
                <text:p>0.0241444</text:p>
              </table:table-cell>
              <table:table-cell office:value-type="float" office:value="0.2267345">
                <text:p>0.2267345</text:p>
              </table:table-cell>
              <table:table-cell office:value-type="float" office:value="0.4161836">
                <text:p>0.41618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93">
                <text:p>493</text:p>
              </table:table-cell>
              <table:table-cell office:value-type="float" office:value="0.020687">
                <text:p>0.020687</text:p>
              </table:table-cell>
              <table:table-cell office:value-type="float" office:value="0.2368571">
                <text:p>0.2368571</text:p>
              </table:table-cell>
              <table:table-cell office:value-type="float" office:value="0.3938822">
                <text:p>0.39388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94">
                <text:p>494</text:p>
              </table:table-cell>
              <table:table-cell office:value-type="float" office:value="0.0175404">
                <text:p>0.0175404</text:p>
              </table:table-cell>
              <table:table-cell office:value-type="float" office:value="0.2474812">
                <text:p>0.2474812</text:p>
              </table:table-cell>
              <table:table-cell office:value-type="float" office:value="0.3729459">
                <text:p>0.37294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95">
                <text:p>495</text:p>
              </table:table-cell>
              <table:table-cell office:value-type="float" office:value="0.0147">
                <text:p>0.0147</text:p>
              </table:table-cell>
              <table:table-cell office:value-type="float" office:value="0.2586">
                <text:p>0.2586</text:p>
              </table:table-cell>
              <table:table-cell office:value-type="float" office:value="0.3533">
                <text:p>0.35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96">
                <text:p>496</text:p>
              </table:table-cell>
              <table:table-cell office:value-type="float" office:value="0.01216179">
                <text:p>0.01216179</text:p>
              </table:table-cell>
              <table:table-cell office:value-type="float" office:value="0.2701849">
                <text:p>0.2701849</text:p>
              </table:table-cell>
              <table:table-cell office:value-type="float" office:value="0.3348578">
                <text:p>0.33485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97">
                <text:p>497</text:p>
              </table:table-cell>
              <table:table-cell office:value-type="float" office:value="0.00991996">
                <text:p>0.00991996</text:p>
              </table:table-cell>
              <table:table-cell office:value-type="float" office:value="0.2822939">
                <text:p>0.2822939</text:p>
              </table:table-cell>
              <table:table-cell office:value-type="float" office:value="0.3175521">
                <text:p>0.31755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98">
                <text:p>498</text:p>
              </table:table-cell>
              <table:table-cell office:value-type="float" office:value="0.00796724">
                <text:p>0.00796724</text:p>
              </table:table-cell>
              <table:table-cell office:value-type="float" office:value="0.2950505">
                <text:p>0.2950505</text:p>
              </table:table-cell>
              <table:table-cell office:value-type="float" office:value="0.3013375">
                <text:p>0.3013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99">
                <text:p>499</text:p>
              </table:table-cell>
              <table:table-cell office:value-type="float" office:value="0.006296346">
                <text:p>0.006296346</text:p>
              </table:table-cell>
              <table:table-cell office:value-type="float" office:value="0.308578">
                <text:p>0.308578</text:p>
              </table:table-cell>
              <table:table-cell office:value-type="float" office:value="0.2861686">
                <text:p>0.28616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0">
                <text:p>500</text:p>
              </table:table-cell>
              <table:table-cell office:value-type="float" office:value="0.0049">
                <text:p>0.0049</text:p>
              </table:table-cell>
              <table:table-cell office:value-type="float" office:value="0.323">
                <text:p>0.323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01">
                <text:p>501</text:p>
              </table:table-cell>
              <table:table-cell office:value-type="float" office:value="0.003777173">
                <text:p>0.003777173</text:p>
              </table:table-cell>
              <table:table-cell office:value-type="float" office:value="0.3384021">
                <text:p>0.3384021</text:p>
              </table:table-cell>
              <table:table-cell office:value-type="float" office:value="0.2588171">
                <text:p>0.25881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2">
                <text:p>502</text:p>
              </table:table-cell>
              <table:table-cell office:value-type="float" office:value="0.00294532">
                <text:p>0.00294532</text:p>
              </table:table-cell>
              <table:table-cell office:value-type="float" office:value="0.3546858">
                <text:p>0.3546858</text:p>
              </table:table-cell>
              <table:table-cell office:value-type="float" office:value="0.2464838">
                <text:p>0.24648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03">
                <text:p>503</text:p>
              </table:table-cell>
              <table:table-cell office:value-type="float" office:value="0.00242488">
                <text:p>0.00242488</text:p>
              </table:table-cell>
              <table:table-cell office:value-type="float" office:value="0.3716986">
                <text:p>0.3716986</text:p>
              </table:table-cell>
              <table:table-cell office:value-type="float" office:value="0.2347718">
                <text:p>0.23477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4">
                <text:p>504</text:p>
              </table:table-cell>
              <table:table-cell office:value-type="float" office:value="0.002236293">
                <text:p>0.002236293</text:p>
              </table:table-cell>
              <table:table-cell office:value-type="float" office:value="0.3892875">
                <text:p>0.3892875</text:p>
              </table:table-cell>
              <table:table-cell office:value-type="float" office:value="0.2234533">
                <text:p>0.22345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05">
                <text:p>505</text:p>
              </table:table-cell>
              <table:table-cell office:value-type="float" office:value="0.0024">
                <text:p>0.0024</text:p>
              </table:table-cell>
              <table:table-cell office:value-type="float" office:value="0.4073">
                <text:p>0.4073</text:p>
              </table:table-cell>
              <table:table-cell office:value-type="float" office:value="0.2123">
                <text:p>0.21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6">
                <text:p>506</text:p>
              </table:table-cell>
              <table:table-cell office:value-type="float" office:value="0.00292552">
                <text:p>0.00292552</text:p>
              </table:table-cell>
              <table:table-cell office:value-type="float" office:value="0.4256299">
                <text:p>0.4256299</text:p>
              </table:table-cell>
              <table:table-cell office:value-type="float" office:value="0.2011692">
                <text:p>0.20116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07">
                <text:p>507</text:p>
              </table:table-cell>
              <table:table-cell office:value-type="float" office:value="0.00383656">
                <text:p>0.00383656</text:p>
              </table:table-cell>
              <table:table-cell office:value-type="float" office:value="0.4443096">
                <text:p>0.4443096</text:p>
              </table:table-cell>
              <table:table-cell office:value-type="float" office:value="0.1901196">
                <text:p>0.19011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8">
                <text:p>508</text:p>
              </table:table-cell>
              <table:table-cell office:value-type="float" office:value="0.00517484">
                <text:p>0.00517484</text:p>
              </table:table-cell>
              <table:table-cell office:value-type="float" office:value="0.4633944">
                <text:p>0.4633944</text:p>
              </table:table-cell>
              <table:table-cell office:value-type="float" office:value="0.1792254">
                <text:p>0.17922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9">
                <text:p>509</text:p>
              </table:table-cell>
              <table:table-cell office:value-type="float" office:value="0.00698208">
                <text:p>0.00698208</text:p>
              </table:table-cell>
              <table:table-cell office:value-type="float" office:value="0.4829395">
                <text:p>0.4829395</text:p>
              </table:table-cell>
              <table:table-cell office:value-type="float" office:value="0.1685608">
                <text:p>0.168560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0">
                <text:p>510</text:p>
              </table:table-cell>
              <table:table-cell office:value-type="float" office:value="0.0093">
                <text:p>0.0093</text:p>
              </table:table-cell>
              <table:table-cell office:value-type="float" office:value="0.503">
                <text:p>0.503</text:p>
              </table:table-cell>
              <table:table-cell office:value-type="float" office:value="0.1582">
                <text:p>0.15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11">
                <text:p>511</text:p>
              </table:table-cell>
              <table:table-cell office:value-type="float" office:value="0.01214949">
                <text:p>0.01214949</text:p>
              </table:table-cell>
              <table:table-cell office:value-type="float" office:value="0.5235693">
                <text:p>0.5235693</text:p>
              </table:table-cell>
              <table:table-cell office:value-type="float" office:value="0.1481383">
                <text:p>0.14813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2">
                <text:p>512</text:p>
              </table:table-cell>
              <table:table-cell office:value-type="float" office:value="0.01553588">
                <text:p>0.01553588</text:p>
              </table:table-cell>
              <table:table-cell office:value-type="float" office:value="0.544512">
                <text:p>0.544512</text:p>
              </table:table-cell>
              <table:table-cell office:value-type="float" office:value="0.1383758">
                <text:p>0.13837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13">
                <text:p>513</text:p>
              </table:table-cell>
              <table:table-cell office:value-type="float" office:value="0.01947752">
                <text:p>0.01947752</text:p>
              </table:table-cell>
              <table:table-cell office:value-type="float" office:value="0.56569">
                <text:p>0.56569</text:p>
              </table:table-cell>
              <table:table-cell office:value-type="float" office:value="0.1289942">
                <text:p>0.12899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14">
                <text:p>514</text:p>
              </table:table-cell>
              <table:table-cell office:value-type="float" office:value="0.02399277">
                <text:p>0.02399277</text:p>
              </table:table-cell>
              <table:table-cell office:value-type="float" office:value="0.5869653">
                <text:p>0.5869653</text:p>
              </table:table-cell>
              <table:table-cell office:value-type="float" office:value="0.1200751">
                <text:p>0.12007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15">
                <text:p>515</text:p>
              </table:table-cell>
              <table:table-cell office:value-type="float" office:value="0.0291">
                <text:p>0.0291</text:p>
              </table:table-cell>
              <table:table-cell office:value-type="float" office:value="0.6082">
                <text:p>0.6082</text:p>
              </table:table-cell>
              <table:table-cell office:value-type="float" office:value="0.1117">
                <text:p>0.11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6">
                <text:p>516</text:p>
              </table:table-cell>
              <table:table-cell office:value-type="float" office:value="0.03481485">
                <text:p>0.03481485</text:p>
              </table:table-cell>
              <table:table-cell office:value-type="float" office:value="0.6293456">
                <text:p>0.6293456</text:p>
              </table:table-cell>
              <table:table-cell office:value-type="float" office:value="0.1039048">
                <text:p>0.10390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17">
                <text:p>517</text:p>
              </table:table-cell>
              <table:table-cell office:value-type="float" office:value="0.04112016">
                <text:p>0.04112016</text:p>
              </table:table-cell>
              <table:table-cell office:value-type="float" office:value="0.6503068">
                <text:p>0.6503068</text:p>
              </table:table-cell>
              <table:table-cell office:value-type="float" office:value="0.09666748">
                <text:p>0.096667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8">
                <text:p>518</text:p>
              </table:table-cell>
              <table:table-cell office:value-type="float" office:value="0.04798504">
                <text:p>0.04798504</text:p>
              </table:table-cell>
              <table:table-cell office:value-type="float" office:value="0.6708752">
                <text:p>0.6708752</text:p>
              </table:table-cell>
              <table:table-cell office:value-type="float" office:value="0.08998272">
                <text:p>0.089982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19">
                <text:p>519</text:p>
              </table:table-cell>
              <table:table-cell office:value-type="float" office:value="0.05537861">
                <text:p>0.05537861</text:p>
              </table:table-cell>
              <table:table-cell office:value-type="float" office:value="0.6908424">
                <text:p>0.6908424</text:p>
              </table:table-cell>
              <table:table-cell office:value-type="float" office:value="0.08384531">
                <text:p>0.083845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0">
                <text:p>520</text:p>
              </table:table-cell>
              <table:table-cell office:value-type="float" office:value="0.06327">
                <text:p>0.06327</text:p>
              </table:table-cell>
              <table:table-cell office:value-type="float" office:value="0.71">
                <text:p>0.71</text:p>
              </table:table-cell>
              <table:table-cell office:value-type="float" office:value="0.07824999">
                <text:p>0.078249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21">
                <text:p>521</text:p>
              </table:table-cell>
              <table:table-cell office:value-type="float" office:value="0.07163501">
                <text:p>0.07163501</text:p>
              </table:table-cell>
              <table:table-cell office:value-type="float" office:value="0.7281852">
                <text:p>0.7281852</text:p>
              </table:table-cell>
              <table:table-cell office:value-type="float" office:value="0.07320899">
                <text:p>0.073208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22">
                <text:p>522</text:p>
              </table:table-cell>
              <table:table-cell office:value-type="float" office:value="0.08046224">
                <text:p>0.08046224</text:p>
              </table:table-cell>
              <table:table-cell office:value-type="float" office:value="0.7454636">
                <text:p>0.7454636</text:p>
              </table:table-cell>
              <table:table-cell office:value-type="float" office:value="0.06867816">
                <text:p>0.068678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23">
                <text:p>523</text:p>
              </table:table-cell>
              <table:table-cell office:value-type="float" office:value="0.08973996">
                <text:p>0.08973996</text:p>
              </table:table-cell>
              <table:table-cell office:value-type="float" office:value="0.7619694">
                <text:p>0.7619694</text:p>
              </table:table-cell>
              <table:table-cell office:value-type="float" office:value="0.06456784">
                <text:p>0.064567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4">
                <text:p>524</text:p>
              </table:table-cell>
              <table:table-cell office:value-type="float" office:value="0.09945645">
                <text:p>0.09945645</text:p>
              </table:table-cell>
              <table:table-cell office:value-type="float" office:value="0.7778368">
                <text:p>0.7778368</text:p>
              </table:table-cell>
              <table:table-cell office:value-type="float" office:value="0.06078835">
                <text:p>0.060788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25">
                <text:p>525</text:p>
              </table:table-cell>
              <table:table-cell office:value-type="float" office:value="0.1096">
                <text:p>0.1096</text:p>
              </table:table-cell>
              <table:table-cell office:value-type="float" office:value="0.7932">
                <text:p>0.7932</text:p>
              </table:table-cell>
              <table:table-cell office:value-type="float" office:value="0.05725001">
                <text:p>0.05725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6">
                <text:p>526</text:p>
              </table:table-cell>
              <table:table-cell office:value-type="float" office:value="0.1201674">
                <text:p>0.1201674</text:p>
              </table:table-cell>
              <table:table-cell office:value-type="float" office:value="0.8081104">
                <text:p>0.8081104</text:p>
              </table:table-cell>
              <table:table-cell office:value-type="float" office:value="0.05390435">
                <text:p>0.053904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27">
                <text:p>527</text:p>
              </table:table-cell>
              <table:table-cell office:value-type="float" office:value="0.1311145">
                <text:p>0.1311145</text:p>
              </table:table-cell>
              <table:table-cell office:value-type="float" office:value="0.8224962">
                <text:p>0.8224962</text:p>
              </table:table-cell>
              <table:table-cell office:value-type="float" office:value="0.05074664">
                <text:p>0.050746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8">
                <text:p>528</text:p>
              </table:table-cell>
              <table:table-cell office:value-type="float" office:value="0.1423679">
                <text:p>0.1423679</text:p>
              </table:table-cell>
              <table:table-cell office:value-type="float" office:value="0.8363068">
                <text:p>0.8363068</text:p>
              </table:table-cell>
              <table:table-cell office:value-type="float" office:value="0.04775276">
                <text:p>0.047752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29">
                <text:p>529</text:p>
              </table:table-cell>
              <table:table-cell office:value-type="float" office:value="0.1538542">
                <text:p>0.1538542</text:p>
              </table:table-cell>
              <table:table-cell office:value-type="float" office:value="0.8494916">
                <text:p>0.8494916</text:p>
              </table:table-cell>
              <table:table-cell office:value-type="float" office:value="0.04489859">
                <text:p>0.044898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30">
                <text:p>530</text:p>
              </table:table-cell>
              <table:table-cell office:value-type="float" office:value="0.1655">
                <text:p>0.1655</text:p>
              </table:table-cell>
              <table:table-cell office:value-type="float" office:value="0.862">
                <text:p>0.862</text:p>
              </table:table-cell>
              <table:table-cell office:value-type="float" office:value="0.04216">
                <text:p>0.042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31">
                <text:p>531</text:p>
              </table:table-cell>
              <table:table-cell office:value-type="float" office:value="0.1772571">
                <text:p>0.1772571</text:p>
              </table:table-cell>
              <table:table-cell office:value-type="float" office:value="0.8738108">
                <text:p>0.8738108</text:p>
              </table:table-cell>
              <table:table-cell office:value-type="float" office:value="0.03950728">
                <text:p>0.039507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32">
                <text:p>532</text:p>
              </table:table-cell>
              <table:table-cell office:value-type="float" office:value="0.18914">
                <text:p>0.18914</text:p>
              </table:table-cell>
              <table:table-cell office:value-type="float" office:value="0.8849624">
                <text:p>0.8849624</text:p>
              </table:table-cell>
              <table:table-cell office:value-type="float" office:value="0.03693564">
                <text:p>0.0369356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33">
                <text:p>533</text:p>
              </table:table-cell>
              <table:table-cell office:value-type="float" office:value="0.2011694">
                <text:p>0.2011694</text:p>
              </table:table-cell>
              <table:table-cell office:value-type="float" office:value="0.8954936">
                <text:p>0.8954936</text:p>
              </table:table-cell>
              <table:table-cell office:value-type="float" office:value="0.03445836">
                <text:p>0.034458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34">
                <text:p>534</text:p>
              </table:table-cell>
              <table:table-cell office:value-type="float" office:value="0.2133658">
                <text:p>0.2133658</text:p>
              </table:table-cell>
              <table:table-cell office:value-type="float" office:value="0.9054432">
                <text:p>0.9054432</text:p>
              </table:table-cell>
              <table:table-cell office:value-type="float" office:value="0.03208872">
                <text:p>0.032088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5">
                <text:p>535</text:p>
              </table:table-cell>
              <table:table-cell office:value-type="float" office:value="0.2257499">
                <text:p>0.2257499</text:p>
              </table:table-cell>
              <table:table-cell office:value-type="float" office:value="0.9148501">
                <text:p>0.9148501</text:p>
              </table:table-cell>
              <table:table-cell office:value-type="float" office:value="0.02984">
                <text:p>0.029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6">
                <text:p>536</text:p>
              </table:table-cell>
              <table:table-cell office:value-type="float" office:value="0.2383209">
                <text:p>0.2383209</text:p>
              </table:table-cell>
              <table:table-cell office:value-type="float" office:value="0.9237348">
                <text:p>0.9237348</text:p>
              </table:table-cell>
              <table:table-cell office:value-type="float" office:value="0.02771181">
                <text:p>0.027711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37">
                <text:p>537</text:p>
              </table:table-cell>
              <table:table-cell office:value-type="float" office:value="0.2510668">
                <text:p>0.2510668</text:p>
              </table:table-cell>
              <table:table-cell office:value-type="float" office:value="0.9320924">
                <text:p>0.9320924</text:p>
              </table:table-cell>
              <table:table-cell office:value-type="float" office:value="0.02569444">
                <text:p>0.025694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8">
                <text:p>538</text:p>
              </table:table-cell>
              <table:table-cell office:value-type="float" office:value="0.2639922">
                <text:p>0.2639922</text:p>
              </table:table-cell>
              <table:table-cell office:value-type="float" office:value="0.9399226">
                <text:p>0.9399226</text:p>
              </table:table-cell>
              <table:table-cell office:value-type="float" office:value="0.02378716">
                <text:p>0.023787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39">
                <text:p>539</text:p>
              </table:table-cell>
              <table:table-cell office:value-type="float" office:value="0.2771017">
                <text:p>0.2771017</text:p>
              </table:table-cell>
              <table:table-cell office:value-type="float" office:value="0.9472252">
                <text:p>0.9472252</text:p>
              </table:table-cell>
              <table:table-cell office:value-type="float" office:value="0.02198925">
                <text:p>0.0219892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40">
                <text:p>540</text:p>
              </table:table-cell>
              <table:table-cell office:value-type="float" office:value="0.2904">
                <text:p>0.2904</text:p>
              </table:table-cell>
              <table:table-cell office:value-type="float" office:value="0.954">
                <text:p>0.954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41">
                <text:p>541</text:p>
              </table:table-cell>
              <table:table-cell office:value-type="float" office:value="0.3038912">
                <text:p>0.3038912</text:p>
              </table:table-cell>
              <table:table-cell office:value-type="float" office:value="0.9602561">
                <text:p>0.9602561</text:p>
              </table:table-cell>
              <table:table-cell office:value-type="float" office:value="0.01871805">
                <text:p>0.018718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42">
                <text:p>542</text:p>
              </table:table-cell>
              <table:table-cell office:value-type="float" office:value="0.3175726">
                <text:p>0.3175726</text:p>
              </table:table-cell>
              <table:table-cell office:value-type="float" office:value="0.9660074">
                <text:p>0.9660074</text:p>
              </table:table-cell>
              <table:table-cell office:value-type="float" office:value="0.01724036">
                <text:p>0.017240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43">
                <text:p>543</text:p>
              </table:table-cell>
              <table:table-cell office:value-type="float" office:value="0.3314384">
                <text:p>0.3314384</text:p>
              </table:table-cell>
              <table:table-cell office:value-type="float" office:value="0.9712606">
                <text:p>0.9712606</text:p>
              </table:table-cell>
              <table:table-cell office:value-type="float" office:value="0.01586364">
                <text:p>0.015863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44">
                <text:p>544</text:p>
              </table:table-cell>
              <table:table-cell office:value-type="float" office:value="0.3454828">
                <text:p>0.3454828</text:p>
              </table:table-cell>
              <table:table-cell office:value-type="float" office:value="0.9760225">
                <text:p>0.9760225</text:p>
              </table:table-cell>
              <table:table-cell office:value-type="float" office:value="0.01458461">
                <text:p>0.014584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45">
                <text:p>545</text:p>
              </table:table-cell>
              <table:table-cell office:value-type="float" office:value="0.3597">
                <text:p>0.3597</text:p>
              </table:table-cell>
              <table:table-cell office:value-type="float" office:value="0.9803">
                <text:p>0.9803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6">
                <text:p>546</text:p>
              </table:table-cell>
              <table:table-cell office:value-type="float" office:value="0.3740839">
                <text:p>0.3740839</text:p>
              </table:table-cell>
              <table:table-cell office:value-type="float" office:value="0.9840924">
                <text:p>0.9840924</text:p>
              </table:table-cell>
              <table:table-cell office:value-type="float" office:value="0.01230723">
                <text:p>0.012307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47">
                <text:p>547</text:p>
              </table:table-cell>
              <table:table-cell office:value-type="float" office:value="0.3886396">
                <text:p>0.3886396</text:p>
              </table:table-cell>
              <table:table-cell office:value-type="float" office:value="0.9874182">
                <text:p>0.9874182</text:p>
              </table:table-cell>
              <table:table-cell office:value-type="float" office:value="0.01130188">
                <text:p>0.011301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48">
                <text:p>548</text:p>
              </table:table-cell>
              <table:table-cell office:value-type="float" office:value="0.4033784">
                <text:p>0.4033784</text:p>
              </table:table-cell>
              <table:table-cell office:value-type="float" office:value="0.9903128">
                <text:p>0.9903128</text:p>
              </table:table-cell>
              <table:table-cell office:value-type="float" office:value="0.01037792">
                <text:p>0.0103779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49">
                <text:p>549</text:p>
              </table:table-cell>
              <table:table-cell office:value-type="float" office:value="0.4183115">
                <text:p>0.4183115</text:p>
              </table:table-cell>
              <table:table-cell office:value-type="float" office:value="0.9928116">
                <text:p>0.9928116</text:p>
              </table:table-cell>
              <table:table-cell office:value-type="float" office:value="0.009529306">
                <text:p>0.0095293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50">
                <text:p>550</text:p>
              </table:table-cell>
              <table:table-cell office:value-type="float" office:value="0.4334499">
                <text:p>0.4334499</text:p>
              </table:table-cell>
              <table:table-cell office:value-type="float" office:value="0.9949501">
                <text:p>0.9949501</text:p>
              </table:table-cell>
              <table:table-cell office:value-type="float" office:value="0.008749999">
                <text:p>0.0087499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51">
                <text:p>551</text:p>
              </table:table-cell>
              <table:table-cell office:value-type="float" office:value="0.4487953">
                <text:p>0.4487953</text:p>
              </table:table-cell>
              <table:table-cell office:value-type="float" office:value="0.9967108">
                <text:p>0.9967108</text:p>
              </table:table-cell>
              <table:table-cell office:value-type="float" office:value="0.0080352">
                <text:p>0.00803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52">
                <text:p>552</text:p>
              </table:table-cell>
              <table:table-cell office:value-type="float" office:value="0.464336">
                <text:p>0.464336</text:p>
              </table:table-cell>
              <table:table-cell office:value-type="float" office:value="0.9980983">
                <text:p>0.9980983</text:p>
              </table:table-cell>
              <table:table-cell office:value-type="float" office:value="0.0073816">
                <text:p>0.00738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53">
                <text:p>553</text:p>
              </table:table-cell>
              <table:table-cell office:value-type="float" office:value="0.480064">
                <text:p>0.480064</text:p>
              </table:table-cell>
              <table:table-cell office:value-type="float" office:value="0.999112">
                <text:p>0.999112</text:p>
              </table:table-cell>
              <table:table-cell office:value-type="float" office:value="0.0067854">
                <text:p>0.006785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54">
                <text:p>554</text:p>
              </table:table-cell>
              <table:table-cell office:value-type="float" office:value="0.4959713">
                <text:p>0.4959713</text:p>
              </table:table-cell>
              <table:table-cell office:value-type="float" office:value="0.9997482">
                <text:p>0.9997482</text:p>
              </table:table-cell>
              <table:table-cell office:value-type="float" office:value="0.0062428">
                <text:p>0.00624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55">
                <text:p>555</text:p>
              </table:table-cell>
              <table:table-cell office:value-type="float" office:value="0.5120501">
                <text:p>0.5120501</text:p>
              </table:table-cell>
              <table:table-cell office:value-type="float" office:value="1">
                <text:p>1</text:p>
              </table:table-cell>
              <table:table-cell office:value-type="float" office:value="0.005749999">
                <text:p>0.0057499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56">
                <text:p>556</text:p>
              </table:table-cell>
              <table:table-cell office:value-type="float" office:value="0.5282959">
                <text:p>0.5282959</text:p>
              </table:table-cell>
              <table:table-cell office:value-type="float" office:value="0.9998567">
                <text:p>0.9998567</text:p>
              </table:table-cell>
              <table:table-cell office:value-type="float" office:value="0.0053036">
                <text:p>0.00530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57">
                <text:p>557</text:p>
              </table:table-cell>
              <table:table-cell office:value-type="float" office:value="0.5446916">
                <text:p>0.5446916</text:p>
              </table:table-cell>
              <table:table-cell office:value-type="float" office:value="0.9993046">
                <text:p>0.9993046</text:p>
              </table:table-cell>
              <table:table-cell office:value-type="float" office:value="0.0048998">
                <text:p>0.00489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58">
                <text:p>558</text:p>
              </table:table-cell>
              <table:table-cell office:value-type="float" office:value="0.5612094">
                <text:p>0.5612094</text:p>
              </table:table-cell>
              <table:table-cell office:value-type="float" office:value="0.9983255">
                <text:p>0.9983255</text:p>
              </table:table-cell>
              <table:table-cell office:value-type="float" office:value="0.0045342">
                <text:p>0.00453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59">
                <text:p>559</text:p>
              </table:table-cell>
              <table:table-cell office:value-type="float" office:value="0.5778215">
                <text:p>0.5778215</text:p>
              </table:table-cell>
              <table:table-cell office:value-type="float" office:value="0.9968987">
                <text:p>0.9968987</text:p>
              </table:table-cell>
              <table:table-cell office:value-type="float" office:value="0.0042024">
                <text:p>0.004202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60">
                <text:p>560</text:p>
              </table:table-cell>
              <table:table-cell office:value-type="float" office:value="0.5945">
                <text:p>0.5945</text:p>
              </table:table-cell>
              <table:table-cell office:value-type="float" office:value="0.995">
                <text:p>0.995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61">
                <text:p>561</text:p>
              </table:table-cell>
              <table:table-cell office:value-type="float" office:value="0.6112209">
                <text:p>0.6112209</text:p>
              </table:table-cell>
              <table:table-cell office:value-type="float" office:value="0.9926005">
                <text:p>0.9926005</text:p>
              </table:table-cell>
              <table:table-cell office:value-type="float" office:value="0.0036232">
                <text:p>0.00362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62">
                <text:p>562</text:p>
              </table:table-cell>
              <table:table-cell office:value-type="float" office:value="0.6279758">
                <text:p>0.6279758</text:p>
              </table:table-cell>
              <table:table-cell office:value-type="float" office:value="0.9897426">
                <text:p>0.9897426</text:p>
              </table:table-cell>
              <table:table-cell office:value-type="float" office:value="0.0033706">
                <text:p>0.003370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63">
                <text:p>563</text:p>
              </table:table-cell>
              <table:table-cell office:value-type="float" office:value="0.6447602">
                <text:p>0.6447602</text:p>
              </table:table-cell>
              <table:table-cell office:value-type="float" office:value="0.9864444">
                <text:p>0.9864444</text:p>
              </table:table-cell>
              <table:table-cell office:value-type="float" office:value="0.0031414">
                <text:p>0.00314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64">
                <text:p>564</text:p>
              </table:table-cell>
              <table:table-cell office:value-type="float" office:value="0.6615697">
                <text:p>0.6615697</text:p>
              </table:table-cell>
              <table:table-cell office:value-type="float" office:value="0.9827241">
                <text:p>0.9827241</text:p>
              </table:table-cell>
              <table:table-cell office:value-type="float" office:value="0.0029348">
                <text:p>0.002934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65">
                <text:p>565</text:p>
              </table:table-cell>
              <table:table-cell office:value-type="float" office:value="0.6784">
                <text:p>0.6784</text:p>
              </table:table-cell>
              <table:table-cell office:value-type="float" office:value="0.9786">
                <text:p>0.9786</text:p>
              </table:table-cell>
              <table:table-cell office:value-type="float" office:value="0.002749999">
                <text:p>0.00274999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66">
                <text:p>566</text:p>
              </table:table-cell>
              <table:table-cell office:value-type="float" office:value="0.6952392">
                <text:p>0.6952392</text:p>
              </table:table-cell>
              <table:table-cell office:value-type="float" office:value="0.9740837">
                <text:p>0.9740837</text:p>
              </table:table-cell>
              <table:table-cell office:value-type="float" office:value="0.0025852">
                <text:p>0.00258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67">
                <text:p>567</text:p>
              </table:table-cell>
              <table:table-cell office:value-type="float" office:value="0.7120586">
                <text:p>0.7120586</text:p>
              </table:table-cell>
              <table:table-cell office:value-type="float" office:value="0.9691712">
                <text:p>0.9691712</text:p>
              </table:table-cell>
              <table:table-cell office:value-type="float" office:value="0.0024386">
                <text:p>0.00243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68">
                <text:p>568</text:p>
              </table:table-cell>
              <table:table-cell office:value-type="float" office:value="0.7288284">
                <text:p>0.7288284</text:p>
              </table:table-cell>
              <table:table-cell office:value-type="float" office:value="0.9638568">
                <text:p>0.9638568</text:p>
              </table:table-cell>
              <table:table-cell office:value-type="float" office:value="0.0023094">
                <text:p>0.00230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69">
                <text:p>569</text:p>
              </table:table-cell>
              <table:table-cell office:value-type="float" office:value="0.7455188">
                <text:p>0.7455188</text:p>
              </table:table-cell>
              <table:table-cell office:value-type="float" office:value="0.9581349">
                <text:p>0.9581349</text:p>
              </table:table-cell>
              <table:table-cell office:value-type="float" office:value="0.0021968">
                <text:p>0.00219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0">
                <text:p>570</text:p>
              </table:table-cell>
              <table:table-cell office:value-type="float" office:value="0.7621">
                <text:p>0.7621</text:p>
              </table:table-cell>
              <table:table-cell office:value-type="float" office:value="0.952">
                <text:p>0.952</text:p>
              </table:table-cell>
              <table:table-cell office:value-type="float" office:value="0.0021">
                <text:p>0.00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71">
                <text:p>571</text:p>
              </table:table-cell>
              <table:table-cell office:value-type="float" office:value="0.7785432">
                <text:p>0.7785432</text:p>
              </table:table-cell>
              <table:table-cell office:value-type="float" office:value="0.9454504">
                <text:p>0.9454504</text:p>
              </table:table-cell>
              <table:table-cell office:value-type="float" office:value="0.002017733">
                <text:p>0.0020177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72">
                <text:p>572</text:p>
              </table:table-cell>
              <table:table-cell office:value-type="float" office:value="0.7948256">
                <text:p>0.7948256</text:p>
              </table:table-cell>
              <table:table-cell office:value-type="float" office:value="0.9384992">
                <text:p>0.9384992</text:p>
              </table:table-cell>
              <table:table-cell office:value-type="float" office:value="0.0019482">
                <text:p>0.00194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73">
                <text:p>573</text:p>
              </table:table-cell>
              <table:table-cell office:value-type="float" office:value="0.8109264">
                <text:p>0.8109264</text:p>
              </table:table-cell>
              <table:table-cell office:value-type="float" office:value="0.9311628">
                <text:p>0.9311628</text:p>
              </table:table-cell>
              <table:table-cell office:value-type="float" office:value="0.0018898">
                <text:p>0.001889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4">
                <text:p>574</text:p>
              </table:table-cell>
              <table:table-cell office:value-type="float" office:value="0.8268248">
                <text:p>0.8268248</text:p>
              </table:table-cell>
              <table:table-cell office:value-type="float" office:value="0.9234576">
                <text:p>0.9234576</text:p>
              </table:table-cell>
              <table:table-cell office:value-type="float" office:value="0.001840933">
                <text:p>0.0018409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75">
                <text:p>575</text:p>
              </table:table-cell>
              <table:table-cell office:value-type="float" office:value="0.8425">
                <text:p>0.8425</text:p>
              </table:table-cell>
              <table:table-cell office:value-type="float" office:value="0.9154">
                <text:p>0.9154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76">
                <text:p>576</text:p>
              </table:table-cell>
              <table:table-cell office:value-type="float" office:value="0.8579325">
                <text:p>0.8579325</text:p>
              </table:table-cell>
              <table:table-cell office:value-type="float" office:value="0.9070064">
                <text:p>0.9070064</text:p>
              </table:table-cell>
              <table:table-cell office:value-type="float" office:value="0.001766267">
                <text:p>0.0017662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77">
                <text:p>577</text:p>
              </table:table-cell>
              <table:table-cell office:value-type="float" office:value="0.8730816">
                <text:p>0.8730816</text:p>
              </table:table-cell>
              <table:table-cell office:value-type="float" office:value="0.8982772">
                <text:p>0.8982772</text:p>
              </table:table-cell>
              <table:table-cell office:value-type="float" office:value="0.0017378">
                <text:p>0.00173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78">
                <text:p>578</text:p>
              </table:table-cell>
              <table:table-cell office:value-type="float" office:value="0.8878944">
                <text:p>0.8878944</text:p>
              </table:table-cell>
              <table:table-cell office:value-type="float" office:value="0.8892048">
                <text:p>0.8892048</text:p>
              </table:table-cell>
              <table:table-cell office:value-type="float" office:value="0.0017112">
                <text:p>0.00171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79">
                <text:p>579</text:p>
              </table:table-cell>
              <table:table-cell office:value-type="float" office:value="0.9023181">
                <text:p>0.9023181</text:p>
              </table:table-cell>
              <table:table-cell office:value-type="float" office:value="0.8797816">
                <text:p>0.8797816</text:p>
              </table:table-cell>
              <table:table-cell office:value-type="float" office:value="0.001683067">
                <text:p>0.0016830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80">
                <text:p>580</text:p>
              </table:table-cell>
              <table:table-cell office:value-type="float" office:value="0.9163">
                <text:p>0.9163</text:p>
              </table:table-cell>
              <table:table-cell office:value-type="float" office:value="0.87">
                <text:p>0.87</text:p>
              </table:table-cell>
              <table:table-cell office:value-type="float" office:value="0.001650001">
                <text:p>0.0016500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81">
                <text:p>581</text:p>
              </table:table-cell>
              <table:table-cell office:value-type="float" office:value="0.9297995">
                <text:p>0.9297995</text:p>
              </table:table-cell>
              <table:table-cell office:value-type="float" office:value="0.8598613">
                <text:p>0.8598613</text:p>
              </table:table-cell>
              <table:table-cell office:value-type="float" office:value="0.001610133">
                <text:p>0.0016101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82">
                <text:p>582</text:p>
              </table:table-cell>
              <table:table-cell office:value-type="float" office:value="0.9427984">
                <text:p>0.9427984</text:p>
              </table:table-cell>
              <table:table-cell office:value-type="float" office:value="0.849392">
                <text:p>0.849392</text:p>
              </table:table-cell>
              <table:table-cell office:value-type="float" office:value="0.0015644">
                <text:p>0.00156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83">
                <text:p>583</text:p>
              </table:table-cell>
              <table:table-cell office:value-type="float" office:value="0.9552776">
                <text:p>0.9552776</text:p>
              </table:table-cell>
              <table:table-cell office:value-type="float" office:value="0.838622">
                <text:p>0.838622</text:p>
              </table:table-cell>
              <table:table-cell office:value-type="float" office:value="0.0015136">
                <text:p>0.00151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4">
                <text:p>584</text:p>
              </table:table-cell>
              <table:table-cell office:value-type="float" office:value="0.9672179">
                <text:p>0.9672179</text:p>
              </table:table-cell>
              <table:table-cell office:value-type="float" office:value="0.8275813">
                <text:p>0.8275813</text:p>
              </table:table-cell>
              <table:table-cell office:value-type="float" office:value="0.001458533">
                <text:p>0.0014585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5">
                <text:p>585</text:p>
              </table:table-cell>
              <table:table-cell office:value-type="float" office:value="0.9786">
                <text:p>0.9786</text:p>
              </table:table-cell>
              <table:table-cell office:value-type="float" office:value="0.8163">
                <text:p>0.8163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6">
                <text:p>586</text:p>
              </table:table-cell>
              <table:table-cell office:value-type="float" office:value="0.9893856">
                <text:p>0.9893856</text:p>
              </table:table-cell>
              <table:table-cell office:value-type="float" office:value="0.8047947">
                <text:p>0.8047947</text:p>
              </table:table-cell>
              <table:table-cell office:value-type="float" office:value="0.001336667">
                <text:p>0.00133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7">
                <text:p>587</text:p>
              </table:table-cell>
              <table:table-cell office:value-type="float" office:value="0.9995488">
                <text:p>0.9995488</text:p>
              </table:table-cell>
              <table:table-cell office:value-type="float" office:value="0.793082">
                <text:p>0.793082</text:p>
              </table:table-cell>
              <table:table-cell office:value-type="float" office:value="0.00127">
                <text:p>0.001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88">
                <text:p>588</text:p>
              </table:table-cell>
              <table:table-cell office:value-type="float" office:value="1.0090892">
                <text:p>1.0090892</text:p>
              </table:table-cell>
              <table:table-cell office:value-type="float" office:value="0.781192">
                <text:p>0.781192</text:p>
              </table:table-cell>
              <table:table-cell office:value-type="float" office:value="0.001205">
                <text:p>0.0012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89">
                <text:p>589</text:p>
              </table:table-cell>
              <table:table-cell office:value-type="float" office:value="1.0180064">
                <text:p>1.0180064</text:p>
              </table:table-cell>
              <table:table-cell office:value-type="float" office:value="0.7691547">
                <text:p>0.7691547</text:p>
              </table:table-cell>
              <table:table-cell office:value-type="float" office:value="0.001146667">
                <text:p>0.00114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0">
                <text:p>590</text:p>
              </table:table-cell>
              <table:table-cell office:value-type="float" office:value="1.0263">
                <text:p>1.0263</text:p>
              </table:table-cell>
              <table:table-cell office:value-type="float" office:value="0.757">
                <text:p>0.757</text:p>
              </table:table-cell>
              <table:table-cell office:value-type="float" office:value="0.0011">
                <text:p>0.00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1">
                <text:p>591</text:p>
              </table:table-cell>
              <table:table-cell office:value-type="float" office:value="1.0339827">
                <text:p>1.0339827</text:p>
              </table:table-cell>
              <table:table-cell office:value-type="float" office:value="0.7447541">
                <text:p>0.7447541</text:p>
              </table:table-cell>
              <table:table-cell office:value-type="float" office:value="0.0010688">
                <text:p>0.00106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92">
                <text:p>592</text:p>
              </table:table-cell>
              <table:table-cell office:value-type="float" office:value="1.040986">
                <text:p>1.040986</text:p>
              </table:table-cell>
              <table:table-cell office:value-type="float" office:value="0.7324224">
                <text:p>0.7324224</text:p>
              </table:table-cell>
              <table:table-cell office:value-type="float" office:value="0.0010494">
                <text:p>0.001049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93">
                <text:p>593</text:p>
              </table:table-cell>
              <table:table-cell office:value-type="float" office:value="1.047188">
                <text:p>1.047188</text:p>
              </table:table-cell>
              <table:table-cell office:value-type="float" office:value="0.7200036">
                <text:p>0.7200036</text:p>
              </table:table-cell>
              <table:table-cell office:value-type="float" office:value="0.0010356">
                <text:p>0.001035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94">
                <text:p>594</text:p>
              </table:table-cell>
              <table:table-cell office:value-type="float" office:value="1.0524667">
                <text:p>1.0524667</text:p>
              </table:table-cell>
              <table:table-cell office:value-type="float" office:value="0.7074965">
                <text:p>0.7074965</text:p>
              </table:table-cell>
              <table:table-cell office:value-type="float" office:value="0.0010212">
                <text:p>0.00102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95">
                <text:p>595</text:p>
              </table:table-cell>
              <table:table-cell office:value-type="float" office:value="1.0567">
                <text:p>1.0567</text:p>
              </table:table-cell>
              <table:table-cell office:value-type="float" office:value="0.6949">
                <text:p>0.6949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96">
                <text:p>596</text:p>
              </table:table-cell>
              <table:table-cell office:value-type="float" office:value="1.0597944">
                <text:p>1.0597944</text:p>
              </table:table-cell>
              <table:table-cell office:value-type="float" office:value="0.6822192">
                <text:p>0.6822192</text:p>
              </table:table-cell>
              <table:table-cell office:value-type="float" office:value="0.00096864">
                <text:p>0.000968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97">
                <text:p>597</text:p>
              </table:table-cell>
              <table:table-cell office:value-type="float" office:value="1.0617992">
                <text:p>1.0617992</text:p>
              </table:table-cell>
              <table:table-cell office:value-type="float" office:value="0.6694716">
                <text:p>0.6694716</text:p>
              </table:table-cell>
              <table:table-cell office:value-type="float" office:value="0.00092992">
                <text:p>0.0009299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98">
                <text:p>598</text:p>
              </table:table-cell>
              <table:table-cell office:value-type="float" office:value="1.0628068">
                <text:p>1.0628068</text:p>
              </table:table-cell>
              <table:table-cell office:value-type="float" office:value="0.6566744">
                <text:p>0.6566744</text:p>
              </table:table-cell>
              <table:table-cell office:value-type="float" office:value="0.00088688">
                <text:p>0.000886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99">
                <text:p>599</text:p>
              </table:table-cell>
              <table:table-cell office:value-type="float" office:value="1.0629096">
                <text:p>1.0629096</text:p>
              </table:table-cell>
              <table:table-cell office:value-type="float" office:value="0.6438448">
                <text:p>0.6438448</text:p>
              </table:table-cell>
              <table:table-cell office:value-type="float" office:value="0.00084256">
                <text:p>0.000842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0">
                <text:p>600</text:p>
              </table:table-cell>
              <table:table-cell office:value-type="float" office:value="1.0622">
                <text:p>1.0622</text:p>
              </table:table-cell>
              <table:table-cell office:value-type="float" office:value="0.631">
                <text:p>0.631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01">
                <text:p>601</text:p>
              </table:table-cell>
              <table:table-cell office:value-type="float" office:value="1.0607352">
                <text:p>1.0607352</text:p>
              </table:table-cell>
              <table:table-cell office:value-type="float" office:value="0.6181555">
                <text:p>0.6181555</text:p>
              </table:table-cell>
              <table:table-cell office:value-type="float" office:value="0.00076096">
                <text:p>0.0007609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02">
                <text:p>602</text:p>
              </table:table-cell>
              <table:table-cell office:value-type="float" office:value="1.0584436">
                <text:p>1.0584436</text:p>
              </table:table-cell>
              <table:table-cell office:value-type="float" office:value="0.6053144">
                <text:p>0.6053144</text:p>
              </table:table-cell>
              <table:table-cell office:value-type="float" office:value="0.00072368">
                <text:p>0.000723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03">
                <text:p>603</text:p>
              </table:table-cell>
              <table:table-cell office:value-type="float" office:value="1.0552244">
                <text:p>1.0552244</text:p>
              </table:table-cell>
              <table:table-cell office:value-type="float" office:value="0.5924756">
                <text:p>0.5924756</text:p>
              </table:table-cell>
              <table:table-cell office:value-type="float" office:value="0.00068592">
                <text:p>0.000685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04">
                <text:p>604</text:p>
              </table:table-cell>
              <table:table-cell office:value-type="float" office:value="1.0509768">
                <text:p>1.0509768</text:p>
              </table:table-cell>
              <table:table-cell office:value-type="float" office:value="0.5796379">
                <text:p>0.5796379</text:p>
              </table:table-cell>
              <table:table-cell office:value-type="float" office:value="0.00064544">
                <text:p>0.000645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05">
                <text:p>605</text:p>
              </table:table-cell>
              <table:table-cell office:value-type="float" office:value="1.0456">
                <text:p>1.0456</text:p>
              </table:table-cell>
              <table:table-cell office:value-type="float" office:value="0.5668">
                <text:p>0.5668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06">
                <text:p>606</text:p>
              </table:table-cell>
              <table:table-cell office:value-type="float" office:value="1.0390369">
                <text:p>1.0390369</text:p>
              </table:table-cell>
              <table:table-cell office:value-type="float" office:value="0.5539611">
                <text:p>0.5539611</text:p>
              </table:table-cell>
              <table:table-cell office:value-type="float" office:value="0.0005478667">
                <text:p>0.0005478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07">
                <text:p>607</text:p>
              </table:table-cell>
              <table:table-cell office:value-type="float" office:value="1.0313608">
                <text:p>1.0313608</text:p>
              </table:table-cell>
              <table:table-cell office:value-type="float" office:value="0.5411372">
                <text:p>0.5411372</text:p>
              </table:table-cell>
              <table:table-cell office:value-type="float" office:value="0.0004916">
                <text:p>0.00049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08">
                <text:p>608</text:p>
              </table:table-cell>
              <table:table-cell office:value-type="float" office:value="1.0226662">
                <text:p>1.0226662</text:p>
              </table:table-cell>
              <table:table-cell office:value-type="float" office:value="0.5283528">
                <text:p>0.5283528</text:p>
              </table:table-cell>
              <table:table-cell office:value-type="float" office:value="0.0004354">
                <text:p>0.00043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9">
                <text:p>609</text:p>
              </table:table-cell>
              <table:table-cell office:value-type="float" office:value="1.0130477">
                <text:p>1.0130477</text:p>
              </table:table-cell>
              <table:table-cell office:value-type="float" office:value="0.5156323">
                <text:p>0.5156323</text:p>
              </table:table-cell>
              <table:table-cell office:value-type="float" office:value="0.0003834667">
                <text:p>0.0003834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10">
                <text:p>610</text:p>
              </table:table-cell>
              <table:table-cell office:value-type="float" office:value="1.0026">
                <text:p>1.0026</text:p>
              </table:table-cell>
              <table:table-cell office:value-type="float" office:value="0.503">
                <text:p>0.503</text:p>
              </table:table-cell>
              <table:table-cell office:value-type="float" office:value="0.00034">
                <text:p>0.0003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11">
                <text:p>611</text:p>
              </table:table-cell>
              <table:table-cell office:value-type="float" office:value="0.9913675">
                <text:p>0.9913675</text:p>
              </table:table-cell>
              <table:table-cell office:value-type="float" office:value="0.4904688">
                <text:p>0.4904688</text:p>
              </table:table-cell>
              <table:table-cell office:value-type="float" office:value="0.0003072533">
                <text:p>0.00030725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12">
                <text:p>612</text:p>
              </table:table-cell>
              <table:table-cell office:value-type="float" office:value="0.9793314">
                <text:p>0.9793314</text:p>
              </table:table-cell>
              <table:table-cell office:value-type="float" office:value="0.4780304">
                <text:p>0.4780304</text:p>
              </table:table-cell>
              <table:table-cell office:value-type="float" office:value="0.00028316">
                <text:p>0.000283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13">
                <text:p>613</text:p>
              </table:table-cell>
              <table:table-cell office:value-type="float" office:value="0.9664916">
                <text:p>0.9664916</text:p>
              </table:table-cell>
              <table:table-cell office:value-type="float" office:value="0.4656776">
                <text:p>0.4656776</text:p>
              </table:table-cell>
              <table:table-cell office:value-type="float" office:value="0.00026544">
                <text:p>0.000265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14">
                <text:p>614</text:p>
              </table:table-cell>
              <table:table-cell office:value-type="float" office:value="0.9528479">
                <text:p>0.9528479</text:p>
              </table:table-cell>
              <table:table-cell office:value-type="float" office:value="0.4534032">
                <text:p>0.4534032</text:p>
              </table:table-cell>
              <table:table-cell office:value-type="float" office:value="0.0002518133">
                <text:p>0.00025181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15">
                <text:p>615</text:p>
              </table:table-cell>
              <table:table-cell office:value-type="float" office:value="0.9384">
                <text:p>0.9384</text:p>
              </table:table-cell>
              <table:table-cell office:value-type="float" office:value="0.4412">
                <text:p>0.4412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16">
                <text:p>616</text:p>
              </table:table-cell>
              <table:table-cell office:value-type="float" office:value="0.923194">
                <text:p>0.923194</text:p>
              </table:table-cell>
              <table:table-cell office:value-type="float" office:value="0.42908">
                <text:p>0.42908</text:p>
              </table:table-cell>
              <table:table-cell office:value-type="float" office:value="0.0002295467">
                <text:p>0.00022954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17">
                <text:p>617</text:p>
              </table:table-cell>
              <table:table-cell office:value-type="float" office:value="0.907244">
                <text:p>0.907244</text:p>
              </table:table-cell>
              <table:table-cell office:value-type="float" office:value="0.417036">
                <text:p>0.417036</text:p>
              </table:table-cell>
              <table:table-cell office:value-type="float" office:value="0.00022064">
                <text:p>0.000220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18">
                <text:p>618</text:p>
              </table:table-cell>
              <table:table-cell office:value-type="float" office:value="0.890502">
                <text:p>0.890502</text:p>
              </table:table-cell>
              <table:table-cell office:value-type="float" office:value="0.405032">
                <text:p>0.405032</text:p>
              </table:table-cell>
              <table:table-cell office:value-type="float" office:value="0.00021196">
                <text:p>0.0002119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19">
                <text:p>619</text:p>
              </table:table-cell>
              <table:table-cell office:value-type="float" office:value="0.87292">
                <text:p>0.87292</text:p>
              </table:table-cell>
              <table:table-cell office:value-type="float" office:value="0.393032">
                <text:p>0.393032</text:p>
              </table:table-cell>
              <table:table-cell office:value-type="float" office:value="0.0002021867">
                <text:p>0.00020218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20">
                <text:p>620</text:p>
              </table:table-cell>
              <table:table-cell office:value-type="float" office:value="0.8544499">
                <text:p>0.8544499</text:p>
              </table:table-cell>
              <table:table-cell office:value-type="float" office:value="0.381">
                <text:p>0.381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21">
                <text:p>621</text:p>
              </table:table-cell>
              <table:table-cell office:value-type="float" office:value="0.835084">
                <text:p>0.835084</text:p>
              </table:table-cell>
              <table:table-cell office:value-type="float" office:value="0.3689184">
                <text:p>0.3689184</text:p>
              </table:table-cell>
              <table:table-cell office:value-type="float" office:value="0.0001742133">
                <text:p>0.00017421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22">
                <text:p>622</text:p>
              </table:table-cell>
              <table:table-cell office:value-type="float" office:value="0.814946">
                <text:p>0.814946</text:p>
              </table:table-cell>
              <table:table-cell office:value-type="float" office:value="0.3568272">
                <text:p>0.3568272</text:p>
              </table:table-cell>
              <table:table-cell office:value-type="float" office:value="0.00015564">
                <text:p>0.000155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23">
                <text:p>623</text:p>
              </table:table-cell>
              <table:table-cell office:value-type="float" office:value="0.794186">
                <text:p>0.794186</text:p>
              </table:table-cell>
              <table:table-cell office:value-type="float" office:value="0.3447768">
                <text:p>0.3447768</text:p>
              </table:table-cell>
              <table:table-cell office:value-type="float" office:value="0.00013596">
                <text:p>0.0001359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24">
                <text:p>624</text:p>
              </table:table-cell>
              <table:table-cell office:value-type="float" office:value="0.772954">
                <text:p>0.772954</text:p>
              </table:table-cell>
              <table:table-cell office:value-type="float" office:value="0.3328176">
                <text:p>0.3328176</text:p>
              </table:table-cell>
              <table:table-cell office:value-type="float" office:value="0.0001168533">
                <text:p>0.00011685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25">
                <text:p>625</text:p>
              </table:table-cell>
              <table:table-cell office:value-type="float" office:value="0.7514">
                <text:p>0.7514</text:p>
              </table:table-cell>
              <table:table-cell office:value-type="float" office:value="0.321">
                <text:p>0.32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26">
                <text:p>626</text:p>
              </table:table-cell>
              <table:table-cell office:value-type="float" office:value="0.7295836">
                <text:p>0.7295836</text:p>
              </table:table-cell>
              <table:table-cell office:value-type="float" office:value="0.3093381">
                <text:p>0.3093381</text:p>
              </table:table-cell>
              <table:table-cell office:value-type="float" office:value="0.00008613333">
                <text:p>0.000086133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27">
                <text:p>627</text:p>
              </table:table-cell>
              <table:table-cell office:value-type="float" office:value="0.7075888">
                <text:p>0.7075888</text:p>
              </table:table-cell>
              <table:table-cell office:value-type="float" office:value="0.2978504">
                <text:p>0.2978504</text:p>
              </table:table-cell>
              <table:table-cell office:value-type="float" office:value="0.0000746">
                <text:p>0.00007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28">
                <text:p>628</text:p>
              </table:table-cell>
              <table:table-cell office:value-type="float" office:value="0.6856022">
                <text:p>0.6856022</text:p>
              </table:table-cell>
              <table:table-cell office:value-type="float" office:value="0.2865936">
                <text:p>0.2865936</text:p>
              </table:table-cell>
              <table:table-cell office:value-type="float" office:value="0.000065">
                <text:p>0.0000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29">
                <text:p>629</text:p>
              </table:table-cell>
              <table:table-cell office:value-type="float" office:value="0.6638104">
                <text:p>0.6638104</text:p>
              </table:table-cell>
              <table:table-cell office:value-type="float" office:value="0.2756245">
                <text:p>0.2756245</text:p>
              </table:table-cell>
              <table:table-cell office:value-type="float" office:value="0.00005693333">
                <text:p>0.000056933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30">
                <text:p>630</text:p>
              </table:table-cell>
              <table:table-cell office:value-type="float" office:value="0.6424">
                <text:p>0.6424</text:p>
              </table:table-cell>
              <table:table-cell office:value-type="float" office:value="0.265">
                <text:p>0.265</text:p>
              </table:table-cell>
              <table:table-cell office:value-type="float" office:value="0.00004999999">
                <text:p>0.000049999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31">
                <text:p>631</text:p>
              </table:table-cell>
              <table:table-cell office:value-type="float" office:value="0.6215149">
                <text:p>0.6215149</text:p>
              </table:table-cell>
              <table:table-cell office:value-type="float" office:value="0.2547632">
                <text:p>0.2547632</text:p>
              </table:table-cell>
              <table:table-cell office:value-type="float" office:value="0.00004416">
                <text:p>0.0000441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32">
                <text:p>632</text:p>
              </table:table-cell>
              <table:table-cell office:value-type="float" office:value="0.6011138">
                <text:p>0.6011138</text:p>
              </table:table-cell>
              <table:table-cell office:value-type="float" office:value="0.2448896">
                <text:p>0.2448896</text:p>
              </table:table-cell>
              <table:table-cell office:value-type="float" office:value="0.00003948">
                <text:p>0.0000394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33">
                <text:p>633</text:p>
              </table:table-cell>
              <table:table-cell office:value-type="float" office:value="0.5811052">
                <text:p>0.5811052</text:p>
              </table:table-cell>
              <table:table-cell office:value-type="float" office:value="0.2353344">
                <text:p>0.2353344</text:p>
              </table:table-cell>
              <table:table-cell office:value-type="float" office:value="0.00003572">
                <text:p>0.000035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34">
                <text:p>634</text:p>
              </table:table-cell>
              <table:table-cell office:value-type="float" office:value="0.5613977">
                <text:p>0.5613977</text:p>
              </table:table-cell>
              <table:table-cell office:value-type="float" office:value="0.2260528">
                <text:p>0.2260528</text:p>
              </table:table-cell>
              <table:table-cell office:value-type="float" office:value="0.00003264">
                <text:p>0.000032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35">
                <text:p>635</text:p>
              </table:table-cell>
              <table:table-cell office:value-type="float" office:value="0.5419">
                <text:p>0.5419</text:p>
              </table:table-cell>
              <table:table-cell office:value-type="float" office:value="0.217">
                <text:p>0.217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36">
                <text:p>636</text:p>
              </table:table-cell>
              <table:table-cell office:value-type="float" office:value="0.5225995">
                <text:p>0.5225995</text:p>
              </table:table-cell>
              <table:table-cell office:value-type="float" office:value="0.2081616">
                <text:p>0.2081616</text:p>
              </table:table-cell>
              <table:table-cell office:value-type="float" office:value="0.00002765333">
                <text:p>0.00002765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37">
                <text:p>637</text:p>
              </table:table-cell>
              <table:table-cell office:value-type="float" office:value="0.5035464">
                <text:p>0.5035464</text:p>
              </table:table-cell>
              <table:table-cell office:value-type="float" office:value="0.1995488">
                <text:p>0.1995488</text:p>
              </table:table-cell>
              <table:table-cell office:value-type="float" office:value="0.00002556">
                <text:p>0.000025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38">
                <text:p>638</text:p>
              </table:table-cell>
              <table:table-cell office:value-type="float" office:value="0.4847436">
                <text:p>0.4847436</text:p>
              </table:table-cell>
              <table:table-cell office:value-type="float" office:value="0.1911552">
                <text:p>0.1911552</text:p>
              </table:table-cell>
              <table:table-cell office:value-type="float" office:value="0.00002364">
                <text:p>0.000023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39">
                <text:p>639</text:p>
              </table:table-cell>
              <table:table-cell office:value-type="float" office:value="0.4661939">
                <text:p>0.4661939</text:p>
              </table:table-cell>
              <table:table-cell office:value-type="float" office:value="0.1829744">
                <text:p>0.1829744</text:p>
              </table:table-cell>
              <table:table-cell office:value-type="float" office:value="0.00002181333">
                <text:p>0.000021813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40">
                <text:p>640</text:p>
              </table:table-cell>
              <table:table-cell office:value-type="float" office:value="0.4479">
                <text:p>0.4479</text:p>
              </table:table-cell>
              <table:table-cell office:value-type="float" office:value="0.175">
                <text:p>0.175</text:p>
              </table:table-cell>
              <table:table-cell office:value-type="float" office:value="0.00002">
                <text:p>0.000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41">
                <text:p>641</text:p>
              </table:table-cell>
              <table:table-cell office:value-type="float" office:value="0.4298613">
                <text:p>0.4298613</text:p>
              </table:table-cell>
              <table:table-cell office:value-type="float" office:value="0.1672235">
                <text:p>0.1672235</text:p>
              </table:table-cell>
              <table:table-cell office:value-type="float" office:value="0.00001813333">
                <text:p>0.0000181333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42">
                <text:p>642</text:p>
              </table:table-cell>
              <table:table-cell office:value-type="float" office:value="0.412098">
                <text:p>0.412098</text:p>
              </table:table-cell>
              <table:table-cell office:value-type="float" office:value="0.1596464">
                <text:p>0.1596464</text:p>
              </table:table-cell>
              <table:table-cell office:value-type="float" office:value="0.0000162">
                <text:p>0.00001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43">
                <text:p>643</text:p>
              </table:table-cell>
              <table:table-cell office:value-type="float" office:value="0.394644">
                <text:p>0.394644</text:p>
              </table:table-cell>
              <table:table-cell office:value-type="float" office:value="0.1522776">
                <text:p>0.1522776</text:p>
              </table:table-cell>
              <table:table-cell office:value-type="float" office:value="0.0000142">
                <text:p>0.00001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44">
                <text:p>644</text:p>
              </table:table-cell>
              <table:table-cell office:value-type="float" office:value="0.3775333">
                <text:p>0.3775333</text:p>
              </table:table-cell>
              <table:table-cell office:value-type="float" office:value="0.1451259">
                <text:p>0.1451259</text:p>
              </table:table-cell>
              <table:table-cell office:value-type="float" office:value="0.00001213333">
                <text:p>0.000012133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45">
                <text:p>645</text:p>
              </table:table-cell>
              <table:table-cell office:value-type="float" office:value="0.3608">
                <text:p>0.3608</text:p>
              </table:table-cell>
              <table:table-cell office:value-type="float" office:value="0.1382">
                <text:p>0.1382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46">
                <text:p>646</text:p>
              </table:table-cell>
              <table:table-cell office:value-type="float" office:value="0.3444563">
                <text:p>0.3444563</text:p>
              </table:table-cell>
              <table:table-cell office:value-type="float" office:value="0.1315003">
                <text:p>0.1315003</text:p>
              </table:table-cell>
              <table:table-cell office:value-type="float" office:value="0.000007733333">
                <text:p>0.00000773333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47">
                <text:p>647</text:p>
              </table:table-cell>
              <table:table-cell office:value-type="float" office:value="0.3285168">
                <text:p>0.3285168</text:p>
              </table:table-cell>
              <table:table-cell office:value-type="float" office:value="0.1250248">
                <text:p>0.1250248</text:p>
              </table:table-cell>
              <table:table-cell office:value-type="float" office:value="0.0000054">
                <text:p>0.000005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48">
                <text:p>648</text:p>
              </table:table-cell>
              <table:table-cell office:value-type="float" office:value="0.3130192">
                <text:p>0.3130192</text:p>
              </table:table-cell>
              <table:table-cell office:value-type="float" office:value="0.1187792">
                <text:p>0.1187792</text:p>
              </table:table-cell>
              <table:table-cell office:value-type="float" office:value="0.0000032">
                <text:p>0.000003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49">
                <text:p>649</text:p>
              </table:table-cell>
              <table:table-cell office:value-type="float" office:value="0.2980011">
                <text:p>0.2980011</text:p>
              </table:table-cell>
              <table:table-cell office:value-type="float" office:value="0.1127691">
                <text:p>0.1127691</text:p>
              </table:table-cell>
              <table:table-cell office:value-type="float" office:value="0.000001333333">
                <text:p>0.00000133333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50">
                <text:p>650</text:p>
              </table:table-cell>
              <table:table-cell office:value-type="float" office:value="0.2835">
                <text:p>0.2835</text:p>
              </table:table-cell>
              <table:table-cell office:value-type="float" office:value="0.107">
                <text:p>0.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51">
                <text:p>651</text:p>
              </table:table-cell>
              <table:table-cell office:value-type="float" office:value="0.2695448">
                <text:p>0.2695448</text:p>
              </table:table-cell>
              <table:table-cell office:value-type="float" office:value="0.1014762">
                <text:p>0.1014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52">
                <text:p>652</text:p>
              </table:table-cell>
              <table:table-cell office:value-type="float" office:value="0.2561184">
                <text:p>0.2561184</text:p>
              </table:table-cell>
              <table:table-cell office:value-type="float" office:value="0.09618864">
                <text:p>0.09618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53">
                <text:p>653</text:p>
              </table:table-cell>
              <table:table-cell office:value-type="float" office:value="0.2431896">
                <text:p>0.2431896</text:p>
              </table:table-cell>
              <table:table-cell office:value-type="float" office:value="0.09112296">
                <text:p>0.09112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54">
                <text:p>654</text:p>
              </table:table-cell>
              <table:table-cell office:value-type="float" office:value="0.2307272">
                <text:p>0.2307272</text:p>
              </table:table-cell>
              <table:table-cell office:value-type="float" office:value="0.08626485">
                <text:p>0.08626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55">
                <text:p>655</text:p>
              </table:table-cell>
              <table:table-cell office:value-type="float" office:value="0.2187">
                <text:p>0.2187</text:p>
              </table:table-cell>
              <table:table-cell office:value-type="float" office:value="0.0816">
                <text:p>0.0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56">
                <text:p>656</text:p>
              </table:table-cell>
              <table:table-cell office:value-type="float" office:value="0.2070971">
                <text:p>0.2070971</text:p>
              </table:table-cell>
              <table:table-cell office:value-type="float" office:value="0.07712064">
                <text:p>0.07712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57">
                <text:p>657</text:p>
              </table:table-cell>
              <table:table-cell office:value-type="float" office:value="0.1959232">
                <text:p>0.1959232</text:p>
              </table:table-cell>
              <table:table-cell office:value-type="float" office:value="0.07282552">
                <text:p>0.07282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58">
                <text:p>658</text:p>
              </table:table-cell>
              <table:table-cell office:value-type="float" office:value="0.1851708">
                <text:p>0.1851708</text:p>
              </table:table-cell>
              <table:table-cell office:value-type="float" office:value="0.06871008">
                <text:p>0.06871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59">
                <text:p>659</text:p>
              </table:table-cell>
              <table:table-cell office:value-type="float" office:value="0.1748323">
                <text:p>0.1748323</text:p>
              </table:table-cell>
              <table:table-cell office:value-type="float" office:value="0.06476976">
                <text:p>0.06476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60">
                <text:p>660</text:p>
              </table:table-cell>
              <table:table-cell office:value-type="float" office:value="0.1649">
                <text:p>0.1649</text:p>
              </table:table-cell>
              <table:table-cell office:value-type="float" office:value="0.061">
                <text:p>0.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61">
                <text:p>661</text:p>
              </table:table-cell>
              <table:table-cell office:value-type="float" office:value="0.1553667">
                <text:p>0.1553667</text:p>
              </table:table-cell>
              <table:table-cell office:value-type="float" office:value="0.05739621">
                <text:p>0.057396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62">
                <text:p>662</text:p>
              </table:table-cell>
              <table:table-cell office:value-type="float" office:value="0.14623">
                <text:p>0.14623</text:p>
              </table:table-cell>
              <table:table-cell office:value-type="float" office:value="0.05395504">
                <text:p>0.05395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63">
                <text:p>663</text:p>
              </table:table-cell>
              <table:table-cell office:value-type="float" office:value="0.13749">
                <text:p>0.13749</text:p>
              </table:table-cell>
              <table:table-cell office:value-type="float" office:value="0.05067376">
                <text:p>0.05067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64">
                <text:p>664</text:p>
              </table:table-cell>
              <table:table-cell office:value-type="float" office:value="0.1291467">
                <text:p>0.1291467</text:p>
              </table:table-cell>
              <table:table-cell office:value-type="float" office:value="0.04754965">
                <text:p>0.04754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65">
                <text:p>665</text:p>
              </table:table-cell>
              <table:table-cell office:value-type="float" office:value="0.1212">
                <text:p>0.1212</text:p>
              </table:table-cell>
              <table:table-cell office:value-type="float" office:value="0.04458">
                <text:p>0.04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66">
                <text:p>666</text:p>
              </table:table-cell>
              <table:table-cell office:value-type="float" office:value="0.1136397">
                <text:p>0.1136397</text:p>
              </table:table-cell>
              <table:table-cell office:value-type="float" office:value="0.04175872">
                <text:p>0.041758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67">
                <text:p>667</text:p>
              </table:table-cell>
              <table:table-cell office:value-type="float" office:value="0.106465">
                <text:p>0.106465</text:p>
              </table:table-cell>
              <table:table-cell office:value-type="float" office:value="0.03908496">
                <text:p>0.03908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68">
                <text:p>668</text:p>
              </table:table-cell>
              <table:table-cell office:value-type="float" office:value="0.09969044">
                <text:p>0.09969044</text:p>
              </table:table-cell>
              <table:table-cell office:value-type="float" office:value="0.03656384">
                <text:p>0.03656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69">
                <text:p>669</text:p>
              </table:table-cell>
              <table:table-cell office:value-type="float" office:value="0.09333061">
                <text:p>0.09333061</text:p>
              </table:table-cell>
              <table:table-cell office:value-type="float" office:value="0.03420048">
                <text:p>0.03420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70">
                <text:p>670</text:p>
              </table:table-cell>
              <table:table-cell office:value-type="float" office:value="0.0874">
                <text:p>0.0874</text:p>
              </table:table-cell>
              <table:table-cell office:value-type="float" office:value="0.032">
                <text:p>0.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71">
                <text:p>671</text:p>
              </table:table-cell>
              <table:table-cell office:value-type="float" office:value="0.08190096">
                <text:p>0.08190096</text:p>
              </table:table-cell>
              <table:table-cell office:value-type="float" office:value="0.02996261">
                <text:p>0.02996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72">
                <text:p>672</text:p>
              </table:table-cell>
              <table:table-cell office:value-type="float" office:value="0.07680428">
                <text:p>0.07680428</text:p>
              </table:table-cell>
              <table:table-cell office:value-type="float" office:value="0.02807664">
                <text:p>0.028076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73">
                <text:p>673</text:p>
              </table:table-cell>
              <table:table-cell office:value-type="float" office:value="0.07207712">
                <text:p>0.07207712</text:p>
              </table:table-cell>
              <table:table-cell office:value-type="float" office:value="0.02632936">
                <text:p>0.02632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74">
                <text:p>674</text:p>
              </table:table-cell>
              <table:table-cell office:value-type="float" office:value="0.06768664">
                <text:p>0.06768664</text:p>
              </table:table-cell>
              <table:table-cell office:value-type="float" office:value="0.02470805">
                <text:p>0.024708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75">
                <text:p>675</text:p>
              </table:table-cell>
              <table:table-cell office:value-type="float" office:value="0.0636">
                <text:p>0.0636</text:p>
              </table:table-cell>
              <table:table-cell office:value-type="float" office:value="0.0232">
                <text:p>0.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76">
                <text:p>676</text:p>
              </table:table-cell>
              <table:table-cell office:value-type="float" office:value="0.05980685">
                <text:p>0.05980685</text:p>
              </table:table-cell>
              <table:table-cell office:value-type="float" office:value="0.02180077">
                <text:p>0.02180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77">
                <text:p>677</text:p>
              </table:table-cell>
              <table:table-cell office:value-type="float" office:value="0.05628216">
                <text:p>0.05628216</text:p>
              </table:table-cell>
              <table:table-cell office:value-type="float" office:value="0.02050112">
                <text:p>0.02050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78">
                <text:p>678</text:p>
              </table:table-cell>
              <table:table-cell office:value-type="float" office:value="0.05297104">
                <text:p>0.05297104</text:p>
              </table:table-cell>
              <table:table-cell office:value-type="float" office:value="0.01928108">
                <text:p>0.01928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79">
                <text:p>679</text:p>
              </table:table-cell>
              <table:table-cell office:value-type="float" office:value="0.04981861">
                <text:p>0.04981861</text:p>
              </table:table-cell>
              <table:table-cell office:value-type="float" office:value="0.01812069">
                <text:p>0.01812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80">
                <text:p>680</text:p>
              </table:table-cell>
              <table:table-cell office:value-type="float" office:value="0.04677">
                <text:p>0.04677</text:p>
              </table:table-cell>
              <table:table-cell office:value-type="float" office:value="0.017">
                <text:p>0.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81">
                <text:p>681</text:p>
              </table:table-cell>
              <table:table-cell office:value-type="float" office:value="0.04378405">
                <text:p>0.04378405</text:p>
              </table:table-cell>
              <table:table-cell office:value-type="float" office:value="0.01590379">
                <text:p>0.01590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82">
                <text:p>682</text:p>
              </table:table-cell>
              <table:table-cell office:value-type="float" office:value="0.04087536">
                <text:p>0.04087536</text:p>
              </table:table-cell>
              <table:table-cell office:value-type="float" office:value="0.01483718">
                <text:p>0.01483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83">
                <text:p>683</text:p>
              </table:table-cell>
              <table:table-cell office:value-type="float" office:value="0.03807264">
                <text:p>0.03807264</text:p>
              </table:table-cell>
              <table:table-cell office:value-type="float" office:value="0.01381068">
                <text:p>0.0138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84">
                <text:p>684</text:p>
              </table:table-cell>
              <table:table-cell office:value-type="float" office:value="0.03540461">
                <text:p>0.03540461</text:p>
              </table:table-cell>
              <table:table-cell office:value-type="float" office:value="0.01283478">
                <text:p>0.01283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85">
                <text:p>685</text:p>
              </table:table-cell>
              <table:table-cell office:value-type="float" office:value="0.0329">
                <text:p>0.0329</text:p>
              </table:table-cell>
              <table:table-cell office:value-type="float" office:value="0.01192">
                <text:p>0.01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86">
                <text:p>686</text:p>
              </table:table-cell>
              <table:table-cell office:value-type="float" office:value="0.03056419">
                <text:p>0.03056419</text:p>
              </table:table-cell>
              <table:table-cell office:value-type="float" office:value="0.01106831">
                <text:p>0.01106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87">
                <text:p>687</text:p>
              </table:table-cell>
              <table:table-cell office:value-type="float" office:value="0.02838056">
                <text:p>0.02838056</text:p>
              </table:table-cell>
              <table:table-cell office:value-type="float" office:value="0.01027339">
                <text:p>0.01027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88">
                <text:p>688</text:p>
              </table:table-cell>
              <table:table-cell office:value-type="float" office:value="0.02634484">
                <text:p>0.02634484</text:p>
              </table:table-cell>
              <table:table-cell office:value-type="float" office:value="0.009533311">
                <text:p>0.009533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89">
                <text:p>689</text:p>
              </table:table-cell>
              <table:table-cell office:value-type="float" office:value="0.02445275">
                <text:p>0.02445275</text:p>
              </table:table-cell>
              <table:table-cell office:value-type="float" office:value="0.008846157">
                <text:p>0.008846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90">
                <text:p>690</text:p>
              </table:table-cell>
              <table:table-cell office:value-type="float" office:value="0.0227">
                <text:p>0.0227</text:p>
              </table:table-cell>
              <table:table-cell office:value-type="float" office:value="0.00821">
                <text:p>0.008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91">
                <text:p>691</text:p>
              </table:table-cell>
              <table:table-cell office:value-type="float" office:value="0.02108429">
                <text:p>0.02108429</text:p>
              </table:table-cell>
              <table:table-cell office:value-type="float" office:value="0.007623781">
                <text:p>0.007623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92">
                <text:p>692</text:p>
              </table:table-cell>
              <table:table-cell office:value-type="float" office:value="0.01959988">
                <text:p>0.01959988</text:p>
              </table:table-cell>
              <table:table-cell office:value-type="float" office:value="0.007085424">
                <text:p>0.007085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93">
                <text:p>693</text:p>
              </table:table-cell>
              <table:table-cell office:value-type="float" office:value="0.01823732">
                <text:p>0.01823732</text:p>
              </table:table-cell>
              <table:table-cell office:value-type="float" office:value="0.006591476">
                <text:p>0.006591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94">
                <text:p>694</text:p>
              </table:table-cell>
              <table:table-cell office:value-type="float" office:value="0.01698717">
                <text:p>0.01698717</text:p>
              </table:table-cell>
              <table:table-cell office:value-type="float" office:value="0.006138485">
                <text:p>0.006138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95">
                <text:p>695</text:p>
              </table:table-cell>
              <table:table-cell office:value-type="float" office:value="0.01584">
                <text:p>0.01584</text:p>
              </table:table-cell>
              <table:table-cell office:value-type="float" office:value="0.005723">
                <text:p>0.0057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96">
                <text:p>696</text:p>
              </table:table-cell>
              <table:table-cell office:value-type="float" office:value="0.01479064">
                <text:p>0.01479064</text:p>
              </table:table-cell>
              <table:table-cell office:value-type="float" office:value="0.005343059">
                <text:p>0.005343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97">
                <text:p>697</text:p>
              </table:table-cell>
              <table:table-cell office:value-type="float" office:value="0.01383132">
                <text:p>0.01383132</text:p>
              </table:table-cell>
              <table:table-cell office:value-type="float" office:value="0.004995796">
                <text:p>0.0049957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98">
                <text:p>698</text:p>
              </table:table-cell>
              <table:table-cell office:value-type="float" office:value="0.01294868">
                <text:p>0.01294868</text:p>
              </table:table-cell>
              <table:table-cell office:value-type="float" office:value="0.004676404">
                <text:p>0.004676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99">
                <text:p>699</text:p>
              </table:table-cell>
              <table:table-cell office:value-type="float" office:value="0.0121292">
                <text:p>0.0121292</text:p>
              </table:table-cell>
              <table:table-cell office:value-type="float" office:value="0.004380075">
                <text:p>0.004380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00">
                <text:p>700</text:p>
              </table:table-cell>
              <table:table-cell office:value-type="float" office:value="0.01135916">
                <text:p>0.01135916</text:p>
              </table:table-cell>
              <table:table-cell office:value-type="float" office:value="0.004102">
                <text:p>0.004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01">
                <text:p>701</text:p>
              </table:table-cell>
              <table:table-cell office:value-type="float" office:value="0.01062935">
                <text:p>0.01062935</text:p>
              </table:table-cell>
              <table:table-cell office:value-type="float" office:value="0.003838453">
                <text:p>0.003838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2">
                <text:p>702</text:p>
              </table:table-cell>
              <table:table-cell office:value-type="float" office:value="0.009938846">
                <text:p>0.009938846</text:p>
              </table:table-cell>
              <table:table-cell office:value-type="float" office:value="0.003589099">
                <text:p>0.003589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3">
                <text:p>703</text:p>
              </table:table-cell>
              <table:table-cell office:value-type="float" office:value="0.009288422">
                <text:p>0.009288422</text:p>
              </table:table-cell>
              <table:table-cell office:value-type="float" office:value="0.003354219">
                <text:p>0.003354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04">
                <text:p>704</text:p>
              </table:table-cell>
              <table:table-cell office:value-type="float" office:value="0.008678854">
                <text:p>0.008678854</text:p>
              </table:table-cell>
              <table:table-cell office:value-type="float" office:value="0.003134093">
                <text:p>0.003134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05">
                <text:p>705</text:p>
              </table:table-cell>
              <table:table-cell office:value-type="float" office:value="0.008110916">
                <text:p>0.008110916</text:p>
              </table:table-cell>
              <table:table-cell office:value-type="float" office:value="0.002929">
                <text:p>0.002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06">
                <text:p>706</text:p>
              </table:table-cell>
              <table:table-cell office:value-type="float" office:value="0.007582388">
                <text:p>0.007582388</text:p>
              </table:table-cell>
              <table:table-cell office:value-type="float" office:value="0.002738139">
                <text:p>0.002738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07">
                <text:p>707</text:p>
              </table:table-cell>
              <table:table-cell office:value-type="float" office:value="0.007088746">
                <text:p>0.007088746</text:p>
              </table:table-cell>
              <table:table-cell office:value-type="float" office:value="0.002559876">
                <text:p>0.0025598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08">
                <text:p>708</text:p>
              </table:table-cell>
              <table:table-cell office:value-type="float" office:value="0.006627313">
                <text:p>0.006627313</text:p>
              </table:table-cell>
              <table:table-cell office:value-type="float" office:value="0.002393244">
                <text:p>0.002393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9">
                <text:p>709</text:p>
              </table:table-cell>
              <table:table-cell office:value-type="float" office:value="0.006195408">
                <text:p>0.006195408</text:p>
              </table:table-cell>
              <table:table-cell office:value-type="float" office:value="0.002237275">
                <text:p>0.002237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10">
                <text:p>710</text:p>
              </table:table-cell>
              <table:table-cell office:value-type="float" office:value="0.005790346">
                <text:p>0.005790346</text:p>
              </table:table-cell>
              <table:table-cell office:value-type="float" office:value="0.002091">
                <text:p>0.002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11">
                <text:p>711</text:p>
              </table:table-cell>
              <table:table-cell office:value-type="float" office:value="0.005409826">
                <text:p>0.005409826</text:p>
              </table:table-cell>
              <table:table-cell office:value-type="float" office:value="0.001953587">
                <text:p>0.001953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12">
                <text:p>712</text:p>
              </table:table-cell>
              <table:table-cell office:value-type="float" office:value="0.005052583">
                <text:p>0.005052583</text:p>
              </table:table-cell>
              <table:table-cell office:value-type="float" office:value="0.00182458">
                <text:p>0.00182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13">
                <text:p>713</text:p>
              </table:table-cell>
              <table:table-cell office:value-type="float" office:value="0.004717512">
                <text:p>0.004717512</text:p>
              </table:table-cell>
              <table:table-cell office:value-type="float" office:value="0.00170358">
                <text:p>0.00170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4">
                <text:p>714</text:p>
              </table:table-cell>
              <table:table-cell office:value-type="float" office:value="0.004403507">
                <text:p>0.004403507</text:p>
              </table:table-cell>
              <table:table-cell office:value-type="float" office:value="0.001590187">
                <text:p>0.001590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5">
                <text:p>715</text:p>
              </table:table-cell>
              <table:table-cell office:value-type="float" office:value="0.004109457">
                <text:p>0.004109457</text:p>
              </table:table-cell>
              <table:table-cell office:value-type="float" office:value="0.001484">
                <text:p>0.0014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6">
                <text:p>716</text:p>
              </table:table-cell>
              <table:table-cell office:value-type="float" office:value="0.003833913">
                <text:p>0.003833913</text:p>
              </table:table-cell>
              <table:table-cell office:value-type="float" office:value="0.001384496">
                <text:p>0.001384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7">
                <text:p>717</text:p>
              </table:table-cell>
              <table:table-cell office:value-type="float" office:value="0.003575748">
                <text:p>0.003575748</text:p>
              </table:table-cell>
              <table:table-cell office:value-type="float" office:value="0.001291268">
                <text:p>0.001291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8">
                <text:p>718</text:p>
              </table:table-cell>
              <table:table-cell office:value-type="float" office:value="0.003334342">
                <text:p>0.003334342</text:p>
              </table:table-cell>
              <table:table-cell office:value-type="float" office:value="0.001204092">
                <text:p>0.001204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0.003109075">
                <text:p>0.003109075</text:p>
              </table:table-cell>
              <table:table-cell office:value-type="float" office:value="0.001122744">
                <text:p>0.0011227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0">
                <text:p>720</text:p>
              </table:table-cell>
              <table:table-cell office:value-type="float" office:value="0.002899327">
                <text:p>0.002899327</text:p>
              </table:table-cell>
              <table:table-cell office:value-type="float" office:value="0.001047">
                <text:p>0.001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1">
                <text:p>721</text:p>
              </table:table-cell>
              <table:table-cell office:value-type="float" office:value="0.002704348">
                <text:p>0.002704348</text:p>
              </table:table-cell>
              <table:table-cell office:value-type="float" office:value="0.0009765896">
                <text:p>0.00097658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2">
                <text:p>722</text:p>
              </table:table-cell>
              <table:table-cell office:value-type="float" office:value="0.00252302">
                <text:p>0.00252302</text:p>
              </table:table-cell>
              <table:table-cell office:value-type="float" office:value="0.0009111088">
                <text:p>0.000911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3">
                <text:p>723</text:p>
              </table:table-cell>
              <table:table-cell office:value-type="float" office:value="0.002354168">
                <text:p>0.002354168</text:p>
              </table:table-cell>
              <table:table-cell office:value-type="float" office:value="0.0008501332">
                <text:p>0.000850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4">
                <text:p>724</text:p>
              </table:table-cell>
              <table:table-cell office:value-type="float" office:value="0.002196616">
                <text:p>0.002196616</text:p>
              </table:table-cell>
              <table:table-cell office:value-type="float" office:value="0.0007932384">
                <text:p>0.0007932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25">
                <text:p>725</text:p>
              </table:table-cell>
              <table:table-cell office:value-type="float" office:value="0.00204919">
                <text:p>0.00204919</text:p>
              </table:table-cell>
              <table:table-cell office:value-type="float" office:value="0.00074">
                <text:p>0.00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26">
                <text:p>726</text:p>
              </table:table-cell>
              <table:table-cell office:value-type="float" office:value="0.00191096">
                <text:p>0.00191096</text:p>
              </table:table-cell>
              <table:table-cell office:value-type="float" office:value="0.0006900827">
                <text:p>0.0006900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27">
                <text:p>727</text:p>
              </table:table-cell>
              <table:table-cell office:value-type="float" office:value="0.001781438">
                <text:p>0.001781438</text:p>
              </table:table-cell>
              <table:table-cell office:value-type="float" office:value="0.00064331">
                <text:p>0.00064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28">
                <text:p>728</text:p>
              </table:table-cell>
              <table:table-cell office:value-type="float" office:value="0.00166011">
                <text:p>0.00166011</text:p>
              </table:table-cell>
              <table:table-cell office:value-type="float" office:value="0.000599496">
                <text:p>0.0005994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29">
                <text:p>729</text:p>
              </table:table-cell>
              <table:table-cell office:value-type="float" office:value="0.001546459">
                <text:p>0.001546459</text:p>
              </table:table-cell>
              <table:table-cell office:value-type="float" office:value="0.0005584547">
                <text:p>0.0005584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30">
                <text:p>730</text:p>
              </table:table-cell>
              <table:table-cell office:value-type="float" office:value="0.001439971">
                <text:p>0.001439971</text:p>
              </table:table-cell>
              <table:table-cell office:value-type="float" office:value="0.00052">
                <text:p>0.00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31">
                <text:p>731</text:p>
              </table:table-cell>
              <table:table-cell office:value-type="float" office:value="0.001340042">
                <text:p>0.001340042</text:p>
              </table:table-cell>
              <table:table-cell office:value-type="float" office:value="0.0004839136">
                <text:p>0.0004839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32">
                <text:p>732</text:p>
              </table:table-cell>
              <table:table-cell office:value-type="float" office:value="0.001246275">
                <text:p>0.001246275</text:p>
              </table:table-cell>
              <table:table-cell office:value-type="float" office:value="0.0004500528">
                <text:p>0.0004500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33">
                <text:p>733</text:p>
              </table:table-cell>
              <table:table-cell office:value-type="float" office:value="0.001158471">
                <text:p>0.001158471</text:p>
              </table:table-cell>
              <table:table-cell office:value-type="float" office:value="0.0004183452">
                <text:p>0.0004183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34">
                <text:p>734</text:p>
              </table:table-cell>
              <table:table-cell office:value-type="float" office:value="0.00107643">
                <text:p>0.00107643</text:p>
              </table:table-cell>
              <table:table-cell office:value-type="float" office:value="0.0003887184">
                <text:p>0.0003887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35">
                <text:p>735</text:p>
              </table:table-cell>
              <table:table-cell office:value-type="float" office:value="0.0009999493">
                <text:p>0.0009999493</text:p>
              </table:table-cell>
              <table:table-cell office:value-type="float" office:value="0.0003611">
                <text:p>0.00036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36">
                <text:p>736</text:p>
              </table:table-cell>
              <table:table-cell office:value-type="float" office:value="0.0009287358">
                <text:p>0.0009287358</text:p>
              </table:table-cell>
              <table:table-cell office:value-type="float" office:value="0.0003353835">
                <text:p>0.00033538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37">
                <text:p>737</text:p>
              </table:table-cell>
              <table:table-cell office:value-type="float" office:value="0.0008624332">
                <text:p>0.0008624332</text:p>
              </table:table-cell>
              <table:table-cell office:value-type="float" office:value="0.0003114404">
                <text:p>0.0003114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38">
                <text:p>738</text:p>
              </table:table-cell>
              <table:table-cell office:value-type="float" office:value="0.0008007503">
                <text:p>0.0008007503</text:p>
              </table:table-cell>
              <table:table-cell office:value-type="float" office:value="0.0002891656">
                <text:p>0.00028916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39">
                <text:p>739</text:p>
              </table:table-cell>
              <table:table-cell office:value-type="float" office:value="0.000743396">
                <text:p>0.000743396</text:p>
              </table:table-cell>
              <table:table-cell office:value-type="float" office:value="0.0002684539">
                <text:p>0.0002684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40">
                <text:p>740</text:p>
              </table:table-cell>
              <table:table-cell office:value-type="float" office:value="0.0006900786">
                <text:p>0.0006900786</text:p>
              </table:table-cell>
              <table:table-cell office:value-type="float" office:value="0.0002492">
                <text:p>0.0002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41">
                <text:p>741</text:p>
              </table:table-cell>
              <table:table-cell office:value-type="float" office:value="0.0006405156">
                <text:p>0.0006405156</text:p>
              </table:table-cell>
              <table:table-cell office:value-type="float" office:value="0.0002313019">
                <text:p>0.0002313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42">
                <text:p>742</text:p>
              </table:table-cell>
              <table:table-cell office:value-type="float" office:value="0.0005945021">
                <text:p>0.0005945021</text:p>
              </table:table-cell>
              <table:table-cell office:value-type="float" office:value="0.0002146856">
                <text:p>0.0002146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43">
                <text:p>743</text:p>
              </table:table-cell>
              <table:table-cell office:value-type="float" office:value="0.0005518646">
                <text:p>0.0005518646</text:p>
              </table:table-cell>
              <table:table-cell office:value-type="float" office:value="0.0001992884">
                <text:p>0.0001992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44">
                <text:p>744</text:p>
              </table:table-cell>
              <table:table-cell office:value-type="float" office:value="0.000512429">
                <text:p>0.000512429</text:p>
              </table:table-cell>
              <table:table-cell office:value-type="float" office:value="0.0001850475">
                <text:p>0.00018504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45">
                <text:p>745</text:p>
              </table:table-cell>
              <table:table-cell office:value-type="float" office:value="0.0004760213">
                <text:p>0.0004760213</text:p>
              </table:table-cell>
              <table:table-cell office:value-type="float" office:value="0.0001719">
                <text:p>0.00017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46">
                <text:p>746</text:p>
              </table:table-cell>
              <table:table-cell office:value-type="float" office:value="0.0004424536">
                <text:p>0.0004424536</text:p>
              </table:table-cell>
              <table:table-cell office:value-type="float" office:value="0.0001597781">
                <text:p>0.00015977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47">
                <text:p>747</text:p>
              </table:table-cell>
              <table:table-cell office:value-type="float" office:value="0.0004115117">
                <text:p>0.0004115117</text:p>
              </table:table-cell>
              <table:table-cell office:value-type="float" office:value="0.0001486044">
                <text:p>0.0001486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48">
                <text:p>748</text:p>
              </table:table-cell>
              <table:table-cell office:value-type="float" office:value="0.0003829814">
                <text:p>0.0003829814</text:p>
              </table:table-cell>
              <table:table-cell office:value-type="float" office:value="0.0001383016">
                <text:p>0.0001383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49">
                <text:p>749</text:p>
              </table:table-cell>
              <table:table-cell office:value-type="float" office:value="0.0003566491">
                <text:p>0.0003566491</text:p>
              </table:table-cell>
              <table:table-cell office:value-type="float" office:value="0.0001287925">
                <text:p>0.0001287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50">
                <text:p>750</text:p>
              </table:table-cell>
              <table:table-cell office:value-type="float" office:value="0.0003323011">
                <text:p>0.0003323011</text:p>
              </table:table-cell>
              <table:table-cell office:value-type="float" office:value="0.00012">
                <text:p>0.00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51">
                <text:p>751</text:p>
              </table:table-cell>
              <table:table-cell office:value-type="float" office:value="0.0003097586">
                <text:p>0.0003097586</text:p>
              </table:table-cell>
              <table:table-cell office:value-type="float" office:value="0.0001118595">
                <text:p>0.0001118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52">
                <text:p>752</text:p>
              </table:table-cell>
              <table:table-cell office:value-type="float" office:value="0.0002888871">
                <text:p>0.0002888871</text:p>
              </table:table-cell>
              <table:table-cell office:value-type="float" office:value="0.0001043224">
                <text:p>0.0001043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53">
                <text:p>753</text:p>
              </table:table-cell>
              <table:table-cell office:value-type="float" office:value="0.0002695394">
                <text:p>0.0002695394</text:p>
              </table:table-cell>
              <table:table-cell office:value-type="float" office:value="0.0000973356">
                <text:p>0.0000973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54">
                <text:p>754</text:p>
              </table:table-cell>
              <table:table-cell office:value-type="float" office:value="0.0002515682">
                <text:p>0.0002515682</text:p>
              </table:table-cell>
              <table:table-cell office:value-type="float" office:value="0.00009084587">
                <text:p>0.00009084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55">
                <text:p>755</text:p>
              </table:table-cell>
              <table:table-cell office:value-type="float" office:value="0.0002348261">
                <text:p>0.0002348261</text:p>
              </table:table-cell>
              <table:table-cell office:value-type="float" office:value="0.0000848">
                <text:p>0.0000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56">
                <text:p>756</text:p>
              </table:table-cell>
              <table:table-cell office:value-type="float" office:value="0.000219171">
                <text:p>0.000219171</text:p>
              </table:table-cell>
              <table:table-cell office:value-type="float" office:value="0.00007914667">
                <text:p>0.00007914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57">
                <text:p>757</text:p>
              </table:table-cell>
              <table:table-cell office:value-type="float" office:value="0.0002045258">
                <text:p>0.0002045258</text:p>
              </table:table-cell>
              <table:table-cell office:value-type="float" office:value="0.000073858">
                <text:p>0.000073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58">
                <text:p>758</text:p>
              </table:table-cell>
              <table:table-cell office:value-type="float" office:value="0.0001908405">
                <text:p>0.0001908405</text:p>
              </table:table-cell>
              <table:table-cell office:value-type="float" office:value="0.000068916">
                <text:p>0.000068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59">
                <text:p>759</text:p>
              </table:table-cell>
              <table:table-cell office:value-type="float" office:value="0.0001780654">
                <text:p>0.0001780654</text:p>
              </table:table-cell>
              <table:table-cell office:value-type="float" office:value="0.00006430267">
                <text:p>0.00006430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60">
                <text:p>760</text:p>
              </table:table-cell>
              <table:table-cell office:value-type="float" office:value="0.0001661505">
                <text:p>0.0001661505</text:p>
              </table:table-cell>
              <table:table-cell office:value-type="float" office:value="0.00006">
                <text:p>0.00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61">
                <text:p>761</text:p>
              </table:table-cell>
              <table:table-cell office:value-type="float" office:value="0.0001550236">
                <text:p>0.0001550236</text:p>
              </table:table-cell>
              <table:table-cell office:value-type="float" office:value="0.00005598187">
                <text:p>0.00005598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62">
                <text:p>762</text:p>
              </table:table-cell>
              <table:table-cell office:value-type="float" office:value="0.0001446219">
                <text:p>0.0001446219</text:p>
              </table:table-cell>
              <table:table-cell office:value-type="float" office:value="0.0000522256">
                <text:p>0.0000522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63">
                <text:p>763</text:p>
              </table:table-cell>
              <table:table-cell office:value-type="float" office:value="0.0001349098">
                <text:p>0.0001349098</text:p>
              </table:table-cell>
              <table:table-cell office:value-type="float" office:value="0.0000487184">
                <text:p>0.0000487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64">
                <text:p>764</text:p>
              </table:table-cell>
              <table:table-cell office:value-type="float" office:value="0.000125852">
                <text:p>0.000125852</text:p>
              </table:table-cell>
              <table:table-cell office:value-type="float" office:value="0.00004544747">
                <text:p>0.00004544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65">
                <text:p>765</text:p>
              </table:table-cell>
              <table:table-cell office:value-type="float" office:value="0.000117413">
                <text:p>0.000117413</text:p>
              </table:table-cell>
              <table:table-cell office:value-type="float" office:value="0.0000424">
                <text:p>0.0000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66">
                <text:p>766</text:p>
              </table:table-cell>
              <table:table-cell office:value-type="float" office:value="0.0001095515">
                <text:p>0.0001095515</text:p>
              </table:table-cell>
              <table:table-cell office:value-type="float" office:value="0.00003956104">
                <text:p>0.00003956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67">
                <text:p>767</text:p>
              </table:table-cell>
              <table:table-cell office:value-type="float" office:value="0.0001022245">
                <text:p>0.0001022245</text:p>
              </table:table-cell>
              <table:table-cell office:value-type="float" office:value="0.00003691512">
                <text:p>0.00003691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68">
                <text:p>768</text:p>
              </table:table-cell>
              <table:table-cell office:value-type="float" office:value="0.00009539445">
                <text:p>0.00009539445</text:p>
              </table:table-cell>
              <table:table-cell office:value-type="float" office:value="0.00003444868">
                <text:p>0.00003444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69">
                <text:p>769</text:p>
              </table:table-cell>
              <table:table-cell office:value-type="float" office:value="0.0000890239">
                <text:p>0.0000890239</text:p>
              </table:table-cell>
              <table:table-cell office:value-type="float" office:value="0.00003214816">
                <text:p>0.00003214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70">
                <text:p>770</text:p>
              </table:table-cell>
              <table:table-cell office:value-type="float" office:value="0.00008307527">
                <text:p>0.00008307527</text:p>
              </table:table-cell>
              <table:table-cell office:value-type="float" office:value="0.00003">
                <text:p>0.0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71">
                <text:p>771</text:p>
              </table:table-cell>
              <table:table-cell office:value-type="float" office:value="0.00007751269">
                <text:p>0.00007751269</text:p>
              </table:table-cell>
              <table:table-cell office:value-type="float" office:value="0.00002799125">
                <text:p>0.00002799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72">
                <text:p>772</text:p>
              </table:table-cell>
              <table:table-cell office:value-type="float" office:value="0.00007231304">
                <text:p>0.00007231304</text:p>
              </table:table-cell>
              <table:table-cell office:value-type="float" office:value="0.00002611356">
                <text:p>0.00002611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73">
                <text:p>773</text:p>
              </table:table-cell>
              <table:table-cell office:value-type="float" office:value="0.00006745778">
                <text:p>0.00006745778</text:p>
              </table:table-cell>
              <table:table-cell office:value-type="float" office:value="0.00002436024">
                <text:p>0.00002436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74">
                <text:p>774</text:p>
              </table:table-cell>
              <table:table-cell office:value-type="float" office:value="0.00006292844">
                <text:p>0.00006292844</text:p>
              </table:table-cell>
              <table:table-cell office:value-type="float" office:value="0.00002272461">
                <text:p>0.00002272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75">
                <text:p>775</text:p>
              </table:table-cell>
              <table:table-cell office:value-type="float" office:value="0.00005870652">
                <text:p>0.00005870652</text:p>
              </table:table-cell>
              <table:table-cell office:value-type="float" office:value="0.0000212">
                <text:p>0.0000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76">
                <text:p>776</text:p>
              </table:table-cell>
              <table:table-cell office:value-type="float" office:value="0.00005477028">
                <text:p>0.00005477028</text:p>
              </table:table-cell>
              <table:table-cell office:value-type="float" office:value="0.00001977855">
                <text:p>0.00001977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77">
                <text:p>777</text:p>
              </table:table-cell>
              <table:table-cell office:value-type="float" office:value="0.00005109918">
                <text:p>0.00005109918</text:p>
              </table:table-cell>
              <table:table-cell office:value-type="float" office:value="0.00001845285">
                <text:p>0.00001845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78">
                <text:p>778</text:p>
              </table:table-cell>
              <table:table-cell office:value-type="float" office:value="0.00004767654">
                <text:p>0.00004767654</text:p>
              </table:table-cell>
              <table:table-cell office:value-type="float" office:value="0.00001721687">
                <text:p>0.00001721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79">
                <text:p>779</text:p>
              </table:table-cell>
              <table:table-cell office:value-type="float" office:value="0.00004448567">
                <text:p>0.00004448567</text:p>
              </table:table-cell>
              <table:table-cell office:value-type="float" office:value="0.00001606459">
                <text:p>0.00001606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80">
                <text:p>780</text:p>
              </table:table-cell>
              <table:table-cell office:value-type="float" office:value="0.00004150994">
                <text:p>0.00004150994</text:p>
              </table:table-cell>
              <table:table-cell office:value-type="float" office:value="0.00001499">
                <text:p>0.000014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81">
                <text:p>781</text:p>
              </table:table-cell>
              <table:table-cell office:value-type="float" office:value="0.00003873324">
                <text:p>0.00003873324</text:p>
              </table:table-cell>
              <table:table-cell office:value-type="float" office:value="0.00001398728">
                <text:p>0.000013987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82">
                <text:p>782</text:p>
              </table:table-cell>
              <table:table-cell office:value-type="float" office:value="0.00003614203">
                <text:p>0.00003614203</text:p>
              </table:table-cell>
              <table:table-cell office:value-type="float" office:value="0.00001305155">
                <text:p>0.00001305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3">
                <text:p>783</text:p>
              </table:table-cell>
              <table:table-cell office:value-type="float" office:value="0.00003372352">
                <text:p>0.00003372352</text:p>
              </table:table-cell>
              <table:table-cell office:value-type="float" office:value="0.00001217818">
                <text:p>0.000012178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84">
                <text:p>784</text:p>
              </table:table-cell>
              <table:table-cell office:value-type="float" office:value="0.00003146487">
                <text:p>0.00003146487</text:p>
              </table:table-cell>
              <table:table-cell office:value-type="float" office:value="0.00001136254">
                <text:p>0.00001136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85">
                <text:p>785</text:p>
              </table:table-cell>
              <table:table-cell office:value-type="float" office:value="0.00002935326">
                <text:p>0.00002935326</text:p>
              </table:table-cell>
              <table:table-cell office:value-type="float" office:value="0.0000106">
                <text:p>0.0000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86">
                <text:p>786</text:p>
              </table:table-cell>
              <table:table-cell office:value-type="float" office:value="0.00002737573">
                <text:p>0.00002737573</text:p>
              </table:table-cell>
              <table:table-cell office:value-type="float" office:value="0.000009885877">
                <text:p>0.000009885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87">
                <text:p>787</text:p>
              </table:table-cell>
              <table:table-cell office:value-type="float" office:value="0.00002552433">
                <text:p>0.00002552433</text:p>
              </table:table-cell>
              <table:table-cell office:value-type="float" office:value="0.000009217304">
                <text:p>0.000009217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88">
                <text:p>788</text:p>
              </table:table-cell>
              <table:table-cell office:value-type="float" office:value="0.00002379376">
                <text:p>0.00002379376</text:p>
              </table:table-cell>
              <table:table-cell office:value-type="float" office:value="0.000008592362">
                <text:p>0.000008592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89">
                <text:p>789</text:p>
              </table:table-cell>
              <table:table-cell office:value-type="float" office:value="0.0000221787">
                <text:p>0.0000221787</text:p>
              </table:table-cell>
              <table:table-cell office:value-type="float" office:value="0.000008009133">
                <text:p>0.000008009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90">
                <text:p>790</text:p>
              </table:table-cell>
              <table:table-cell office:value-type="float" office:value="0.00002067383">
                <text:p>0.00002067383</text:p>
              </table:table-cell>
              <table:table-cell office:value-type="float" office:value="0.0000074657">
                <text:p>0.0000074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91">
                <text:p>791</text:p>
              </table:table-cell>
              <table:table-cell office:value-type="float" office:value="0.00001927226">
                <text:p>0.00001927226</text:p>
              </table:table-cell>
              <table:table-cell office:value-type="float" office:value="0.000006959567">
                <text:p>0.0000069595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92">
                <text:p>792</text:p>
              </table:table-cell>
              <table:table-cell office:value-type="float" office:value="0.0000179664">
                <text:p>0.0000179664</text:p>
              </table:table-cell>
              <table:table-cell office:value-type="float" office:value="0.000006487995">
                <text:p>0.000006487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93">
                <text:p>793</text:p>
              </table:table-cell>
              <table:table-cell office:value-type="float" office:value="0.00001674991">
                <text:p>0.00001674991</text:p>
              </table:table-cell>
              <table:table-cell office:value-type="float" office:value="0.000006048699">
                <text:p>0.000006048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94">
                <text:p>794</text:p>
              </table:table-cell>
              <table:table-cell office:value-type="float" office:value="0.00001561648">
                <text:p>0.00001561648</text:p>
              </table:table-cell>
              <table:table-cell office:value-type="float" office:value="0.000005639396">
                <text:p>0.000005639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95">
                <text:p>795</text:p>
              </table:table-cell>
              <table:table-cell office:value-type="float" office:value="0.00001455977">
                <text:p>0.00001455977</text:p>
              </table:table-cell>
              <table:table-cell office:value-type="float" office:value="0.0000052578">
                <text:p>0.0000052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96">
                <text:p>796</text:p>
              </table:table-cell>
              <table:table-cell office:value-type="float" office:value="0.00001357387">
                <text:p>0.00001357387</text:p>
              </table:table-cell>
              <table:table-cell office:value-type="float" office:value="0.000004901771">
                <text:p>0.0000049017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97">
                <text:p>797</text:p>
              </table:table-cell>
              <table:table-cell office:value-type="float" office:value="0.00001265436">
                <text:p>0.00001265436</text:p>
              </table:table-cell>
              <table:table-cell office:value-type="float" office:value="0.00000456972">
                <text:p>0.00000456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98">
                <text:p>798</text:p>
              </table:table-cell>
              <table:table-cell office:value-type="float" office:value="0.00001179723">
                <text:p>0.00001179723</text:p>
              </table:table-cell>
              <table:table-cell office:value-type="float" office:value="0.000004260194">
                <text:p>0.000004260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99">
                <text:p>799</text:p>
              </table:table-cell>
              <table:table-cell office:value-type="float" office:value="0.00001099844">
                <text:p>0.00001099844</text:p>
              </table:table-cell>
              <table:table-cell office:value-type="float" office:value="0.000003971739">
                <text:p>0.0000039717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00">
                <text:p>800</text:p>
              </table:table-cell>
              <table:table-cell office:value-type="float" office:value="0.00001025398">
                <text:p>0.00001025398</text:p>
              </table:table-cell>
              <table:table-cell office:value-type="float" office:value="0.0000037029">
                <text:p>0.0000037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01">
                <text:p>801</text:p>
              </table:table-cell>
              <table:table-cell office:value-type="float" office:value="0.000009559646">
                <text:p>0.000009559646</text:p>
              </table:table-cell>
              <table:table-cell office:value-type="float" office:value="0.000003452163">
                <text:p>0.000003452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02">
                <text:p>802</text:p>
              </table:table-cell>
              <table:table-cell office:value-type="float" office:value="0.000008912044">
                <text:p>0.000008912044</text:p>
              </table:table-cell>
              <table:table-cell office:value-type="float" office:value="0.000003218302">
                <text:p>0.000003218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03">
                <text:p>803</text:p>
              </table:table-cell>
              <table:table-cell office:value-type="float" office:value="0.000008308358">
                <text:p>0.000008308358</text:p>
              </table:table-cell>
              <table:table-cell office:value-type="float" office:value="0.0000030003">
                <text:p>0.0000030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04">
                <text:p>804</text:p>
              </table:table-cell>
              <table:table-cell office:value-type="float" office:value="0.000007745769">
                <text:p>0.000007745769</text:p>
              </table:table-cell>
              <table:table-cell office:value-type="float" office:value="0.000002797139">
                <text:p>0.000002797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05">
                <text:p>805</text:p>
              </table:table-cell>
              <table:table-cell office:value-type="float" office:value="0.000007221456">
                <text:p>0.000007221456</text:p>
              </table:table-cell>
              <table:table-cell office:value-type="float" office:value="0.0000026078">
                <text:p>0.0000026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06">
                <text:p>806</text:p>
              </table:table-cell>
              <table:table-cell office:value-type="float" office:value="0.000006732475">
                <text:p>0.000006732475</text:p>
              </table:table-cell>
              <table:table-cell office:value-type="float" office:value="0.00000243122">
                <text:p>0.00000243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07">
                <text:p>807</text:p>
              </table:table-cell>
              <table:table-cell office:value-type="float" office:value="0.000006276423">
                <text:p>0.000006276423</text:p>
              </table:table-cell>
              <table:table-cell office:value-type="float" office:value="0.000002266531">
                <text:p>0.000002266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08">
                <text:p>808</text:p>
              </table:table-cell>
              <table:table-cell office:value-type="float" office:value="0.000005851304">
                <text:p>0.000005851304</text:p>
              </table:table-cell>
              <table:table-cell office:value-type="float" office:value="0.000002113013">
                <text:p>0.000002113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09">
                <text:p>809</text:p>
              </table:table-cell>
              <table:table-cell office:value-type="float" office:value="0.000005455118">
                <text:p>0.000005455118</text:p>
              </table:table-cell>
              <table:table-cell office:value-type="float" office:value="0.000001969943">
                <text:p>0.000001969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10">
                <text:p>810</text:p>
              </table:table-cell>
              <table:table-cell office:value-type="float" office:value="0.000005085868">
                <text:p>0.000005085868</text:p>
              </table:table-cell>
              <table:table-cell office:value-type="float" office:value="0.0000018366">
                <text:p>0.0000018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11">
                <text:p>811</text:p>
              </table:table-cell>
              <table:table-cell office:value-type="float" office:value="0.000004741466">
                <text:p>0.000004741466</text:p>
              </table:table-cell>
              <table:table-cell office:value-type="float" office:value="0.00000171223">
                <text:p>0.00000171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12">
                <text:p>812</text:p>
              </table:table-cell>
              <table:table-cell office:value-type="float" office:value="0.000004420236">
                <text:p>0.000004420236</text:p>
              </table:table-cell>
              <table:table-cell office:value-type="float" office:value="0.000001596228">
                <text:p>0.000001596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13">
                <text:p>813</text:p>
              </table:table-cell>
              <table:table-cell office:value-type="float" office:value="0.000004120783">
                <text:p>0.000004120783</text:p>
              </table:table-cell>
              <table:table-cell office:value-type="float" office:value="0.00000148809">
                <text:p>0.00000148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14">
                <text:p>814</text:p>
              </table:table-cell>
              <table:table-cell office:value-type="float" office:value="0.000003841716">
                <text:p>0.000003841716</text:p>
              </table:table-cell>
              <table:table-cell office:value-type="float" office:value="0.000001387314">
                <text:p>0.000001387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15">
                <text:p>815</text:p>
              </table:table-cell>
              <table:table-cell office:value-type="float" office:value="0.000003581652">
                <text:p>0.000003581652</text:p>
              </table:table-cell>
              <table:table-cell office:value-type="float" office:value="0.0000012934">
                <text:p>0.0000012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16">
                <text:p>816</text:p>
              </table:table-cell>
              <table:table-cell office:value-type="float" office:value="0.000003339127">
                <text:p>0.000003339127</text:p>
              </table:table-cell>
              <table:table-cell office:value-type="float" office:value="0.00000120582">
                <text:p>0.000001205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17">
                <text:p>817</text:p>
              </table:table-cell>
              <table:table-cell office:value-type="float" office:value="0.000003112949">
                <text:p>0.000003112949</text:p>
              </table:table-cell>
              <table:table-cell office:value-type="float" office:value="0.000001124143">
                <text:p>0.000001124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18">
                <text:p>818</text:p>
              </table:table-cell>
              <table:table-cell office:value-type="float" office:value="0.000002902121">
                <text:p>0.000002902121</text:p>
              </table:table-cell>
              <table:table-cell office:value-type="float" office:value="0.000001048009">
                <text:p>0.000001048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19">
                <text:p>819</text:p>
              </table:table-cell>
              <table:table-cell office:value-type="float" office:value="0.000002705645">
                <text:p>0.000002705645</text:p>
              </table:table-cell>
              <table:table-cell office:value-type="float" office:value="0.000000977058">
                <text:p>0.000000977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820">
                <text:p>820</text:p>
              </table:table-cell>
              <table:table-cell office:value-type="float" office:value="0.000002522525">
                <text:p>0.000002522525</text:p>
              </table:table-cell>
              <table:table-cell office:value-type="float" office:value="0.00000091093">
                <text:p>0.00000091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21">
                <text:p>821</text:p>
              </table:table-cell>
              <table:table-cell office:value-type="float" office:value="0.000002351726">
                <text:p>0.000002351726</text:p>
              </table:table-cell>
              <table:table-cell office:value-type="float" office:value="0.000000849251">
                <text:p>0.000000849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822">
                <text:p>822</text:p>
              </table:table-cell>
              <table:table-cell office:value-type="float" office:value="0.000002192415">
                <text:p>0.000002192415</text:p>
              </table:table-cell>
              <table:table-cell office:value-type="float" office:value="0.000000791721">
                <text:p>0.000000791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23">
                <text:p>823</text:p>
              </table:table-cell>
              <table:table-cell office:value-type="float" office:value="0.000002043902">
                <text:p>0.000002043902</text:p>
              </table:table-cell>
              <table:table-cell office:value-type="float" office:value="0.00000073809">
                <text:p>0.00000073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24">
                <text:p>824</text:p>
              </table:table-cell>
              <table:table-cell office:value-type="float" office:value="0.000001905497">
                <text:p>0.000001905497</text:p>
              </table:table-cell>
              <table:table-cell office:value-type="float" office:value="0.00000068811">
                <text:p>0.00000068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25">
                <text:p>825</text:p>
              </table:table-cell>
              <table:table-cell office:value-type="float" office:value="0.000001776509">
                <text:p>0.000001776509</text:p>
              </table:table-cell>
              <table:table-cell office:value-type="float" office:value="0.00000064153">
                <text:p>0.00000064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26">
                <text:p>826</text:p>
              </table:table-cell>
              <table:table-cell office:value-type="float" office:value="0.000001656215">
                <text:p>0.000001656215</text:p>
              </table:table-cell>
              <table:table-cell office:value-type="float" office:value="0.00000059809">
                <text:p>0.000000598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27">
                <text:p>827</text:p>
              </table:table-cell>
              <table:table-cell office:value-type="float" office:value="0.000001544022">
                <text:p>0.000001544022</text:p>
              </table:table-cell>
              <table:table-cell office:value-type="float" office:value="0.000000557575">
                <text:p>0.000000557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28">
                <text:p>828</text:p>
              </table:table-cell>
              <table:table-cell office:value-type="float" office:value="0.00000143944">
                <text:p>0.00000143944</text:p>
              </table:table-cell>
              <table:table-cell office:value-type="float" office:value="0.000000519808">
                <text:p>0.000000519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29">
                <text:p>829</text:p>
              </table:table-cell>
              <table:table-cell office:value-type="float" office:value="0.000001341977">
                <text:p>0.000001341977</text:p>
              </table:table-cell>
              <table:table-cell office:value-type="float" office:value="0.000000484612">
                <text:p>0.0000004846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30">
                <text:p>830</text:p>
              </table:table-cell>
              <table:table-cell office:value-type="float" office:value="0.000001251141">
                <text:p>0.000001251141</text:p>
              </table:table-cell>
              <table:table-cell office:value-type="float" office:value="0.00000045181">
                <text:p>0.0000004518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